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30" style:family="table">
      <style:table-properties style:width="17.013cm" fo:margin-left="0cm" table:align="left"/>
    </style:style>
    <style:style style:name="Tableau30.A" style:family="table-column">
      <style:table-column-properties style:column-width="5.465cm"/>
    </style:style>
    <style:style style:name="Tableau30.B" style:family="table-column">
      <style:table-column-properties style:column-width="1.732cm"/>
    </style:style>
    <style:style style:name="Tableau30.C" style:family="table-column">
      <style:table-column-properties style:column-width="9.816cm"/>
    </style:style>
    <style:style style:name="Tableau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0.C1" style:family="table-cell">
      <style:table-cell-properties fo:padding="0.097cm" fo:border="0.05pt solid #000000"/>
    </style:style>
    <style:style style:name="Tableau30.A2" style:family="table-cell">
      <style:table-cell-properties fo:padding="0.097cm" fo:border-left="0.05pt solid #000000" fo:border-right="none" fo:border-top="none" fo:border-bottom="0.05pt solid #000000"/>
    </style:style>
    <style:style style:name="Tableau3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5.465cm"/>
    </style:style>
    <style:style style:name="Tableau1.B" style:family="table-column">
      <style:table-column-properties style:column-width="1.732cm"/>
    </style:style>
    <style:style style:name="Tableau1.C" style:family="table-column">
      <style:table-column-properties style:column-width="9.81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5.465cm"/>
    </style:style>
    <style:style style:name="Tableau4.B" style:family="table-column">
      <style:table-column-properties style:column-width="1.732cm"/>
    </style:style>
    <style:style style:name="Tableau4.C" style:family="table-column">
      <style:table-column-properties style:column-width="9.816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5.465cm"/>
    </style:style>
    <style:style style:name="Tableau22.B" style:family="table-column">
      <style:table-column-properties style:column-width="1.732cm"/>
    </style:style>
    <style:style style:name="Tableau22.C" style:family="table-column">
      <style:table-column-properties style:column-width="9.816cm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C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none" fo:border-top="none" fo:border-bottom="0.05pt solid #000000"/>
    </style:style>
    <style:style style:name="Tableau2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5.465cm"/>
    </style:style>
    <style:style style:name="Tableau6.B" style:family="table-column">
      <style:table-column-properties style:column-width="1.732cm"/>
    </style:style>
    <style:style style:name="Tableau6.C" style:family="table-column">
      <style:table-column-properties style:column-width="9.816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5.465cm"/>
    </style:style>
    <style:style style:name="Tableau8.B" style:family="table-column">
      <style:table-column-properties style:column-width="1.732cm"/>
    </style:style>
    <style:style style:name="Tableau8.C" style:family="table-column">
      <style:table-column-properties style:column-width="9.816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5.465cm"/>
    </style:style>
    <style:style style:name="Tableau3.B" style:family="table-column">
      <style:table-column-properties style:column-width="1.732cm"/>
    </style:style>
    <style:style style:name="Tableau3.C" style:family="table-column">
      <style:table-column-properties style:column-width="9.816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5.465cm"/>
    </style:style>
    <style:style style:name="Tableau5.B" style:family="table-column">
      <style:table-column-properties style:column-width="1.732cm"/>
    </style:style>
    <style:style style:name="Tableau5.C" style:family="table-column">
      <style:table-column-properties style:column-width="9.816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5.465cm"/>
    </style:style>
    <style:style style:name="Tableau2.B" style:family="table-column">
      <style:table-column-properties style:column-width="1.732cm"/>
    </style:style>
    <style:style style:name="Tableau2.C" style:family="table-column">
      <style:table-column-properties style:column-width="9.81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5.465cm"/>
    </style:style>
    <style:style style:name="Tableau7.B" style:family="table-column">
      <style:table-column-properties style:column-width="1.732cm"/>
    </style:style>
    <style:style style:name="Tableau7.C" style:family="table-column">
      <style:table-column-properties style:column-width="9.816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.013cm" fo:margin-left="0cm" table:align="left"/>
    </style:style>
    <style:style style:name="Tableau16.A" style:family="table-column">
      <style:table-column-properties style:column-width="5.465cm"/>
    </style:style>
    <style:style style:name="Tableau16.B" style:family="table-column">
      <style:table-column-properties style:column-width="1.732cm"/>
    </style:style>
    <style:style style:name="Tableau16.C" style:family="table-column">
      <style:table-column-properties style:column-width="9.816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C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5.465cm"/>
    </style:style>
    <style:style style:name="Tableau10.B" style:family="table-column">
      <style:table-column-properties style:column-width="1.732cm"/>
    </style:style>
    <style:style style:name="Tableau10.C" style:family="table-column">
      <style:table-column-properties style:column-width="9.816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C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3" style:family="table-cell">
      <style:table-cell-properties fo:padding="0.097cm" fo:border-left="0.05pt solid #000000" fo:border-right="none" fo:border-top="none" fo:border-bottom="0.05pt solid #000000"/>
    </style:style>
    <style:style style:name="Tableau1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4" style:family="table-cell">
      <style:table-cell-properties fo:padding="0.097cm" fo:border-left="0.05pt solid #000000" fo:border-right="none" fo:border-top="none" fo:border-bottom="0.05pt solid #000000"/>
    </style:style>
    <style:style style:name="Tableau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5" style:family="table-cell">
      <style:table-cell-properties fo:padding="0.097cm" fo:border-left="0.05pt solid #000000" fo:border-right="none" fo:border-top="none" fo:border-bottom="0.05pt solid #000000"/>
    </style:style>
    <style:style style:name="Tableau1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6" style:family="table-cell">
      <style:table-cell-properties fo:padding="0.097cm" fo:border-left="0.05pt solid #000000" fo:border-right="none" fo:border-top="none" fo:border-bottom="0.05pt solid #000000"/>
    </style:style>
    <style:style style:name="Tableau1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7" style:family="table-cell">
      <style:table-cell-properties fo:padding="0.097cm" fo:border-left="0.05pt solid #000000" fo:border-right="none" fo:border-top="none" fo:border-bottom="0.05pt solid #000000"/>
    </style:style>
    <style:style style:name="Tableau10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8" style:family="table-cell">
      <style:table-cell-properties fo:padding="0.097cm" fo:border-left="0.05pt solid #000000" fo:border-right="none" fo:border-top="none" fo:border-bottom="0.05pt solid #000000"/>
    </style:style>
    <style:style style:name="Tableau10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9" style:family="table-cell">
      <style:table-cell-properties fo:padding="0.097cm" fo:border-left="0.05pt solid #000000" fo:border-right="none" fo:border-top="none" fo:border-bottom="0.05pt solid #000000"/>
    </style:style>
    <style:style style:name="Tableau10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5.465cm"/>
    </style:style>
    <style:style style:name="Tableau11.B" style:family="table-column">
      <style:table-column-properties style:column-width="1.732cm"/>
    </style:style>
    <style:style style:name="Tableau11.C" style:family="table-column">
      <style:table-column-properties style:column-width="9.816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C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5.465cm"/>
    </style:style>
    <style:style style:name="Tableau9.B" style:family="table-column">
      <style:table-column-properties style:column-width="1.732cm"/>
    </style:style>
    <style:style style:name="Tableau9.C" style:family="table-column">
      <style:table-column-properties style:column-width="9.816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5.465cm"/>
    </style:style>
    <style:style style:name="Tableau14.B" style:family="table-column">
      <style:table-column-properties style:column-width="1.732cm"/>
    </style:style>
    <style:style style:name="Tableau14.C" style:family="table-column">
      <style:table-column-properties style:column-width="9.816cm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C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5.465cm"/>
    </style:style>
    <style:style style:name="Tableau15.B" style:family="table-column">
      <style:table-column-properties style:column-width="1.732cm"/>
    </style:style>
    <style:style style:name="Tableau15.C" style:family="table-column">
      <style:table-column-properties style:column-width="9.816cm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C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5.465cm"/>
    </style:style>
    <style:style style:name="Tableau12.B" style:family="table-column">
      <style:table-column-properties style:column-width="1.732cm"/>
    </style:style>
    <style:style style:name="Tableau12.C" style:family="table-column">
      <style:table-column-properties style:column-width="9.816cm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C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5.465cm"/>
    </style:style>
    <style:style style:name="Tableau13.B" style:family="table-column">
      <style:table-column-properties style:column-width="1.732cm"/>
    </style:style>
    <style:style style:name="Tableau13.C" style:family="table-column">
      <style:table-column-properties style:column-width="9.816cm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C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7.013cm" fo:margin-left="0cm" table:align="left"/>
    </style:style>
    <style:style style:name="Tableau19.A" style:family="table-column">
      <style:table-column-properties style:column-width="5.465cm"/>
    </style:style>
    <style:style style:name="Tableau19.B" style:family="table-column">
      <style:table-column-properties style:column-width="1.732cm"/>
    </style:style>
    <style:style style:name="Tableau19.C" style:family="table-column">
      <style:table-column-properties style:column-width="9.816cm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C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7.013cm" fo:margin-left="0cm" table:align="left"/>
    </style:style>
    <style:style style:name="Tableau24.A" style:family="table-column">
      <style:table-column-properties style:column-width="5.465cm"/>
    </style:style>
    <style:style style:name="Tableau24.B" style:family="table-column">
      <style:table-column-properties style:column-width="1.732cm"/>
    </style:style>
    <style:style style:name="Tableau24.C" style:family="table-column">
      <style:table-column-properties style:column-width="9.816cm"/>
    </style:style>
    <style:style style:name="Tableau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4.C1" style:family="table-cell">
      <style:table-cell-properties fo:padding="0.097cm" fo:border="0.05pt solid #000000"/>
    </style:style>
    <style:style style:name="Tableau24.A2" style:family="table-cell">
      <style:table-cell-properties fo:padding="0.097cm" fo:border-left="0.05pt solid #000000" fo:border-right="none" fo:border-top="none" fo:border-bottom="0.05pt solid #000000"/>
    </style:style>
    <style:style style:name="Tableau2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7.013cm" fo:margin-left="0cm" table:align="left"/>
    </style:style>
    <style:style style:name="Tableau17.A" style:family="table-column">
      <style:table-column-properties style:column-width="5.465cm"/>
    </style:style>
    <style:style style:name="Tableau17.B" style:family="table-column">
      <style:table-column-properties style:column-width="1.732cm"/>
    </style:style>
    <style:style style:name="Tableau17.C" style:family="table-column">
      <style:table-column-properties style:column-width="9.816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C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.013cm" fo:margin-left="0cm" table:align="left"/>
    </style:style>
    <style:style style:name="Tableau18.A" style:family="table-column">
      <style:table-column-properties style:column-width="5.465cm"/>
    </style:style>
    <style:style style:name="Tableau18.B" style:family="table-column">
      <style:table-column-properties style:column-width="1.732cm"/>
    </style:style>
    <style:style style:name="Tableau18.C" style:family="table-column">
      <style:table-column-properties style:column-width="9.816cm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C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17.013cm" fo:margin-left="0cm" table:align="left"/>
    </style:style>
    <style:style style:name="Tableau23.A" style:family="table-column">
      <style:table-column-properties style:column-width="5.465cm"/>
    </style:style>
    <style:style style:name="Tableau23.B" style:family="table-column">
      <style:table-column-properties style:column-width="1.732cm"/>
    </style:style>
    <style:style style:name="Tableau23.C" style:family="table-column">
      <style:table-column-properties style:column-width="9.816cm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C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" style:family="table">
      <style:table-properties style:width="17.013cm" fo:margin-left="0cm" table:align="left"/>
    </style:style>
    <style:style style:name="Tableau25.A" style:family="table-column">
      <style:table-column-properties style:column-width="5.465cm"/>
    </style:style>
    <style:style style:name="Tableau25.B" style:family="table-column">
      <style:table-column-properties style:column-width="1.732cm"/>
    </style:style>
    <style:style style:name="Tableau25.C" style:family="table-column">
      <style:table-column-properties style:column-width="9.816cm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C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5.465cm"/>
    </style:style>
    <style:style style:name="Tableau20.B" style:family="table-column">
      <style:table-column-properties style:column-width="1.732cm"/>
    </style:style>
    <style:style style:name="Tableau20.C" style:family="table-column">
      <style:table-column-properties style:column-width="9.816cm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C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5.465cm"/>
    </style:style>
    <style:style style:name="Tableau21.B" style:family="table-column">
      <style:table-column-properties style:column-width="1.732cm"/>
    </style:style>
    <style:style style:name="Tableau21.C" style:family="table-column">
      <style:table-column-properties style:column-width="9.816cm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C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" style:family="table">
      <style:table-properties style:width="17.013cm" fo:margin-left="0cm" table:align="left"/>
    </style:style>
    <style:style style:name="Tableau26.A" style:family="table-column">
      <style:table-column-properties style:column-width="5.465cm"/>
    </style:style>
    <style:style style:name="Tableau26.B" style:family="table-column">
      <style:table-column-properties style:column-width="1.732cm"/>
    </style:style>
    <style:style style:name="Tableau26.C" style:family="table-column">
      <style:table-column-properties style:column-width="9.816cm"/>
    </style:style>
    <style:style style:name="Tableau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6.C1" style:family="table-cell">
      <style:table-cell-properties fo:padding="0.097cm" fo:border="0.05pt solid #000000"/>
    </style:style>
    <style:style style:name="Tableau26.A2" style:family="table-cell">
      <style:table-cell-properties fo:padding="0.097cm" fo:border-left="0.05pt solid #000000" fo:border-right="none" fo:border-top="none" fo:border-bottom="0.05pt solid #000000"/>
    </style:style>
    <style:style style:name="Tableau2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" style:family="table">
      <style:table-properties style:width="17.013cm" fo:margin-left="0cm" table:align="left"/>
    </style:style>
    <style:style style:name="Tableau27.A" style:family="table-column">
      <style:table-column-properties style:column-width="5.465cm"/>
    </style:style>
    <style:style style:name="Tableau27.B" style:family="table-column">
      <style:table-column-properties style:column-width="1.732cm"/>
    </style:style>
    <style:style style:name="Tableau27.C" style:family="table-column">
      <style:table-column-properties style:column-width="9.816cm"/>
    </style:style>
    <style:style style:name="Tableau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7.C1" style:family="table-cell">
      <style:table-cell-properties fo:padding="0.097cm" fo:border="0.05pt solid #000000"/>
    </style:style>
    <style:style style:name="Tableau27.A2" style:family="table-cell">
      <style:table-cell-properties fo:padding="0.097cm" fo:border-left="0.05pt solid #000000" fo:border-right="none" fo:border-top="none" fo:border-bottom="0.05pt solid #000000"/>
    </style:style>
    <style:style style:name="Tableau2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" style:family="table">
      <style:table-properties style:width="17.013cm" fo:margin-left="0cm" table:align="left"/>
    </style:style>
    <style:style style:name="Tableau28.A" style:family="table-column">
      <style:table-column-properties style:column-width="5.465cm"/>
    </style:style>
    <style:style style:name="Tableau28.B" style:family="table-column">
      <style:table-column-properties style:column-width="1.732cm"/>
    </style:style>
    <style:style style:name="Tableau28.C" style:family="table-column">
      <style:table-column-properties style:column-width="9.816cm"/>
    </style:style>
    <style:style style:name="Tableau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8.C1" style:family="table-cell">
      <style:table-cell-properties fo:padding="0.097cm" fo:border="0.05pt solid #000000"/>
    </style:style>
    <style:style style:name="Tableau28.A2" style:family="table-cell">
      <style:table-cell-properties fo:padding="0.097cm" fo:border-left="0.05pt solid #000000" fo:border-right="none" fo:border-top="none" fo:border-bottom="0.05pt solid #000000"/>
    </style:style>
    <style:style style:name="Tableau2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9" style:family="table">
      <style:table-properties style:width="17.013cm" fo:margin-left="0cm" table:align="left"/>
    </style:style>
    <style:style style:name="Tableau29.A" style:family="table-column">
      <style:table-column-properties style:column-width="5.465cm"/>
    </style:style>
    <style:style style:name="Tableau29.B" style:family="table-column">
      <style:table-column-properties style:column-width="1.732cm"/>
    </style:style>
    <style:style style:name="Tableau29.C" style:family="table-column">
      <style:table-column-properties style:column-width="9.816cm"/>
    </style:style>
    <style:style style:name="Tableau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9.C1" style:family="table-cell">
      <style:table-cell-properties fo:padding="0.097cm" fo:border="0.05pt solid #000000"/>
    </style:style>
    <style:style style:name="Tableau29.A2" style:family="table-cell">
      <style:table-cell-properties fo:padding="0.097cm" fo:border-left="0.05pt solid #000000" fo:border-right="none" fo:border-top="none" fo:border-bottom="0.05pt solid #000000"/>
    </style:style>
    <style:style style:name="Tableau2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9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d90d" officeooo:paragraph-rsid="000dd90d"/>
    </style:style>
    <style:style style:name="P2" style:family="paragraph" style:parent-style-name="Standard">
      <style:text-properties officeooo:rsid="000dd90d" officeooo:paragraph-rsid="001c95c8"/>
    </style:style>
    <style:style style:name="P3" style:family="paragraph" style:parent-style-name="Standard">
      <style:text-properties officeooo:rsid="000dd90d" officeooo:paragraph-rsid="00306127"/>
    </style:style>
    <style:style style:name="P4" style:family="paragraph" style:parent-style-name="Standard">
      <style:text-properties officeooo:rsid="000dd90d" officeooo:paragraph-rsid="009dd47a"/>
    </style:style>
    <style:style style:name="P5" style:family="paragraph" style:parent-style-name="Standard">
      <style:text-properties officeooo:paragraph-rsid="001b1c15"/>
    </style:style>
    <style:style style:name="P6" style:family="paragraph" style:parent-style-name="Standard">
      <style:text-properties officeooo:paragraph-rsid="003231cb"/>
    </style:style>
    <style:style style:name="P7" style:family="paragraph" style:parent-style-name="Standard">
      <style:text-properties officeooo:rsid="0036956d" officeooo:paragraph-rsid="00407df6"/>
    </style:style>
    <style:style style:name="P8" style:family="paragraph" style:parent-style-name="Standard">
      <style:text-properties officeooo:paragraph-rsid="0028ba87"/>
    </style:style>
    <style:style style:name="P9" style:family="paragraph" style:parent-style-name="Standard">
      <style:text-properties officeooo:paragraph-rsid="003db30d"/>
    </style:style>
    <style:style style:name="P10" style:family="paragraph" style:parent-style-name="Standard">
      <style:text-properties officeooo:paragraph-rsid="00407df6"/>
    </style:style>
    <style:style style:name="P11" style:family="paragraph" style:parent-style-name="Standard">
      <style:text-properties officeooo:rsid="0066e590" officeooo:paragraph-rsid="0066e590"/>
    </style:style>
    <style:style style:name="P12" style:family="paragraph" style:parent-style-name="Standard">
      <style:text-properties officeooo:paragraph-rsid="003eafe7"/>
    </style:style>
    <style:style style:name="P13" style:family="paragraph" style:parent-style-name="Standard">
      <style:text-properties officeooo:paragraph-rsid="008a8441"/>
    </style:style>
    <style:style style:name="P14" style:family="paragraph" style:parent-style-name="Standard">
      <style:text-properties officeooo:paragraph-rsid="008b4239"/>
    </style:style>
    <style:style style:name="P15" style:family="paragraph" style:parent-style-name="Standard">
      <style:text-properties officeooo:paragraph-rsid="00910cc3"/>
    </style:style>
    <style:style style:name="P16" style:family="paragraph" style:parent-style-name="Text_20_body">
      <style:text-properties officeooo:paragraph-rsid="0015de39"/>
    </style:style>
    <style:style style:name="P17" style:family="paragraph" style:parent-style-name="Text_20_body">
      <style:text-properties officeooo:paragraph-rsid="001c95c8"/>
    </style:style>
    <style:style style:name="P18" style:family="paragraph" style:parent-style-name="Text_20_body">
      <style:text-properties officeooo:paragraph-rsid="00306127"/>
    </style:style>
    <style:style style:name="P19" style:family="paragraph" style:parent-style-name="Text_20_body">
      <style:text-properties officeooo:rsid="00410a3d" officeooo:paragraph-rsid="00410a3d"/>
    </style:style>
    <style:style style:name="P20" style:family="paragraph" style:parent-style-name="Table_20_Contents">
      <style:text-properties officeooo:rsid="000dd90d" officeooo:paragraph-rsid="000dd90d"/>
    </style:style>
    <style:style style:name="P21" style:family="paragraph" style:parent-style-name="Table_20_Contents">
      <style:text-properties officeooo:rsid="000dd90d" officeooo:paragraph-rsid="0015de39"/>
    </style:style>
    <style:style style:name="P22" style:family="paragraph" style:parent-style-name="Table_20_Contents">
      <style:text-properties officeooo:rsid="000dd90d" officeooo:paragraph-rsid="001b1c15"/>
    </style:style>
    <style:style style:name="P23" style:family="paragraph" style:parent-style-name="Table_20_Contents">
      <style:text-properties officeooo:rsid="000dd90d" officeooo:paragraph-rsid="001c95c8"/>
    </style:style>
    <style:style style:name="P24" style:family="paragraph" style:parent-style-name="Table_20_Contents">
      <style:text-properties officeooo:rsid="000dd90d" officeooo:paragraph-rsid="0028ba87"/>
    </style:style>
    <style:style style:name="P25" style:family="paragraph" style:parent-style-name="Table_20_Contents">
      <style:text-properties officeooo:rsid="000dd90d" officeooo:paragraph-rsid="00306127"/>
    </style:style>
    <style:style style:name="P26" style:family="paragraph" style:parent-style-name="Table_20_Contents">
      <style:text-properties officeooo:rsid="000dd90d" officeooo:paragraph-rsid="003231cb"/>
    </style:style>
    <style:style style:name="P27" style:family="paragraph" style:parent-style-name="Table_20_Contents">
      <style:text-properties officeooo:rsid="000dd90d" officeooo:paragraph-rsid="0036956d"/>
    </style:style>
    <style:style style:name="P28" style:family="paragraph" style:parent-style-name="Table_20_Contents">
      <style:text-properties officeooo:rsid="000dd90d" officeooo:paragraph-rsid="003db30d"/>
    </style:style>
    <style:style style:name="P29" style:family="paragraph" style:parent-style-name="Table_20_Contents">
      <style:text-properties officeooo:rsid="000dd90d" officeooo:paragraph-rsid="003eafe7"/>
    </style:style>
    <style:style style:name="P30" style:family="paragraph" style:parent-style-name="Table_20_Contents">
      <style:text-properties officeooo:rsid="000dd90d" officeooo:paragraph-rsid="00407df6"/>
    </style:style>
    <style:style style:name="P31" style:family="paragraph" style:parent-style-name="Table_20_Contents">
      <style:text-properties officeooo:rsid="000dd90d" officeooo:paragraph-rsid="00410a3d"/>
    </style:style>
    <style:style style:name="P32" style:family="paragraph" style:parent-style-name="Table_20_Contents">
      <style:text-properties officeooo:rsid="000dd90d" officeooo:paragraph-rsid="008a8441"/>
    </style:style>
    <style:style style:name="P33" style:family="paragraph" style:parent-style-name="Table_20_Contents">
      <style:text-properties officeooo:rsid="000dd90d" officeooo:paragraph-rsid="008b4239"/>
    </style:style>
    <style:style style:name="P34" style:family="paragraph" style:parent-style-name="Table_20_Contents">
      <style:text-properties officeooo:rsid="000dd90d" officeooo:paragraph-rsid="00910cc3"/>
    </style:style>
    <style:style style:name="P35" style:family="paragraph" style:parent-style-name="Table_20_Contents">
      <style:text-properties officeooo:rsid="000dd90d" officeooo:paragraph-rsid="009dd47a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dd90d" officeooo:paragraph-rsid="000dd90d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dd90d" officeooo:paragraph-rsid="0015de39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dd90d" officeooo:paragraph-rsid="001b1c15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dd90d" officeooo:paragraph-rsid="001c95c8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0dd90d" officeooo:paragraph-rsid="0028ba87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0dd90d" officeooo:paragraph-rsid="00306127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0dd90d" officeooo:paragraph-rsid="003231cb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0dd90d" officeooo:paragraph-rsid="0036956d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0dd90d" officeooo:paragraph-rsid="003db30d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0dd90d" officeooo:paragraph-rsid="003eafe7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0dd90d" officeooo:paragraph-rsid="00407df6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0dd90d" officeooo:paragraph-rsid="00410a3d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0dd90d" officeooo:paragraph-rsid="008a8441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0dd90d" officeooo:paragraph-rsid="008b4239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0dd90d" officeooo:paragraph-rsid="00910cc3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0dd90d" officeooo:paragraph-rsid="009dd47a" style:font-weight-asian="bold" style:font-weight-complex="bold"/>
    </style:style>
    <style:style style:name="P52" style:family="paragraph" style:parent-style-name="Table_20_Contents">
      <style:text-properties fo:font-weight="bold" officeooo:rsid="00407df6" officeooo:paragraph-rsid="00407df6" style:font-weight-asian="bold" style:font-weight-complex="bold"/>
    </style:style>
    <style:style style:name="P53" style:family="paragraph" style:parent-style-name="Table_20_Contents">
      <style:text-properties fo:font-weight="bold" officeooo:rsid="009c4152" officeooo:paragraph-rsid="009c4152" style:font-weight-asian="bold" style:font-weight-complex="bold"/>
    </style:style>
    <style:style style:name="P54" style:family="paragraph" style:parent-style-name="Table_20_Contents">
      <style:text-properties fo:font-weight="bold" officeooo:rsid="00a1324f" officeooo:paragraph-rsid="00a1324f" style:font-weight-asian="bold" style:font-weight-complex="bold"/>
    </style:style>
    <style:style style:name="P55" style:family="paragraph" style:parent-style-name="Table_20_Contents">
      <style:text-properties fo:font-weight="bold" officeooo:rsid="00adfa44" officeooo:paragraph-rsid="00adfa44" style:font-weight-asian="bold" style:font-weight-complex="bold"/>
    </style:style>
    <style:style style:name="P56" style:family="paragraph" style:parent-style-name="Table_20_Contents">
      <style:text-properties fo:font-weight="bold" officeooo:rsid="00c22bcc" officeooo:paragraph-rsid="00c22bcc" style:font-weight-asian="bold" style:font-weight-complex="bold"/>
    </style:style>
    <style:style style:name="P57" style:family="paragraph" style:parent-style-name="Table_20_Contents">
      <style:text-properties officeooo:rsid="000ed795" officeooo:paragraph-rsid="000ed795"/>
    </style:style>
    <style:style style:name="P58" style:family="paragraph" style:parent-style-name="Table_20_Contents">
      <style:text-properties officeooo:rsid="000ed795" officeooo:paragraph-rsid="001c95c8"/>
    </style:style>
    <style:style style:name="P59" style:family="paragraph" style:parent-style-name="Table_20_Contents">
      <style:text-properties officeooo:rsid="000fbae6" officeooo:paragraph-rsid="000fbae6"/>
    </style:style>
    <style:style style:name="P60" style:family="paragraph" style:parent-style-name="Table_20_Contents">
      <style:text-properties officeooo:rsid="000fbae6" officeooo:paragraph-rsid="001c95c8"/>
    </style:style>
    <style:style style:name="P61" style:family="paragraph" style:parent-style-name="Table_20_Contents">
      <style:text-properties officeooo:rsid="000fbae6" officeooo:paragraph-rsid="0028ba87"/>
    </style:style>
    <style:style style:name="P62" style:family="paragraph" style:parent-style-name="Table_20_Contents">
      <style:text-properties officeooo:rsid="00103d0a" officeooo:paragraph-rsid="00103d0a"/>
    </style:style>
    <style:style style:name="P63" style:family="paragraph" style:parent-style-name="Table_20_Contents">
      <style:text-properties officeooo:rsid="00112307" officeooo:paragraph-rsid="00112307"/>
    </style:style>
    <style:style style:name="P64" style:family="paragraph" style:parent-style-name="Table_20_Contents">
      <style:text-properties officeooo:rsid="001319be" officeooo:paragraph-rsid="001319be"/>
    </style:style>
    <style:style style:name="P65" style:family="paragraph" style:parent-style-name="Table_20_Contents">
      <style:text-properties fo:font-weight="normal" officeooo:rsid="000fbae6" officeooo:paragraph-rsid="000fbae6" style:font-weight-asian="normal" style:font-weight-complex="normal"/>
    </style:style>
    <style:style style:name="P66" style:family="paragraph" style:parent-style-name="Table_20_Contents">
      <style:text-properties fo:font-weight="normal" officeooo:rsid="0070cbf1" officeooo:paragraph-rsid="0070cbf1" style:font-weight-asian="normal" style:font-weight-complex="normal"/>
    </style:style>
    <style:style style:name="P67" style:family="paragraph" style:parent-style-name="Table_20_Contents">
      <style:text-properties fo:font-weight="normal" officeooo:rsid="000dd90d" officeooo:paragraph-rsid="000dd90d" style:font-weight-asian="normal" style:font-weight-complex="normal"/>
    </style:style>
    <style:style style:name="P68" style:family="paragraph" style:parent-style-name="Table_20_Contents">
      <style:text-properties fo:font-weight="normal" officeooo:rsid="00bfdf22" officeooo:paragraph-rsid="00bfdf22" style:font-weight-asian="normal" style:font-weight-complex="normal"/>
    </style:style>
    <style:style style:name="P69" style:family="paragraph" style:parent-style-name="Table_20_Contents">
      <style:text-properties fo:font-weight="normal" officeooo:rsid="00c05a9c" officeooo:paragraph-rsid="00c05a9c" style:font-weight-asian="normal" style:font-weight-complex="normal"/>
    </style:style>
    <style:style style:name="P70" style:family="paragraph" style:parent-style-name="Table_20_Contents">
      <style:text-properties fo:font-weight="normal" officeooo:rsid="00c35cfe" officeooo:paragraph-rsid="00c35cfe" style:font-weight-asian="normal" style:font-weight-complex="normal"/>
    </style:style>
    <style:style style:name="P71" style:family="paragraph" style:parent-style-name="Table_20_Contents">
      <style:text-properties fo:font-weight="normal" officeooo:rsid="00c6b89d" officeooo:paragraph-rsid="00c6b89d" style:font-weight-asian="normal" style:font-weight-complex="normal"/>
    </style:style>
    <style:style style:name="P72" style:family="paragraph" style:parent-style-name="Table_20_Contents">
      <style:text-properties fo:font-weight="normal" officeooo:rsid="00c90806" officeooo:paragraph-rsid="00c90806" style:font-weight-asian="normal" style:font-weight-complex="normal"/>
    </style:style>
    <style:style style:name="P73" style:family="paragraph" style:parent-style-name="Table_20_Contents">
      <style:text-properties fo:font-weight="normal" officeooo:rsid="00cbd637" officeooo:paragraph-rsid="00cbd637" style:font-weight-asian="normal" style:font-weight-complex="normal"/>
    </style:style>
    <style:style style:name="P74" style:family="paragraph" style:parent-style-name="Table_20_Contents">
      <style:text-properties officeooo:rsid="0014c3b6" officeooo:paragraph-rsid="0014c3b6"/>
    </style:style>
    <style:style style:name="P75" style:family="paragraph" style:parent-style-name="Table_20_Contents">
      <style:text-properties officeooo:rsid="0015de39" officeooo:paragraph-rsid="0015de39"/>
    </style:style>
    <style:style style:name="P76" style:family="paragraph" style:parent-style-name="Table_20_Contents">
      <style:text-properties officeooo:paragraph-rsid="001b1c15"/>
    </style:style>
    <style:style style:name="P77" style:family="paragraph" style:parent-style-name="Table_20_Contents">
      <style:text-properties officeooo:rsid="001b1c15" officeooo:paragraph-rsid="001b1c15"/>
    </style:style>
    <style:style style:name="P78" style:family="paragraph" style:parent-style-name="Table_20_Contents">
      <style:text-properties officeooo:rsid="001b1c15" officeooo:paragraph-rsid="003231cb"/>
    </style:style>
    <style:style style:name="P79" style:family="paragraph" style:parent-style-name="Table_20_Contents">
      <style:text-properties officeooo:rsid="001c95c8" officeooo:paragraph-rsid="001c95c8"/>
    </style:style>
    <style:style style:name="P80" style:family="paragraph" style:parent-style-name="Table_20_Contents">
      <style:text-properties officeooo:rsid="001c95c8" officeooo:paragraph-rsid="0028ba87"/>
    </style:style>
    <style:style style:name="P81" style:family="paragraph" style:parent-style-name="Table_20_Contents">
      <style:text-properties officeooo:rsid="001d672f" officeooo:paragraph-rsid="001d672f"/>
    </style:style>
    <style:style style:name="P82" style:family="paragraph" style:parent-style-name="Table_20_Contents">
      <style:text-properties officeooo:rsid="001dfba6" officeooo:paragraph-rsid="001dfba6"/>
    </style:style>
    <style:style style:name="P83" style:family="paragraph" style:parent-style-name="Table_20_Contents">
      <style:text-properties officeooo:rsid="001dfba6" officeooo:paragraph-rsid="0028ba87"/>
    </style:style>
    <style:style style:name="P84" style:family="paragraph" style:parent-style-name="Table_20_Contents">
      <style:text-properties officeooo:rsid="001f0a3a" officeooo:paragraph-rsid="001f0a3a"/>
    </style:style>
    <style:style style:name="P85" style:family="paragraph" style:parent-style-name="Table_20_Contents">
      <style:text-properties officeooo:rsid="001f0a3a" officeooo:paragraph-rsid="00306127"/>
    </style:style>
    <style:style style:name="P86" style:family="paragraph" style:parent-style-name="Table_20_Contents">
      <style:text-properties officeooo:rsid="001fc2fd" officeooo:paragraph-rsid="001fc2fd"/>
    </style:style>
    <style:style style:name="P87" style:family="paragraph" style:parent-style-name="Table_20_Contents">
      <style:text-properties officeooo:rsid="001fc2fd" officeooo:paragraph-rsid="0028ba87"/>
    </style:style>
    <style:style style:name="P88" style:family="paragraph" style:parent-style-name="Table_20_Contents">
      <style:text-properties officeooo:rsid="00226daf" officeooo:paragraph-rsid="00226daf"/>
    </style:style>
    <style:style style:name="P89" style:family="paragraph" style:parent-style-name="Table_20_Contents">
      <style:text-properties officeooo:rsid="00226daf" officeooo:paragraph-rsid="0028ba87"/>
    </style:style>
    <style:style style:name="P90" style:family="paragraph" style:parent-style-name="Table_20_Contents">
      <style:text-properties officeooo:rsid="0023add2" officeooo:paragraph-rsid="0023add2"/>
    </style:style>
    <style:style style:name="P91" style:family="paragraph" style:parent-style-name="Table_20_Contents">
      <style:text-properties officeooo:rsid="0023add2" officeooo:paragraph-rsid="0028ba87"/>
    </style:style>
    <style:style style:name="P92" style:family="paragraph" style:parent-style-name="Table_20_Contents">
      <style:text-properties officeooo:rsid="002520b9" officeooo:paragraph-rsid="002520b9"/>
    </style:style>
    <style:style style:name="P93" style:family="paragraph" style:parent-style-name="Table_20_Contents">
      <style:text-properties officeooo:rsid="0026717f" officeooo:paragraph-rsid="0026717f"/>
    </style:style>
    <style:style style:name="P94" style:family="paragraph" style:parent-style-name="Table_20_Contents">
      <style:text-properties officeooo:rsid="0026dd1f" officeooo:paragraph-rsid="0026dd1f"/>
    </style:style>
    <style:style style:name="P95" style:family="paragraph" style:parent-style-name="Table_20_Contents">
      <style:text-properties officeooo:rsid="0026dd1f" officeooo:paragraph-rsid="0028ba87"/>
    </style:style>
    <style:style style:name="P96" style:family="paragraph" style:parent-style-name="Table_20_Contents">
      <style:text-properties officeooo:rsid="0028ba87" officeooo:paragraph-rsid="0028ba87"/>
    </style:style>
    <style:style style:name="P97" style:family="paragraph" style:parent-style-name="Table_20_Contents">
      <style:text-properties officeooo:rsid="0028ba87" officeooo:paragraph-rsid="002acaa4"/>
    </style:style>
    <style:style style:name="P98" style:family="paragraph" style:parent-style-name="Table_20_Contents">
      <style:text-properties officeooo:rsid="0028d430" officeooo:paragraph-rsid="0028d430"/>
    </style:style>
    <style:style style:name="P99" style:family="paragraph" style:parent-style-name="Table_20_Contents">
      <style:text-properties officeooo:rsid="002acaa4" officeooo:paragraph-rsid="002acaa4"/>
    </style:style>
    <style:style style:name="P100" style:family="paragraph" style:parent-style-name="Table_20_Contents">
      <style:text-properties officeooo:rsid="00306a80" officeooo:paragraph-rsid="00306a80"/>
    </style:style>
    <style:style style:name="P101" style:family="paragraph" style:parent-style-name="Table_20_Contents">
      <style:text-properties officeooo:rsid="00315754" officeooo:paragraph-rsid="00315754"/>
    </style:style>
    <style:style style:name="P102" style:family="paragraph" style:parent-style-name="Table_20_Contents">
      <style:text-properties officeooo:rsid="00322837" officeooo:paragraph-rsid="00322837"/>
    </style:style>
    <style:style style:name="P103" style:family="paragraph" style:parent-style-name="Table_20_Contents">
      <style:text-properties officeooo:rsid="003231cb" officeooo:paragraph-rsid="003231cb"/>
    </style:style>
    <style:style style:name="P104" style:family="paragraph" style:parent-style-name="Table_20_Contents">
      <style:text-properties officeooo:rsid="003231cb" officeooo:paragraph-rsid="00407df6"/>
    </style:style>
    <style:style style:name="P105" style:family="paragraph" style:parent-style-name="Table_20_Contents">
      <style:text-properties officeooo:rsid="0033231c" officeooo:paragraph-rsid="0033231c"/>
    </style:style>
    <style:style style:name="P106" style:family="paragraph" style:parent-style-name="Table_20_Contents">
      <style:text-properties officeooo:rsid="003637af" officeooo:paragraph-rsid="003637af"/>
    </style:style>
    <style:style style:name="P107" style:family="paragraph" style:parent-style-name="Table_20_Contents">
      <style:text-properties officeooo:rsid="0036956d" officeooo:paragraph-rsid="00407df6"/>
    </style:style>
    <style:style style:name="P108" style:family="paragraph" style:parent-style-name="Table_20_Contents">
      <style:text-properties officeooo:rsid="0038df3e" officeooo:paragraph-rsid="00398c61"/>
    </style:style>
    <style:style style:name="P109" style:family="paragraph" style:parent-style-name="Table_20_Contents">
      <style:text-properties officeooo:rsid="0038df3e" officeooo:paragraph-rsid="003db30d"/>
    </style:style>
    <style:style style:name="P110" style:family="paragraph" style:parent-style-name="Table_20_Contents">
      <style:text-properties officeooo:rsid="0038df3e" officeooo:paragraph-rsid="00407df6"/>
    </style:style>
    <style:style style:name="P111" style:family="paragraph" style:parent-style-name="Table_20_Contents">
      <style:text-properties officeooo:rsid="00398c61" officeooo:paragraph-rsid="00398c61"/>
    </style:style>
    <style:style style:name="P112" style:family="paragraph" style:parent-style-name="Table_20_Contents">
      <style:text-properties officeooo:rsid="00398c61" officeooo:paragraph-rsid="003db30d"/>
    </style:style>
    <style:style style:name="P113" style:family="paragraph" style:parent-style-name="Table_20_Contents">
      <style:text-properties officeooo:rsid="00398c61" officeooo:paragraph-rsid="006b2a77"/>
    </style:style>
    <style:style style:name="P114" style:family="paragraph" style:parent-style-name="Table_20_Contents">
      <style:text-properties officeooo:rsid="003a342b" officeooo:paragraph-rsid="003a342b"/>
    </style:style>
    <style:style style:name="P115" style:family="paragraph" style:parent-style-name="Table_20_Contents">
      <style:text-properties officeooo:rsid="003a342b" officeooo:paragraph-rsid="003db30d"/>
    </style:style>
    <style:style style:name="P116" style:family="paragraph" style:parent-style-name="Table_20_Contents">
      <style:text-properties officeooo:rsid="003db30d" officeooo:paragraph-rsid="003db30d"/>
    </style:style>
    <style:style style:name="P117" style:family="paragraph" style:parent-style-name="Table_20_Contents">
      <style:text-properties officeooo:rsid="003eafe7" officeooo:paragraph-rsid="003eafe7"/>
    </style:style>
    <style:style style:name="P118" style:family="paragraph" style:parent-style-name="Table_20_Contents">
      <style:text-properties officeooo:rsid="00407df6" officeooo:paragraph-rsid="00407df6"/>
    </style:style>
    <style:style style:name="P119" style:family="paragraph" style:parent-style-name="Table_20_Contents">
      <style:text-properties officeooo:rsid="0037fed6" officeooo:paragraph-rsid="00407df6"/>
    </style:style>
    <style:style style:name="P120" style:family="paragraph" style:parent-style-name="Table_20_Contents">
      <style:text-properties officeooo:rsid="00410a3d" officeooo:paragraph-rsid="00410a3d"/>
    </style:style>
    <style:style style:name="P121" style:family="paragraph" style:parent-style-name="Table_20_Contents">
      <style:text-properties officeooo:rsid="0041256b" officeooo:paragraph-rsid="0041256b"/>
    </style:style>
    <style:style style:name="P122" style:family="paragraph" style:parent-style-name="Table_20_Contents">
      <style:text-properties officeooo:paragraph-rsid="0015de39"/>
    </style:style>
    <style:style style:name="P123" style:family="paragraph" style:parent-style-name="Table_20_Contents">
      <style:text-properties officeooo:rsid="0041f95e" officeooo:paragraph-rsid="0041f95e"/>
    </style:style>
    <style:style style:name="P124" style:family="paragraph" style:parent-style-name="Table_20_Contents">
      <style:text-properties officeooo:rsid="00426816" officeooo:paragraph-rsid="00426816"/>
    </style:style>
    <style:style style:name="P125" style:family="paragraph" style:parent-style-name="Table_20_Contents">
      <style:text-properties officeooo:paragraph-rsid="001931a7"/>
    </style:style>
    <style:style style:name="P126" style:family="paragraph" style:parent-style-name="Table_20_Contents">
      <style:text-properties officeooo:rsid="004ff0ac" officeooo:paragraph-rsid="004ff0ac"/>
    </style:style>
    <style:style style:name="P127" style:family="paragraph" style:parent-style-name="Table_20_Contents">
      <style:text-properties officeooo:rsid="00501c2e" officeooo:paragraph-rsid="00501c2e"/>
    </style:style>
    <style:style style:name="P128" style:family="paragraph" style:parent-style-name="Table_20_Contents">
      <style:text-properties officeooo:rsid="0053515c" officeooo:paragraph-rsid="0053515c"/>
    </style:style>
    <style:style style:name="P129" style:family="paragraph" style:parent-style-name="Table_20_Contents">
      <style:text-properties officeooo:rsid="005ed53c" officeooo:paragraph-rsid="005ed53c"/>
    </style:style>
    <style:style style:name="P130" style:family="paragraph" style:parent-style-name="Table_20_Contents">
      <style:text-properties officeooo:rsid="0060303f" officeooo:paragraph-rsid="0060303f"/>
    </style:style>
    <style:style style:name="P131" style:family="paragraph" style:parent-style-name="Table_20_Contents">
      <style:text-properties officeooo:rsid="00665062" officeooo:paragraph-rsid="00665062"/>
    </style:style>
    <style:style style:name="P132" style:family="paragraph" style:parent-style-name="Table_20_Contents">
      <style:text-properties officeooo:rsid="0069a741" officeooo:paragraph-rsid="0069a741"/>
    </style:style>
    <style:style style:name="P133" style:family="paragraph" style:parent-style-name="Table_20_Contents">
      <style:text-properties officeooo:rsid="006b2a77" officeooo:paragraph-rsid="006b2a77"/>
    </style:style>
    <style:style style:name="P134" style:family="paragraph" style:parent-style-name="Table_20_Contents">
      <style:text-properties officeooo:rsid="0071bdb3" officeooo:paragraph-rsid="0071bdb3"/>
    </style:style>
    <style:style style:name="P135" style:family="paragraph" style:parent-style-name="Table_20_Contents">
      <style:text-properties officeooo:rsid="0082181b" officeooo:paragraph-rsid="0082181b"/>
    </style:style>
    <style:style style:name="P136" style:family="paragraph" style:parent-style-name="Table_20_Contents">
      <style:text-properties officeooo:rsid="00846b52" officeooo:paragraph-rsid="00846b52"/>
    </style:style>
    <style:style style:name="P137" style:family="paragraph" style:parent-style-name="Table_20_Contents">
      <style:text-properties officeooo:rsid="008a8441" officeooo:paragraph-rsid="008a8441"/>
    </style:style>
    <style:style style:name="P138" style:family="paragraph" style:parent-style-name="Table_20_Contents">
      <style:text-properties officeooo:paragraph-rsid="008a8441"/>
    </style:style>
    <style:style style:name="P139" style:family="paragraph" style:parent-style-name="Table_20_Contents">
      <style:text-properties officeooo:rsid="008b4239" officeooo:paragraph-rsid="008b4239"/>
    </style:style>
    <style:style style:name="P140" style:family="paragraph" style:parent-style-name="Table_20_Contents">
      <style:text-properties officeooo:rsid="00910cc3" officeooo:paragraph-rsid="00910cc3"/>
    </style:style>
    <style:style style:name="P141" style:family="paragraph" style:parent-style-name="Table_20_Contents">
      <style:text-properties officeooo:rsid="00942723" officeooo:paragraph-rsid="00942723"/>
    </style:style>
    <style:style style:name="P142" style:family="paragraph" style:parent-style-name="Table_20_Contents">
      <style:text-properties officeooo:paragraph-rsid="0041256b"/>
    </style:style>
    <style:style style:name="P143" style:family="paragraph" style:parent-style-name="Table_20_Contents">
      <style:text-properties officeooo:paragraph-rsid="00407df6"/>
    </style:style>
    <style:style style:name="P144" style:family="paragraph" style:parent-style-name="Table_20_Contents">
      <style:text-properties officeooo:rsid="009dd47a" officeooo:paragraph-rsid="009dd47a"/>
    </style:style>
    <style:style style:name="P145" style:family="paragraph" style:parent-style-name="Table_20_Contents">
      <style:text-properties officeooo:rsid="00a6a645" officeooo:paragraph-rsid="00a6a645"/>
    </style:style>
    <style:style style:name="P146" style:family="paragraph" style:parent-style-name="Table_20_Contents">
      <style:text-properties officeooo:rsid="00a81032" officeooo:paragraph-rsid="00a81032"/>
    </style:style>
    <style:style style:name="P147" style:family="paragraph" style:parent-style-name="Table_20_Contents">
      <style:text-properties officeooo:rsid="00a9d884" officeooo:paragraph-rsid="00a9d884"/>
    </style:style>
    <style:style style:name="P148" style:family="paragraph" style:parent-style-name="Table_20_Contents">
      <style:text-properties officeooo:paragraph-rsid="003231cb"/>
    </style:style>
    <style:style style:name="P149" style:family="paragraph" style:parent-style-name="Table_20_Contents">
      <style:text-properties officeooo:rsid="00affc17" officeooo:paragraph-rsid="00affc17"/>
    </style:style>
    <style:style style:name="P150" style:family="paragraph" style:parent-style-name="Table_20_Contents">
      <style:text-properties officeooo:paragraph-rsid="0028ba87"/>
    </style:style>
    <style:style style:name="P151" style:family="paragraph" style:parent-style-name="Table_20_Contents">
      <style:text-properties officeooo:rsid="00b6c6f7" officeooo:paragraph-rsid="00b6c6f7"/>
    </style:style>
    <style:style style:name="P152" style:family="paragraph" style:parent-style-name="Table_20_Contents">
      <style:text-properties officeooo:rsid="00b73272" officeooo:paragraph-rsid="00b73272"/>
    </style:style>
    <style:style style:name="P153" style:family="paragraph" style:parent-style-name="Table_20_Contents">
      <style:text-properties officeooo:rsid="00bc7810" officeooo:paragraph-rsid="00bc7810"/>
    </style:style>
    <style:style style:name="P154" style:family="paragraph" style:parent-style-name="Table_20_Contents">
      <style:text-properties officeooo:rsid="00bd0338" officeooo:paragraph-rsid="00bd0338"/>
    </style:style>
    <style:style style:name="P155" style:family="paragraph" style:parent-style-name="Table_20_Contents">
      <style:text-properties officeooo:rsid="00be2ee7" officeooo:paragraph-rsid="00be2ee7"/>
    </style:style>
    <style:style style:name="P156" style:family="paragraph" style:parent-style-name="Table_20_Contents">
      <style:text-properties officeooo:paragraph-rsid="000fbae6"/>
    </style:style>
    <style:style style:name="P157" style:family="paragraph" style:parent-style-name="Table_20_Contents">
      <style:text-properties officeooo:rsid="00bfdf22" officeooo:paragraph-rsid="00bfdf22"/>
    </style:style>
    <style:style style:name="P158" style:family="paragraph" style:parent-style-name="Table_20_Contents">
      <style:text-properties officeooo:rsid="00c05a9c" officeooo:paragraph-rsid="00c05a9c"/>
    </style:style>
    <style:style style:name="P159" style:family="paragraph" style:parent-style-name="Table_20_Contents">
      <style:text-properties officeooo:rsid="00c22188" officeooo:paragraph-rsid="00c22188"/>
    </style:style>
    <style:style style:name="P160" style:family="paragraph" style:parent-style-name="Table_20_Contents">
      <style:text-properties officeooo:rsid="00c22bcc" officeooo:paragraph-rsid="00c22bcc"/>
    </style:style>
    <style:style style:name="P161" style:family="paragraph" style:parent-style-name="Table_20_Contents">
      <style:text-properties officeooo:rsid="00c35cfe" officeooo:paragraph-rsid="00c35cfe"/>
    </style:style>
    <style:style style:name="P162" style:family="paragraph" style:parent-style-name="Table_20_Contents">
      <style:text-properties officeooo:rsid="00c6b89d" officeooo:paragraph-rsid="00c6b89d"/>
    </style:style>
    <style:style style:name="P163" style:family="paragraph" style:parent-style-name="Table_20_Contents">
      <style:text-properties officeooo:rsid="00c770b4" officeooo:paragraph-rsid="00c770b4"/>
    </style:style>
    <style:style style:name="P164" style:family="paragraph" style:parent-style-name="Table_20_Contents">
      <style:text-properties officeooo:rsid="00c90806" officeooo:paragraph-rsid="00c90806"/>
    </style:style>
    <style:style style:name="P165" style:family="paragraph" style:parent-style-name="Table_20_Contents">
      <style:text-properties officeooo:rsid="00c9618b" officeooo:paragraph-rsid="00c9618b"/>
    </style:style>
    <style:style style:name="P166" style:family="paragraph" style:parent-style-name="Table_20_Contents">
      <style:text-properties officeooo:rsid="00c98c1c" officeooo:paragraph-rsid="00c98c1c"/>
    </style:style>
    <style:style style:name="P167" style:family="paragraph" style:parent-style-name="Table_20_Contents">
      <style:text-properties officeooo:rsid="00ca8a3e" officeooo:paragraph-rsid="00ca8a3e"/>
    </style:style>
    <style:style style:name="P168" style:family="paragraph" style:parent-style-name="Table_20_Contents">
      <style:text-properties officeooo:rsid="00cbd637" officeooo:paragraph-rsid="00cbd637"/>
    </style:style>
    <style:style style:name="P169" style:family="paragraph" style:parent-style-name="Table_20_Contents">
      <style:text-properties officeooo:rsid="00cce521" officeooo:paragraph-rsid="00cce521"/>
    </style:style>
    <style:style style:name="P170" style:family="paragraph" style:parent-style-name="Text_20_body" style:list-style-name="">
      <style:text-properties officeooo:rsid="0015de39" officeooo:paragraph-rsid="0015de39"/>
    </style:style>
    <style:style style:name="P171" style:family="paragraph" style:parent-style-name="Heading_20_2">
      <style:text-properties officeooo:paragraph-rsid="009dd47a"/>
    </style:style>
    <style:style style:name="P172" style:family="paragraph" style:parent-style-name="Heading_20_2">
      <style:paragraph-properties fo:break-before="page"/>
    </style:style>
    <style:style style:name="P173" style:family="paragraph" style:parent-style-name="Heading_20_2">
      <style:paragraph-properties fo:break-before="page"/>
      <style:text-properties officeooo:paragraph-rsid="003d616e"/>
    </style:style>
    <style:style style:name="P174" style:family="paragraph" style:parent-style-name="Heading_20_2">
      <style:paragraph-properties fo:break-before="page"/>
      <style:text-properties style:font-name="Liberation Sans" fo:font-size="16.1000003814697pt" fo:font-weight="bold" officeooo:rsid="008a8441" officeooo:paragraph-rsid="008a844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75" style:family="paragraph" style:parent-style-name="Heading_20_2">
      <style:paragraph-properties fo:break-before="page"/>
      <style:text-properties style:font-name="Liberation Sans" fo:font-size="16.1000003814697pt" fo:font-weight="bold" officeooo:rsid="008b4239" officeooo:paragraph-rsid="008b423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76" style:family="paragraph" style:parent-style-name="Heading_20_2">
      <style:paragraph-properties fo:break-before="page"/>
      <style:text-properties style:font-name="Liberation Sans" fo:font-size="16.1000003814697pt" fo:font-weight="bold" officeooo:rsid="00910cc3" officeooo:paragraph-rsid="00910cc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77" style:family="paragraph" style:parent-style-name="Heading_20_3" style:list-style-name=""/>
    <style:style style:name="P178" style:family="paragraph" style:parent-style-name="Heading_20_3" style:list-style-name="">
      <style:text-properties officeooo:paragraph-rsid="0028ba87"/>
    </style:style>
    <style:style style:name="P179" style:family="paragraph" style:parent-style-name="Heading_20_3" style:list-style-name="">
      <style:text-properties officeooo:rsid="00410a3d" officeooo:paragraph-rsid="00410a3d"/>
    </style:style>
    <style:style style:name="P180" style:family="paragraph" style:parent-style-name="Heading_20_3" style:list-style-name="">
      <style:text-properties officeooo:rsid="0015de39" officeooo:paragraph-rsid="0015de39"/>
    </style:style>
    <style:style style:name="P181" style:family="paragraph" style:parent-style-name="Heading_20_3">
      <style:text-properties officeooo:paragraph-rsid="001c95c8"/>
    </style:style>
    <style:style style:name="P182" style:family="paragraph" style:parent-style-name="Heading_20_3" style:list-style-name="">
      <style:text-properties officeooo:rsid="000dd90d" officeooo:paragraph-rsid="0028ba87"/>
    </style:style>
    <style:style style:name="P183" style:family="paragraph" style:parent-style-name="Heading_20_3">
      <style:paragraph-properties fo:break-before="page"/>
    </style:style>
    <style:style style:name="P184" style:family="paragraph" style:parent-style-name="Heading_20_3" style:list-style-name="">
      <style:paragraph-properties fo:break-before="page"/>
      <style:text-properties officeooo:rsid="0015de39" officeooo:paragraph-rsid="00410a3d"/>
    </style:style>
    <style:style style:name="P185" style:family="paragraph" style:parent-style-name="Heading_20_3">
      <style:paragraph-properties fo:break-before="page"/>
      <style:text-properties officeooo:paragraph-rsid="0015de39"/>
    </style:style>
    <style:style style:name="P186" style:family="paragraph" style:parent-style-name="Heading_20_3">
      <style:paragraph-properties fo:break-before="page"/>
      <style:text-properties officeooo:paragraph-rsid="001c95c8"/>
    </style:style>
    <style:style style:name="P187" style:family="paragraph" style:parent-style-name="Heading_20_3">
      <style:paragraph-properties fo:break-before="page"/>
      <style:text-properties officeooo:paragraph-rsid="0028ba87"/>
    </style:style>
    <style:style style:name="P188" style:family="paragraph" style:parent-style-name="Heading_20_3">
      <style:paragraph-properties fo:break-before="page"/>
      <style:text-properties officeooo:paragraph-rsid="00306127"/>
    </style:style>
    <style:style style:name="P189" style:family="paragraph" style:parent-style-name="Heading_20_3">
      <style:paragraph-properties fo:break-before="page"/>
      <style:text-properties officeooo:paragraph-rsid="00407df6"/>
    </style:style>
    <style:style style:name="P190" style:family="paragraph" style:parent-style-name="Heading_20_3">
      <style:paragraph-properties fo:break-before="page"/>
      <style:text-properties officeooo:paragraph-rsid="003231cb"/>
    </style:style>
    <style:style style:name="P191" style:family="paragraph" style:parent-style-name="Table_20_Contents">
      <style:text-properties officeooo:rsid="00cffbe3" officeooo:paragraph-rsid="00cffbe3"/>
    </style:style>
    <style:style style:name="P192" style:family="paragraph" style:parent-style-name="Table_20_Contents">
      <style:text-properties fo:font-weight="normal" officeooo:rsid="00cffbe3" officeooo:paragraph-rsid="00cffbe3" style:font-weight-asian="normal" style:font-weight-complex="normal"/>
    </style:style>
    <style:style style:name="P193" style:family="paragraph" style:parent-style-name="Table_20_Contents">
      <style:text-properties fo:font-weight="normal" officeooo:rsid="00d08f03" officeooo:paragraph-rsid="00d08f03" style:font-weight-asian="normal" style:font-weight-complex="normal"/>
    </style:style>
    <style:style style:name="P194" style:family="paragraph" style:parent-style-name="Table_20_Contents">
      <style:text-properties fo:font-weight="normal" officeooo:rsid="00d2d160" officeooo:paragraph-rsid="00d2d160" style:font-weight-asian="normal" style:font-weight-complex="normal"/>
    </style:style>
    <style:style style:name="P195" style:family="paragraph" style:parent-style-name="Table_20_Contents">
      <style:text-properties officeooo:rsid="00d08f03" officeooo:paragraph-rsid="00d08f03"/>
    </style:style>
    <style:style style:name="P196" style:family="paragraph" style:parent-style-name="Table_20_Contents">
      <style:text-properties officeooo:paragraph-rsid="005947f8"/>
    </style:style>
    <style:style style:name="P197" style:family="paragraph" style:parent-style-name="Table_20_Contents">
      <style:text-properties officeooo:rsid="00d24829" officeooo:paragraph-rsid="00d24829"/>
    </style:style>
    <style:style style:name="P198" style:family="paragraph" style:parent-style-name="Table_20_Contents">
      <style:text-properties officeooo:rsid="00d2d160" officeooo:paragraph-rsid="00d2d160"/>
    </style:style>
    <style:style style:name="P199" style:family="paragraph" style:parent-style-name="Table_20_Contents">
      <style:text-properties officeooo:rsid="000dd90d" officeooo:paragraph-rsid="0036956d"/>
    </style:style>
    <style:style style:name="P200" style:family="paragraph" style:parent-style-name="Table_20_Contents">
      <style:text-properties officeooo:rsid="00d4740d" officeooo:paragraph-rsid="00d4740d"/>
    </style:style>
    <style:style style:name="P201" style:family="paragraph" style:parent-style-name="Table_20_Contents">
      <style:text-properties officeooo:rsid="00d578dd" officeooo:paragraph-rsid="00d578dd"/>
    </style:style>
    <style:style style:name="P202" style:family="paragraph" style:parent-style-name="Table_20_Contents">
      <style:text-properties officeooo:rsid="00d64a73" officeooo:paragraph-rsid="00d64a73"/>
    </style:style>
    <style:style style:name="P203" style:family="paragraph" style:parent-style-name="Table_20_Contents">
      <style:text-properties officeooo:rsid="00d6e205" officeooo:paragraph-rsid="00d6e205"/>
    </style:style>
    <style:style style:name="P204" style:family="paragraph" style:parent-style-name="Table_20_Contents">
      <style:text-properties officeooo:rsid="00d89029" officeooo:paragraph-rsid="00d89029"/>
    </style:style>
    <style:style style:name="T1" style:family="text">
      <style:text-properties officeooo:rsid="0015de39"/>
    </style:style>
    <style:style style:name="T2" style:family="text">
      <style:text-properties officeooo:rsid="001c95c8"/>
    </style:style>
    <style:style style:name="T3" style:family="text">
      <style:text-properties officeooo:rsid="001dfba6"/>
    </style:style>
    <style:style style:name="T4" style:family="text">
      <style:text-properties officeooo:rsid="001fc2fd"/>
    </style:style>
    <style:style style:name="T5" style:family="text">
      <style:text-properties officeooo:rsid="0023add2"/>
    </style:style>
    <style:style style:name="T6" style:family="text">
      <style:text-properties officeooo:rsid="0026717f"/>
    </style:style>
    <style:style style:name="T7" style:family="text">
      <style:text-properties officeooo:rsid="0028d430"/>
    </style:style>
    <style:style style:name="T8" style:family="text">
      <style:text-properties officeooo:rsid="002acaa4"/>
    </style:style>
    <style:style style:name="T9" style:family="text">
      <style:text-properties officeooo:rsid="002c5fe1"/>
    </style:style>
    <style:style style:name="T10" style:family="text">
      <style:text-properties officeooo:rsid="00315754"/>
    </style:style>
    <style:style style:name="T11" style:family="text">
      <style:text-properties officeooo:rsid="003231cb"/>
    </style:style>
    <style:style style:name="T12" style:family="text">
      <style:text-properties officeooo:rsid="0038df3e"/>
    </style:style>
    <style:style style:name="T13" style:family="text">
      <style:text-properties officeooo:rsid="00398c61"/>
    </style:style>
    <style:style style:name="T14" style:family="text">
      <style:text-properties officeooo:rsid="003db30d"/>
    </style:style>
    <style:style style:name="T15" style:family="text">
      <style:text-properties style:font-name="Liberation Sans" fo:font-size="16.1000003814697pt" fo:font-weight="bold" officeooo:rsid="003f07a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6" style:family="text">
      <style:text-properties style:font-name="Liberation Sans" fo:font-size="16.1000003814697pt" fo:font-weight="bold" officeooo:rsid="008e395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7" style:family="text">
      <style:text-properties style:font-name="Liberation Sans" fo:font-size="14.1000003814697pt" fo:font-weight="bold" officeooo:rsid="003f07a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8" style:family="text">
      <style:text-properties style:font-name="Liberation Sans" fo:font-size="14.1000003814697pt" fo:font-weight="bold" officeooo:rsid="0060303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9" style:family="text">
      <style:text-properties style:font-name="Liberation Sans" fo:font-size="14.1000003814697pt" fo:font-weight="bold" officeooo:rsid="008e395e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0" style:family="text">
      <style:text-properties officeooo:rsid="0041256b"/>
    </style:style>
    <style:style style:name="T21" style:family="text">
      <style:text-properties officeooo:rsid="0041f95e"/>
    </style:style>
    <style:style style:name="T22" style:family="text">
      <style:text-properties officeooo:rsid="004a60d7"/>
    </style:style>
    <style:style style:name="T23" style:family="text">
      <style:text-properties officeooo:rsid="001931a7"/>
    </style:style>
    <style:style style:name="T24" style:family="text">
      <style:text-properties officeooo:rsid="004d3776"/>
    </style:style>
    <style:style style:name="T25" style:family="text">
      <style:text-properties officeooo:rsid="004f316e"/>
    </style:style>
    <style:style style:name="T26" style:family="text">
      <style:text-properties officeooo:rsid="001b1c15"/>
    </style:style>
    <style:style style:name="T27" style:family="text">
      <style:text-properties officeooo:rsid="0060a14b"/>
    </style:style>
    <style:style style:name="T28" style:family="text">
      <style:text-properties officeooo:rsid="00648db1"/>
    </style:style>
    <style:style style:name="T29" style:family="text">
      <style:text-properties officeooo:rsid="003d616e"/>
    </style:style>
    <style:style style:name="T30" style:family="text">
      <style:text-properties officeooo:rsid="006c63e1"/>
    </style:style>
    <style:style style:name="T31" style:family="text">
      <style:text-properties officeooo:rsid="0077c24c"/>
    </style:style>
    <style:style style:name="T32" style:family="text">
      <style:text-properties officeooo:rsid="0082181b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officeooo:rsid="008a8441"/>
    </style:style>
    <style:style style:name="T35" style:family="text">
      <style:text-properties officeooo:rsid="008d19bc"/>
    </style:style>
    <style:style style:name="T36" style:family="text">
      <style:text-properties officeooo:rsid="008e395e"/>
    </style:style>
    <style:style style:name="T37" style:family="text">
      <style:text-properties officeooo:rsid="0095ed6b"/>
    </style:style>
    <style:style style:name="T38" style:family="text">
      <style:text-properties officeooo:rsid="009b537b"/>
    </style:style>
    <style:style style:name="T39" style:family="text">
      <style:text-properties officeooo:rsid="00407df6"/>
    </style:style>
    <style:style style:name="T40" style:family="text">
      <style:text-properties officeooo:rsid="009c4152"/>
    </style:style>
    <style:style style:name="T41" style:family="text">
      <style:text-properties officeooo:rsid="00a1324f"/>
    </style:style>
    <style:style style:name="T42" style:family="text">
      <style:text-properties officeooo:rsid="00a44a43"/>
    </style:style>
    <style:style style:name="T43" style:family="text">
      <style:text-properties officeooo:rsid="00abafab"/>
    </style:style>
    <style:style style:name="T44" style:family="text">
      <style:text-properties officeooo:rsid="00acd985"/>
    </style:style>
    <style:style style:name="T45" style:family="text">
      <style:text-properties officeooo:rsid="00affc17"/>
    </style:style>
    <style:style style:name="T46" style:family="text">
      <style:text-properties officeooo:rsid="00b4fa57"/>
    </style:style>
    <style:style style:name="T47" style:family="text">
      <style:text-properties officeooo:rsid="002520b9"/>
    </style:style>
    <style:style style:name="T48" style:family="text">
      <style:text-properties officeooo:rsid="00b6c6f7"/>
    </style:style>
    <style:style style:name="T49" style:family="text">
      <style:text-properties officeooo:rsid="00be2ee7"/>
    </style:style>
    <style:style style:name="T50" style:family="text">
      <style:text-properties officeooo:rsid="00bfdf22"/>
    </style:style>
    <style:style style:name="T51" style:family="text">
      <style:text-properties officeooo:rsid="000fbae6"/>
    </style:style>
    <style:style style:name="T52" style:family="text">
      <style:text-properties officeooo:rsid="00ca8a3e"/>
    </style:style>
    <style:style style:name="T53" style:family="text">
      <style:text-properties officeooo:rsid="00d08f03"/>
    </style:style>
    <style:style style:name="T54" style:family="text">
      <style:text-properties officeooo:rsid="005947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sts de gramc – version <text:span text:style-name="T30">3.0</text:span></text:h>
      <text:h text:style-name="Heading_20_2" text:outline-level="2">Profil utilisateurs</text:h>
      <text:p text:style-name="P4"/>
      <table:table table:name="Tableau30" table:style-name="Tableau30">
        <table:table-column table:style-name="Tableau30.A"/>
        <table:table-column table:style-name="Tableau30.B"/>
        <table:table-column table:style-name="Tableau30.C"/>
        <table:table-row table:style-name="TableLine94350831364752">
          <table:table-cell table:style-name="Tableau30.A1" office:value-type="string">
            <text:p text:style-name="P51">Test</text:p>
          </table:table-cell>
          <table:table-cell table:style-name="Tableau30.A1" office:value-type="string">
            <text:p text:style-name="P51">Résultat</text:p>
          </table:table-cell>
          <table:table-cell table:style-name="Tableau30.C1" office:value-type="string">
            <text:p text:style-name="P51">Commentaire</text:p>
          </table:table-cell>
        </table:table-row>
        <table:table-row table:style-name="TableLine94350831401920">
          <table:table-cell table:style-name="Tableau30.A2" office:value-type="string">
            <text:p text:style-name="P144">Modification du profil (en haut à droite)</text:p>
          </table:table-cell>
          <table:table-cell table:style-name="Tableau30.B2" office:value-type="string">
            <text:p text:style-name="P154">OK</text:p>
          </table:table-cell>
          <table:table-cell table:style-name="Tableau30.C6" office:value-type="string">
            <text:p text:style-name="P35"/>
          </table:table-cell>
        </table:table-row>
        <table:table-row table:style-name="TableLine94350831404112">
          <table:table-cell table:style-name="Tableau30.A2" office:value-type="string">
            <text:p text:style-name="P145">Désactiver un utilisateur</text:p>
          </table:table-cell>
          <table:table-cell table:style-name="Tableau30.B2" office:value-type="string">
            <text:p text:style-name="P155">OK</text:p>
          </table:table-cell>
          <table:table-cell table:style-name="Tableau30.C6" office:value-type="string">
            <text:p text:style-name="P35"/>
          </table:table-cell>
        </table:table-row>
        <table:table-row table:style-name="TableLine94350831404912">
          <table:table-cell table:style-name="Tableau30.A2" office:value-type="string">
            <text:p text:style-name="P146">Workflow demander un compte</text:p>
          </table:table-cell>
          <table:table-cell table:style-name="Tableau30.B2" office:value-type="string">
            <text:p text:style-name="P154">OK</text:p>
          </table:table-cell>
          <table:table-cell table:style-name="Tableau30.C6" office:value-type="string">
            <text:p text:style-name="P35"/>
          </table:table-cell>
        </table:table-row>
        <table:table-row table:style-name="TableLine94350831405760">
          <table:table-cell table:style-name="Tableau30.A2" office:value-type="string">
            <text:p text:style-name="P146">Impossible de se connecter si on est désactivé</text:p>
          </table:table-cell>
          <table:table-cell table:style-name="Tableau30.B2" office:value-type="string">
            <text:p text:style-name="P155">OK</text:p>
          </table:table-cell>
          <table:table-cell table:style-name="Tableau30.C6" office:value-type="string">
            <text:p text:style-name="P35"/>
          </table:table-cell>
        </table:table-row>
        <table:table-row table:style-name="TableLine94350831406800">
          <table:table-cell table:style-name="Tableau30.A2" office:value-type="string">
            <text:p text:style-name="P146">Réactiver un utilisateur</text:p>
          </table:table-cell>
          <table:table-cell table:style-name="Tableau30.B2" office:value-type="string">
            <text:p text:style-name="P155">OK</text:p>
          </table:table-cell>
          <table:table-cell table:style-name="Tableau30.C6" office:value-type="string">
            <text:p text:style-name="P35"/>
          </table:table-cell>
        </table:table-row>
        <table:table-row table:style-name="TableLine94350831407712">
          <table:table-cell table:style-name="Tableau30.A2" office:value-type="string">
            <text:p text:style-name="P146">Vérifier les couleurs du voyant sur la page Utilisateurs</text:p>
          </table:table-cell>
          <table:table-cell table:style-name="Tableau30.B2" office:value-type="string">
            <text:p text:style-name="P155">OK</text:p>
          </table:table-cell>
          <table:table-cell table:style-name="Tableau30.C7" office:value-type="string">
            <text:p text:style-name="P35"/>
          </table:table-cell>
        </table:table-row>
        <table:table-row table:style-name="TableLine94350831409152">
          <table:table-cell table:style-name="Tableau30.A2" office:value-type="string">
            <text:p text:style-name="P147">Suppression d’utilisateur sans projet</text:p>
          </table:table-cell>
          <table:table-cell table:style-name="Tableau30.B2" office:value-type="string">
            <text:p text:style-name="P155">OK</text:p>
          </table:table-cell>
          <table:table-cell table:style-name="Tableau30.C8" office:value-type="string">
            <text:p text:style-name="P35"/>
          </table:table-cell>
        </table:table-row>
        <table:table-row table:style-name="TableLine94350831410592">
          <table:table-cell table:style-name="Tableau30.A2" office:value-type="string">
            <text:p text:style-name="P147">Suppression d’utilisateur collaborateur de projets</text:p>
          </table:table-cell>
          <table:table-cell table:style-name="Tableau30.B2" office:value-type="string">
            <text:p text:style-name="P155">OK</text:p>
          </table:table-cell>
          <table:table-cell table:style-name="Tableau30.C9" office:value-type="string">
            <text:p text:style-name="P35"/>
          </table:table-cell>
        </table:table-row>
      </table:table>
      <text:h text:style-name="P171" text:outline-level="2">Durant la session <text:span text:style-name="T16">21A</text:span></text:h>
      <text:h text:style-name="Heading_20_3" text:outline-level="3">Page demandeurs</text:h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94350831413376">
          <table:table-cell table:style-name="Tableau1.A1" office:value-type="string">
            <text:p text:style-name="P36">Test</text:p>
          </table:table-cell>
          <table:table-cell table:style-name="Tableau1.A1" office:value-type="string">
            <text:p text:style-name="P36">Résultat</text:p>
          </table:table-cell>
          <table:table-cell table:style-name="Tableau1.C1" office:value-type="string">
            <text:p text:style-name="P36">Commentaire</text:p>
          </table:table-cell>
        </table:table-row>
        <table:table-row table:style-name="TableLine94350831442736">
          <table:table-cell table:style-name="Tableau1.A2" office:value-type="string">
            <text:p text:style-name="P20">Pas possible de créer un projet</text:p>
          </table:table-cell>
          <table:table-cell table:style-name="Tableau1.B2" office:value-type="string">
            <text:p text:style-name="P155">OK</text:p>
          </table:table-cell>
          <table:table-cell table:style-name="Tableau1.C8" office:value-type="string">
            <text:p text:style-name="P20"/>
          </table:table-cell>
        </table:table-row>
        <table:table-row table:style-name="TableLine94350831444928">
          <table:table-cell table:style-name="Tableau1.A2" office:value-type="string">
            <text:p text:style-name="P57">Possible de créer un projet test</text:p>
          </table:table-cell>
          <table:table-cell table:style-name="Tableau1.B2" office:value-type="string">
            <text:p text:style-name="P155">OK</text:p>
          </table:table-cell>
          <table:table-cell table:style-name="Tableau1.C8" office:value-type="string">
            <text:p text:style-name="P20"/>
          </table:table-cell>
        </table:table-row>
        <table:table-row table:style-name="TableLine94350831445728">
          <table:table-cell table:style-name="Tableau1.A2" office:value-type="string">
            <text:p text:style-name="P57">Affichage des projets</text:p>
          </table:table-cell>
          <table:table-cell table:style-name="Tableau1.B2" office:value-type="string">
            <text:p text:style-name="P155">OK</text:p>
          </table:table-cell>
          <table:table-cell table:style-name="Tableau1.C8" office:value-type="string">
            <text:p text:style-name="P20"/>
          </table:table-cell>
        </table:table-row>
        <table:table-row table:style-name="TableLine94350831446656">
          <table:table-cell table:style-name="Tableau1.A2" office:value-type="string">
            <text:p text:style-name="P57">Affichage de la conso calcul</text:p>
          </table:table-cell>
          <table:table-cell table:style-name="Tableau1.B2" office:value-type="string">
            <text:p text:style-name="P155">OK</text:p>
          </table:table-cell>
          <table:table-cell table:style-name="Tableau1.C8" office:value-type="string">
            <text:p text:style-name="P20"/>
          </table:table-cell>
        </table:table-row>
        <table:table-row table:style-name="TableLine94350831447696">
          <table:table-cell table:style-name="Tableau1.A2" office:value-type="string">
            <text:p text:style-name="P57">Affichage de la conso GPU</text:p>
          </table:table-cell>
          <table:table-cell table:style-name="Tableau1.B2" office:value-type="string">
            <text:p text:style-name="P155">OK</text:p>
          </table:table-cell>
          <table:table-cell table:style-name="Tableau1.C8" office:value-type="string">
            <text:p text:style-name="P20"/>
          </table:table-cell>
        </table:table-row>
        <table:table-row table:style-name="TableLine94350831448608">
          <table:table-cell table:style-name="Tableau1.A2" office:value-type="string">
            <text:p text:style-name="P57">Affichage de la conso stockage</text:p>
          </table:table-cell>
          <table:table-cell table:style-name="Tableau1.B2" office:value-type="string">
            <text:p text:style-name="P155">OK</text:p>
          </table:table-cell>
          <table:table-cell table:style-name="Tableau1.C8" office:value-type="string">
            <text:p text:style-name="P20"/>
          </table:table-cell>
        </table:table-row>
        <table:table-row table:style-name="TableLine94350831449568">
          <table:table-cell table:style-name="Tableau1.A2" office:value-type="string">
            <text:p text:style-name="P141">Affichage de la conso home (si j’ai un compte)</text:p>
          </table:table-cell>
          <table:table-cell table:style-name="Tableau1.B2" office:value-type="string">
            <text:p text:style-name="P155">OK</text:p>
          </table:table-cell>
          <table:table-cell table:style-name="Tableau1.C8" office:value-type="string">
            <text:p text:style-name="P20"/>
          </table:table-cell>
        </table:table-row>
        <table:table-row table:style-name="TableLine94350831450528">
          <table:table-cell table:style-name="Tableau1.A2" office:value-type="string">
            <text:p text:style-name="P141">Affichage de la conso tmpdir (si j’ai un compte)</text:p>
          </table:table-cell>
          <table:table-cell table:style-name="Tableau1.B2" office:value-type="string">
            <text:p text:style-name="P155">OK</text:p>
          </table:table-cell>
          <table:table-cell table:style-name="Tableau1.C9" office:value-type="string">
            <text:p text:style-name="P20"/>
          </table:table-cell>
        </table:table-row>
        <table:table-row table:style-name="TableLine94350831451888">
          <table:table-cell table:style-name="Tableau1.A2" office:value-type="string">
            <text:p text:style-name="P141">Pas d’affichage des consos persos (en l’absence de compte)</text:p>
          </table:table-cell>
          <table:table-cell table:style-name="Tableau1.B2" office:value-type="string">
            <text:p text:style-name="P155">OK</text:p>
          </table:table-cell>
          <table:table-cell table:style-name="Tableau1.C10" office:value-type="string">
            <text:p text:style-name="P20"/>
          </table:table-cell>
        </table:table-row>
      </table:table>
      <text:p text:style-name="Text_20_body"/>
      <text:h text:style-name="Heading_20_3" text:outline-level="3"><text:soft-page-break/>Page proje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 table:style-name="TableLine94350831455168">
            <table:table-cell table:style-name="Tableau4.A1" office:value-type="string">
              <text:p text:style-name="P36">Test</text:p>
            </table:table-cell>
            <table:table-cell table:style-name="Tableau4.A1" office:value-type="string">
              <text:p text:style-name="P36">Résultat</text:p>
            </table:table-cell>
            <table:table-cell table:style-name="Tableau4.C1" office:value-type="string">
              <text:p text:style-name="P36">Commentaire</text:p>
            </table:table-cell>
          </table:table-row>
        </table:table-header-rows>
        <table:table-row table:style-name="TableLine94350831487760">
          <table:table-cell table:style-name="Tableau4.A2" office:value-type="string">
            <text:p text:style-name="P156"><text:span text:style-name="T51">Boutons actifs/inactifs (</text:span><text:span text:style-name="T50">responsable</text:span><text:span text:style-name="T51">)</text:span></text:p>
          </table:table-cell>
          <table:table-cell table:style-name="Tableau4.B2" office:value-type="string">
            <text:p text:style-name="P157">OK</text:p>
          </table:table-cell>
          <table:table-cell table:style-name="Tableau4.C9" office:value-type="string">
            <text:p text:style-name="P121"/>
          </table:table-cell>
        </table:table-row>
        <table:table-row table:style-name="TableLine94350831489696">
          <table:table-cell table:style-name="Tableau4.A2" office:value-type="string">
            <text:p text:style-name="P157">Boutons actifs/inactifs<text:line-break/>(collaborateur)</text:p>
          </table:table-cell>
          <table:table-cell table:style-name="Tableau4.B2" office:value-type="string">
            <text:p text:style-name="P157">OK</text:p>
          </table:table-cell>
          <table:table-cell table:style-name="Tableau4.C9" office:value-type="string">
            <text:p text:style-name="P121"/>
          </table:table-cell>
        </table:table-row>
        <table:table-row table:style-name="TableLine94350831490496">
          <table:table-cell table:style-name="Tableau4.A2" office:value-type="string">
            <text:p text:style-name="P65">Todo liste <text:span text:style-name="T50">(resp + coll)</text:span></text:p>
          </table:table-cell>
          <table:table-cell table:style-name="Tableau4.B2" office:value-type="string">
            <text:p text:style-name="P68">OK</text:p>
          </table:table-cell>
          <table:table-cell table:style-name="Tableau4.C9" office:value-type="string">
            <text:p text:style-name="P66"/>
          </table:table-cell>
        </table:table-row>
        <table:table-row table:style-name="TableLine94350831491424">
          <table:table-cell table:style-name="Tableau4.A2" office:value-type="string">
            <text:p text:style-name="P59">Boutons actifs/inactifs (administrateur)</text:p>
          </table:table-cell>
          <table:table-cell table:style-name="Tableau4.B2" office:value-type="string">
            <text:p text:style-name="P157">OK</text:p>
          </table:table-cell>
          <table:table-cell table:style-name="Tableau4.C9" office:value-type="string">
            <text:p text:style-name="P121">Rallonge, Nouveau responsable, <text:span text:style-name="T49">modifier</text:span> deviennent actifs pour l’administrateur</text:p>
          </table:table-cell>
        </table:table-row>
        <table:table-row table:style-name="TableLine94350831492464">
          <table:table-cell table:style-name="Tableau4.A2" office:value-type="string">
            <text:p text:style-name="P157">Pas de Todo liste (admin)</text:p>
          </table:table-cell>
          <table:table-cell table:style-name="Tableau4.B2" office:value-type="string">
            <text:p text:style-name="P157">OK</text:p>
          </table:table-cell>
          <table:table-cell table:style-name="Tableau4.C9" office:value-type="string">
            <text:p text:style-name="P121"/>
          </table:table-cell>
        </table:table-row>
        <table:table-row table:style-name="TableLine94350831493648">
          <table:table-cell table:style-name="Tableau4.A2" office:value-type="string">
            <text:p text:style-name="P93">Deux boutons liés au rapport d’activité de 202<text:span text:style-name="T37">1</text:span>, actifs</text:p>
          </table:table-cell>
          <table:table-cell table:style-name="Tableau4.B2" office:value-type="string">
            <text:p text:style-name="P157">OK</text:p>
          </table:table-cell>
          <table:table-cell table:style-name="Tableau4.C9" office:value-type="string">
            <text:p text:style-name="P121">Téléversement RA = possible mais une seule fois, même pour l’admin</text:p>
          </table:table-cell>
        </table:table-row>
        <table:table-row table:style-name="TableLine94350831494608">
          <table:table-cell table:style-name="Tableau4.A2" office:value-type="string">
            <text:p text:style-name="P59">Affichage des figures exposé (vérifier par rapport au répertoire)</text:p>
          </table:table-cell>
          <table:table-cell table:style-name="Tableau4.B2" office:value-type="string">
            <text:p text:style-name="P157">OK</text:p>
          </table:table-cell>
          <table:table-cell table:style-name="Tableau4.C9" office:value-type="string">
            <text:p text:style-name="P20"/>
          </table:table-cell>
        </table:table-row>
        <table:table-row table:style-name="TableLine94350831495568">
          <table:table-cell table:style-name="Tableau4.A2" office:value-type="string">
            <text:p text:style-name="P59">Affichage des figures justification du renouvellement (vérifier par rapport au répertoire)</text:p>
          </table:table-cell>
          <table:table-cell table:style-name="Tableau4.B2" office:value-type="string">
            <text:p text:style-name="P157">OK</text:p>
          </table:table-cell>
          <table:table-cell table:style-name="Tableau4.C9" office:value-type="string">
            <text:p text:style-name="P20"/>
          </table:table-cell>
        </table:table-row>
        <table:table-row table:style-name="TableLine94350831496448">
          <table:table-cell table:style-name="Tableau4.A2" office:value-type="string">
            <text:p text:style-name="P86">Possibilité de modifier la liste des collaborateurs</text:p>
          </table:table-cell>
          <table:table-cell table:style-name="Tableau4.B2" office:value-type="string">
            <text:p text:style-name="P157">OK</text:p>
          </table:table-cell>
          <table:table-cell table:style-name="Tableau4.C10" office:value-type="string">
            <text:p text:style-name="P20"/>
          </table:table-cell>
        </table:table-row>
        <table:table-row table:style-name="TableLine94350831497888">
          <table:table-cell table:style-name="Tableau4.A2" office:value-type="string">
            <text:p text:style-name="P86">Possibilité de modifier l’écran sur les données</text:p>
          </table:table-cell>
          <table:table-cell table:style-name="Tableau4.B2" office:value-type="string">
            <text:p text:style-name="P157">OK</text:p>
          </table:table-cell>
          <table:table-cell table:style-name="Tableau4.C11" office:value-type="string">
            <text:p text:style-name="P20"/>
          </table:table-cell>
        </table:table-row>
        <table:table-row table:style-name="TableLine94350831499328">
          <table:table-cell table:style-name="Tableau4.A2" office:value-type="string">
            <text:p text:style-name="P120">Affichage des noms d’utilisateur pour les collaborateurs qui ont demandé le login</text:p>
          </table:table-cell>
          <table:table-cell table:style-name="Tableau4.B2" office:value-type="string">
            <text:p text:style-name="P157">OK</text:p>
          </table:table-cell>
          <table:table-cell table:style-name="Tableau4.C12" office:value-type="string">
            <text:p text:style-name="P20"/>
          </table:table-cell>
        </table:table-row>
      </table:table>
      <text:h text:style-name="Heading_20_3" text:outline-level="3"/>
      <text:h text:style-name="P179" text:outline-level="3">Écran Collaborateurs</text:h>
      <text:p text:style-name="P19"/>
      <text:p text:style-name="P19"/>
      <table:table table:name="Tableau22" table:style-name="Tableau22">
        <table:table-column table:style-name="Tableau22.A"/>
        <table:table-column table:style-name="Tableau22.B"/>
        <table:table-column table:style-name="Tableau22.C"/>
        <table:table-header-rows>
          <table:table-row table:style-name="TableLine94350831500688">
            <table:table-cell table:style-name="Tableau22.A1" office:value-type="string">
              <text:p text:style-name="P47">Test</text:p>
            </table:table-cell>
            <table:table-cell table:style-name="Tableau22.A1" office:value-type="string">
              <text:p text:style-name="P47">Résultat</text:p>
            </table:table-cell>
            <table:table-cell table:style-name="Tableau22.C1" office:value-type="string">
              <text:p text:style-name="P47">Commentaire</text:p>
            </table:table-cell>
          </table:table-row>
        </table:table-header-rows>
        <table:table-row table:style-name="TableLine94350831512320">
          <table:table-cell table:style-name="Tableau22.A2" office:value-type="string">
            <text:p text:style-name="P120">Demander un login, le triangle s’affiche à la place du nom d’utilisateur</text:p>
          </table:table-cell>
          <table:table-cell table:style-name="Tableau22.B2" office:value-type="string">
            <text:p text:style-name="P157">OK</text:p>
          </table:table-cell>
          <table:table-cell table:style-name="Tableau22.C2" office:value-type="string">
            <text:p text:style-name="P31"/>
          </table:table-cell>
        </table:table-row>
        <table:table-row table:style-name="TableLine94350831514256">
          <table:table-cell table:style-name="Tableau22.A2" office:value-type="string">
            <text:p text:style-name="P120">Entrer un nouveau collaborateur</text:p>
          </table:table-cell>
          <table:table-cell table:style-name="Tableau22.B2" office:value-type="string">
            <text:p text:style-name="P68">OK</text:p>
          </table:table-cell>
          <table:table-cell table:style-name="Tableau22.C3" office:value-type="string">
            <text:p text:style-name="P31"/>
          </table:table-cell>
        </table:table-row>
      </table:table>
      <text:h text:style-name="P184" text:outline-level="3">Page projets par session (session <text:span text:style-name="T36">A</text:span>)</text:h>
      <text:h text:style-name="P170" text:outline-level="3"/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 table:style-name="TableLine94350831519008">
            <table:table-cell table:style-name="Tableau6.A1" office:value-type="string">
              <text:p text:style-name="P37">Test</text:p>
            </table:table-cell>
            <table:table-cell table:style-name="Tableau6.A1" office:value-type="string">
              <text:p text:style-name="P37">Résultat</text:p>
            </table:table-cell>
            <table:table-cell table:style-name="Tableau6.C1" office:value-type="string">
              <text:p text:style-name="P37">Commentaire</text:p>
            </table:table-cell>
          </table:table-row>
        </table:table-header-rows>
        <table:table-row table:style-name="TableLine94350831538576">
          <table:table-cell table:style-name="Tableau6.A2" office:value-type="string">
            <text:p text:style-name="P75">Téléchargement CSV</text:p>
          </table:table-cell>
          <table:table-cell table:style-name="Tableau6.B2" office:value-type="string">
            <text:p text:style-name="P158">OK</text:p>
          </table:table-cell>
          <table:table-cell table:style-name="Tableau6.C2" office:value-type="string">
            <text:p text:style-name="P21"/>
          </table:table-cell>
        </table:table-row>
        <table:table-row table:style-name="TableLine94350831540512">
          <table:table-cell table:style-name="Tableau6.A2" office:value-type="string">
            <text:p text:style-name="P75">Signature</text:p>
          </table:table-cell>
          <table:table-cell table:style-name="Tableau6.B2" office:value-type="string">
            <text:p text:style-name="P69">OK</text:p>
          </table:table-cell>
          <table:table-cell table:style-name="Tableau6.C3" office:value-type="string">
            <text:p text:style-name="P134"/>
          </table:table-cell>
        </table:table-row>
        <table:table-row table:style-name="TableLine94350831541792">
          <table:table-cell table:style-name="Tableau6.A2" office:value-type="string">
            <text:p text:style-name="P142"><text:span text:style-name="T20">R.A. de </text:span><text:span text:style-name="T38">l’année passée (sauf nouveaux projets)</text:span></text:p>
          </table:table-cell>
          <table:table-cell table:style-name="Tableau6.B2" office:value-type="string">
            <text:p text:style-name="P158">OK</text:p>
          </table:table-cell>
          <table:table-cell table:style-name="Tableau6.C4" office:value-type="string">
            <text:p text:style-name="P21"/>
          </table:table-cell>
        </table:table-row>
        <table:table-row table:style-name="TableLine94350831543120">
          <table:table-cell table:style-name="Tableau6.A2" office:value-type="string">
            <text:p text:style-name="P75">Graphiques de conso de <text:span text:style-name="T20">2020</text:span></text:p>
          </table:table-cell>
          <table:table-cell table:style-name="Tableau6.B2" office:value-type="string">
            <text:p text:style-name="P158">OK</text:p>
          </table:table-cell>
          <table:table-cell table:style-name="Tableau6.C5" office:value-type="string">
            <text:p text:style-name="P21"/>
          </table:table-cell>
        </table:table-row>
      </table:table>
      <text:p text:style-name="Text_20_body"/>
      <text:h text:style-name="P180" text:outline-level="3">Page projets par année </text:h>
      <text:h text:style-name="P170" text:outline-level="3"/>
      <table:table table:name="Tableau8" table:style-name="Tableau8">
        <table:table-column table:style-name="Tableau8.A"/>
        <table:table-column table:style-name="Tableau8.B"/>
        <table:table-column table:style-name="Tableau8.C"/>
        <table:table-header-rows>
          <table:table-row table:style-name="TableLine94350831545920">
            <table:table-cell table:style-name="Tableau8.A1" office:value-type="string">
              <text:p text:style-name="P37">Test</text:p>
            </table:table-cell>
            <table:table-cell table:style-name="Tableau8.A1" office:value-type="string">
              <text:p text:style-name="P37">Résultat</text:p>
            </table:table-cell>
            <table:table-cell table:style-name="Tableau8.C1" office:value-type="string">
              <text:p text:style-name="P37">Commentaire</text:p>
            </table:table-cell>
          </table:table-row>
        </table:table-header-rows>
        <table:table-row table:style-name="TableLine94350831574704">
          <table:table-cell table:style-name="Tableau8.A2" office:value-type="string">
            <text:p text:style-name="P75">Incohérence quota/attrib</text:p>
          </table:table-cell>
          <table:table-cell table:style-name="Tableau8.B2" office:value-type="string">
            <text:p text:style-name="P158">OK</text:p>
          </table:table-cell>
          <table:table-cell table:style-name="Tableau8.C2" office:value-type="string">
            <text:p text:style-name="P21"/>
          </table:table-cell>
        </table:table-row>
        <table:table-row table:style-name="TableLine94350831576512">
          <table:table-cell table:style-name="Tableau8.A2" office:value-type="string">
            <text:p text:style-name="P75">Couleur et conso</text:p>
          </table:table-cell>
          <table:table-cell table:style-name="Tableau8.B2" office:value-type="string">
            <text:p text:style-name="P69">OK</text:p>
          </table:table-cell>
          <table:table-cell table:style-name="Tableau8.C3" office:value-type="string">
            <text:p text:style-name="P21"/>
          </table:table-cell>
        </table:table-row>
        <table:table-row table:style-name="TableLine94350831577792">
          <table:table-cell table:style-name="Tableau8.A2" office:value-type="string">
            <text:p text:style-name="P122"><text:span text:style-name="T1">Conso de </text:span><text:span text:style-name="T38">2021</text:span><text:span text:style-name="T20"> par projet</text:span></text:p>
          </table:table-cell>
          <table:table-cell table:style-name="Tableau8.B2" office:value-type="string">
            <text:p text:style-name="P159">OK</text:p>
          </table:table-cell>
          <table:table-cell table:style-name="Tableau8.C5" office:value-type="string">
            <text:p text:style-name="P21"/>
          </table:table-cell>
        </table:table-row>
        <table:table-row table:style-name="TableLine94350831579200">
          <table:table-cell table:style-name="Tableau8.A2" office:value-type="string">
            <text:p text:style-name="P122"><text:span text:style-name="T1">Conso globale CPU </text:span><text:span text:style-name="T38">2021</text:span></text:p>
          </table:table-cell>
          <table:table-cell table:style-name="Tableau8.B2" office:value-type="string">
            <text:p text:style-name="P159">OK</text:p>
          </table:table-cell>
          <table:table-cell table:style-name="Tableau8.C5" office:value-type="string">
            <text:p text:style-name="P21"/>
          </table:table-cell>
        </table:table-row>
        <table:table-row table:style-name="TableLine94350831580240">
          <table:table-cell table:style-name="Tableau8.A2" office:value-type="string">
            <text:p text:style-name="P122"><text:span text:style-name="T1">Conso globale GPU </text:span><text:span text:style-name="T38">2021</text:span></text:p>
          </table:table-cell>
          <table:table-cell table:style-name="Tableau8.B2" office:value-type="string">
            <text:p text:style-name="P159">OK</text:p>
          </table:table-cell>
          <table:table-cell table:style-name="Tableau8.C6" office:value-type="string">
            <text:p text:style-name="P21"/>
          </table:table-cell>
        </table:table-row>
        <table:table-row table:style-name="TableLine94350831581632">
          <table:table-cell table:style-name="Tableau8.A2" office:value-type="string">
            <text:p text:style-name="P143"><text:span text:style-name="T39">Quand on va voir un projet on atterrit sur la session active </text:span><text:span text:style-name="T20">(2</text:span><text:span text:style-name="T38">1A)</text:span></text:p>
          </table:table-cell>
          <table:table-cell table:style-name="Tableau8.B2" office:value-type="string">
            <text:p text:style-name="P159">OK</text:p>
          </table:table-cell>
          <table:table-cell table:style-name="Tableau8.C7" office:value-type="string">
            <text:p text:style-name="P21"/>
          </table:table-cell>
        </table:table-row>
        <table:table-row table:style-name="TableLine94350831583072">
          <table:table-cell table:style-name="Tableau8.A2" office:value-type="string">
            <text:p text:style-name="P118">Utiliser le bouton € pour générer des données de facturation</text:p>
          </table:table-cell>
          <table:table-cell table:style-name="Tableau8.B2" office:value-type="string">
            <text:p text:style-name="P160">OK</text:p>
          </table:table-cell>
          <table:table-cell table:style-name="Tableau8.C8" office:value-type="string">
            <text:p text:style-name="P21"/>
          </table:table-cell>
        </table:table-row>
        <table:table-row table:style-name="TableLine94350831584512">
          <table:table-cell table:style-name="Tableau8.A2" office:value-type="string">
            <text:p text:style-name="P118">Refaire des données de facturation sur le même projet</text:p>
          </table:table-cell>
          <table:table-cell table:style-name="Tableau8.B2" office:value-type="string">
            <text:p text:style-name="P160">OK</text:p>
          </table:table-cell>
          <table:table-cell table:style-name="Tableau8.C9" office:value-type="string">
            <text:p text:style-name="P21"/>
          </table:table-cell>
        </table:table-row>
        <table:table-row table:style-name="TableLine94350831585936">
          <table:table-cell table:style-name="Tableau8.A2" office:value-type="string">
            <text:p text:style-name="P52">Vérifier que la somme des deux consommations (deux périodes) correspond à la consommation totale</text:p>
          </table:table-cell>
          <table:table-cell table:style-name="Tableau8.B2" office:value-type="string">
            <text:p text:style-name="P56">OK</text:p>
          </table:table-cell>
          <table:table-cell table:style-name="Tableau8.C10" office:value-type="string">
            <text:p text:style-name="P53">Pb heures entre page web et pdf !</text:p>
          </table:table-cell>
        </table:table-row>
      </table:table>
      <text:p text:style-name="P16"/>
      <text:p text:style-name="Text_20_body"/>
      <text:p text:style-name="Text_20_body"/>
      <text:p text:style-name="Text_20_body"/>
      <text:p text:style-name="Text_20_body"/>
      <text:h text:style-name="P185" text:outline-level="3"><text:span text:style-name="T1">Workflow </text:span>Projets test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 table:style-name="TableLine94350831589504">
            <table:table-cell table:style-name="Tableau3.A1" office:value-type="string">
              <text:p text:style-name="P36">Test</text:p>
            </table:table-cell>
            <table:table-cell table:style-name="Tableau3.A1" office:value-type="string">
              <text:p text:style-name="P36">Résultat</text:p>
            </table:table-cell>
            <table:table-cell table:style-name="Tableau3.C1" office:value-type="string">
              <text:p text:style-name="P36">Commentaire</text:p>
            </table:table-cell>
          </table:table-row>
        </table:table-header-rows>
        <table:table-row table:style-name="TableLine94350831623440">
          <table:table-cell table:style-name="Tableau3.A2" office:value-type="string">
            <text:p text:style-name="P20">P<text:span text:style-name="T40">ossibilité de c</text:span>réer <text:span text:style-name="T40">un </text:span>projet test <text:span text:style-name="T21">pour tous les statuts</text:span></text:p>
          </table:table-cell>
          <table:table-cell table:style-name="Tableau3.B2" office:value-type="string">
            <text:p text:style-name="P161">OK</text:p>
          </table:table-cell>
          <table:table-cell table:style-name="Tableau3.C2" office:value-type="string">
            <text:p text:style-name="P20"/>
          </table:table-cell>
        </table:table-row>
        <table:table-row table:style-name="TableLine94350831625248">
          <table:table-cell table:style-name="Tableau3.A2" office:value-type="string">
            <text:p text:style-name="P20">Workflow projet Test <text:s/>positif (remplissage, envoi à l’expert, affectation de l’expert, réponse de l’expert, heures attribuées non dans le quota, notifications)</text:p>
          </table:table-cell>
          <table:table-cell table:style-name="Tableau3.B2" office:value-type="string">
            <text:p text:style-name="P161">OK</text:p>
          </table:table-cell>
          <table:table-cell table:style-name="Tableau3.C3" office:value-type="string">
            <text:p text:style-name="P20"/>
          </table:table-cell>
        </table:table-row>
        <table:table-row table:style-name="TableLine94350831626400">
          <table:table-cell table:style-name="Tableau3.A2" office:value-type="string">
            <text:p text:style-name="P64">Retour en arrière</text:p>
          </table:table-cell>
          <table:table-cell table:style-name="Tableau3.B2" office:value-type="string">
            <text:p text:style-name="P70">OK</text:p>
          </table:table-cell>
          <table:table-cell table:style-name="Tableau3.C9" office:value-type="string">
            <text:p text:style-name="P20"/>
          </table:table-cell>
        </table:table-row>
        <table:table-row table:style-name="TableLine94350831627808">
          <table:table-cell table:style-name="Tableau3.A2" office:value-type="string">
            <text:p text:style-name="P64">Repartir en avant</text:p>
          </table:table-cell>
          <table:table-cell table:style-name="Tableau3.B2" office:value-type="string">
            <text:p text:style-name="P70">OK</text:p>
          </table:table-cell>
          <table:table-cell table:style-name="Tableau3.C9" office:value-type="string">
            <text:p text:style-name="P20"/>
          </table:table-cell>
        </table:table-row>
        <table:table-row table:style-name="TableLine94350831628848">
          <table:table-cell table:style-name="Tableau3.A2" office:value-type="string">
            <text:p text:style-name="P74">Suppression d<text:span text:style-name="T1">u </text:span>projet <text:span text:style-name="T1">test</text:span></text:p>
          </table:table-cell>
          <table:table-cell table:style-name="Tableau3.B2" office:value-type="string">
            <text:p text:style-name="P70">OK</text:p>
          </table:table-cell>
          <table:table-cell table:style-name="Tableau3.C9" office:value-type="string">
            <text:p text:style-name="P20"/>
          </table:table-cell>
        </table:table-row>
        <table:table-row table:style-name="TableLine94350831629760">
          <table:table-cell table:style-name="Tableau3.A2" office:value-type="string">
            <text:p text:style-name="P124">Refus d’envoi en expertise si les CGU ne sont pas signées</text:p>
          </table:table-cell>
          <table:table-cell table:style-name="Tableau3.B2" office:value-type="string">
            <text:p text:style-name="P70">OK</text:p>
          </table:table-cell>
          <table:table-cell table:style-name="Tableau3.C9" office:value-type="string">
            <text:p text:style-name="P20"/>
          </table:table-cell>
        </table:table-row>
        <table:table-row table:style-name="TableLine94350831630720">
          <table:table-cell table:style-name="Tableau3.A2" office:value-type="string">
            <text:p text:style-name="P20">Refus de créer un second projet test pour le même utilisateur</text:p>
          </table:table-cell>
          <table:table-cell table:style-name="Tableau3.B2" office:value-type="string">
            <text:p text:style-name="P161">OK</text:p>
          </table:table-cell>
          <table:table-cell table:style-name="Tableau3.C9" office:value-type="string">
            <text:p text:style-name="P20"/>
          </table:table-cell>
        </table:table-row>
        <table:table-row table:style-name="TableLine94350831631680">
          <table:table-cell table:style-name="Tableau3.A2" office:value-type="string">
            <text:p text:style-name="P123"><text:span text:style-name="T41">C</text:span>olonne « nom de l’utilisateur » <text:span text:style-name="T41">vide </text:span>tant que le projet n’est pas actif</text:p>
          </table:table-cell>
          <table:table-cell table:style-name="Tableau3.B2" office:value-type="string">
            <text:p text:style-name="P161">OK</text:p>
          </table:table-cell>
          <table:table-cell table:style-name="Tableau3.C9" office:value-type="string">
            <text:p text:style-name="P20"/>
          </table:table-cell>
        </table:table-row>
        <table:table-row table:style-name="TableLine94350831632560">
          <table:table-cell table:style-name="Tableau3.A2" office:value-type="string">
            <text:p text:style-name="P67">Workflow projet Test <text:s/>négatif (remplissage, envoi à l’expert, affectation de l’expert, réponse de l’expert, notifications)</text:p>
          </table:table-cell>
          <table:table-cell table:style-name="Tableau3.B2" office:value-type="string">
            <text:p text:style-name="P71">OK</text:p>
          </table:table-cell>
          <table:table-cell table:style-name="Tableau3.C10" office:value-type="string">
            <text:p text:style-name="P54"/>
          </table:table-cell>
        </table:table-row>
        <table:table-row table:style-name="TableLine94350831634000">
          <table:table-cell table:style-name="Tableau3.A2" office:value-type="string">
            <text:p text:style-name="P20">Possibilité de créer un second projet test après le refus du premier</text:p>
          </table:table-cell>
          <table:table-cell table:style-name="Tableau3.A2" office:value-type="string">
            <text:p text:style-name="P162">OK</text:p>
          </table:table-cell>
          <table:table-cell table:style-name="Tableau3.C11" office:value-type="string">
            <text:p text:style-name="P20"/>
          </table:table-cell>
        </table:table-row>
        <table:table-row table:style-name="TableLine94350831635920">
          <table:table-cell table:style-name="Tableau3.A2" office:value-type="string">
            <text:p text:style-name="P20">Possibilité de créer un projet test pour un laboratoire « Autre »</text:p>
          </table:table-cell>
          <table:table-cell table:style-name="Tableau3.A2" office:value-type="string">
            <text:p text:style-name="P162">OK</text:p>
          </table:table-cell>
          <table:table-cell table:style-name="Tableau3.C12" office:value-type="string">
            <text:p text:style-name="P20"/>
          </table:table-cell>
        </table:table-row>
        <table:table-row table:style-name="TableLine94350831637424">
          <table:table-cell table:style-name="Tableau3.A2" office:value-type="string">
            <text:p text:style-name="P114">Demandeurs ne voient pas le commentaire de l’expert tant que le projet test n’est pas en état ACTIF_TEST</text:p>
          </table:table-cell>
          <table:table-cell table:style-name="Tableau3.A2" office:value-type="string">
            <text:p text:style-name="P163">OK</text:p>
          </table:table-cell>
          <table:table-cell table:style-name="Tableau3.C13" office:value-type="string">
            <text:p text:style-name="P20"/>
          </table:table-cell>
        </table:table-row>
      </table:table>
      <text:p text:style-name="Text_20_body"/>
      <text:h text:style-name="P177" text:outline-level="3"/>
      <text:h text:style-name="P183" text:outline-level="3"><text:span text:style-name="T1">Workflow </text:span>Rallonges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 table:style-name="TableLine94350831610960">
            <table:table-cell table:style-name="Tableau5.A1" office:value-type="string">
              <text:p text:style-name="P36">Test</text:p>
            </table:table-cell>
            <table:table-cell table:style-name="Tableau5.A1" office:value-type="string">
              <text:p text:style-name="P36">Résultat</text:p>
            </table:table-cell>
            <table:table-cell table:style-name="Tableau5.C1" office:value-type="string">
              <text:p text:style-name="P36">Commentaire</text:p>
            </table:table-cell>
          </table:table-row>
        </table:table-header-rows>
        <table:table-row table:style-name="TableLine94350831661088">
          <table:table-cell table:style-name="Tableau5.A2" office:value-type="string">
            <text:p text:style-name="P20">Demande de rallonge par l’admin</text:p>
          </table:table-cell>
          <table:table-cell table:style-name="Tableau5.B2" office:value-type="string">
            <text:p text:style-name="P163">OK</text:p>
          </table:table-cell>
          <table:table-cell table:style-name="Tableau5.C9" office:value-type="string">
            <text:p text:style-name="P20"/>
          </table:table-cell>
        </table:table-row>
        <table:table-row table:style-name="TableLine94350831663280">
          <table:table-cell table:style-name="Tableau5.A2" office:value-type="string">
            <text:p text:style-name="P20">Pas de demande de rallonge par un utilisateur</text:p>
          </table:table-cell>
          <table:table-cell table:style-name="Tableau5.B2" office:value-type="string">
            <text:p text:style-name="P163">OK</text:p>
          </table:table-cell>
          <table:table-cell table:style-name="Tableau5.C9" office:value-type="string">
            <text:p text:style-name="Table_20_Contents"/>
          </table:table-cell>
        </table:table-row>
        <table:table-row table:style-name="TableLine94350831664080">
          <table:table-cell table:style-name="Tableau5.A2" office:value-type="string">
            <text:p text:style-name="P62">Pas de demande de rallonge par l’admin si une autre rallonge est dans le workflow</text:p>
          </table:table-cell>
          <table:table-cell table:style-name="Tableau5.B2" office:value-type="string">
            <text:p text:style-name="P163">OK</text:p>
          </table:table-cell>
          <table:table-cell table:style-name="Tableau5.C9" office:value-type="string">
            <text:p text:style-name="P20"/>
          </table:table-cell>
        </table:table-row>
        <table:table-row table:style-name="TableLine94350831665008">
          <table:table-cell table:style-name="Tableau5.A2" office:value-type="string">
            <text:p text:style-name="P20">Workflow rallonge positif (remplissage, envoi à l’expert, affectation de l’expert, réponse de l’expert, réponse du président, <text:span text:style-name="T22">le président ne peut pas changer la décision, juste le nombre d’heures, heures</text:span> attribuées non dans le quota, notifications)</text:p>
          </table:table-cell>
          <table:table-cell table:style-name="Tableau5.B2" office:value-type="string">
            <text:p text:style-name="P164">OK</text:p>
          </table:table-cell>
          <table:table-cell table:style-name="Tableau5.C9" office:value-type="string">
            <text:p text:style-name="P20"/>
          </table:table-cell>
        </table:table-row>
        <table:table-row table:style-name="TableLine94350831666048">
          <table:table-cell table:style-name="Tableau5.A2" office:value-type="string">
            <text:p text:style-name="P63">Rallonge dans la page projet en tant que demandeur</text:p>
          </table:table-cell>
          <table:table-cell table:style-name="Tableau5.B2" office:value-type="string">
            <text:p text:style-name="P164">OK</text:p>
          </table:table-cell>
          <table:table-cell table:style-name="Tableau5.C9" office:value-type="string">
            <text:p text:style-name="P62"/>
          </table:table-cell>
        </table:table-row>
        <table:table-row table:style-name="TableLine94350831666960">
          <table:table-cell table:style-name="Tableau5.A2" office:value-type="string">
            <text:p text:style-name="P63">Rallonge dans la page projet en tant que admin</text:p>
          </table:table-cell>
          <table:table-cell table:style-name="Tableau5.B2" office:value-type="string">
            <text:p text:style-name="P164">OK</text:p>
          </table:table-cell>
          <table:table-cell table:style-name="Tableau5.C9" office:value-type="string">
            <text:p text:style-name="P62"/>
          </table:table-cell>
        </table:table-row>
        <table:table-row table:style-name="TableLine94350831667920">
          <table:table-cell table:style-name="Tableau5.A2" office:value-type="string">
            <text:p text:style-name="P63">Rallonge dans la page demandeurs</text:p>
          </table:table-cell>
          <table:table-cell table:style-name="Tableau5.B2" office:value-type="string">
            <text:p text:style-name="P72">OK</text:p>
          </table:table-cell>
          <table:table-cell table:style-name="Tableau5.C9" office:value-type="string">
            <text:p text:style-name="P62"/>
          </table:table-cell>
        </table:table-row>
        <table:table-row table:style-name="TableLine94350831668880">
          <table:table-cell table:style-name="Tableau5.A2" office:value-type="string">
            <text:p text:style-name="P20">Workflow rallonge négatif de la part de l’expert (remplissage, envoi à l’expert, affectation de l’expert, réponse de l’expert, réponse du président, heures attribuées <text:s/>dans le quota, notifications)</text:p>
          </table:table-cell>
          <table:table-cell table:style-name="Tableau5.B2" office:value-type="string">
            <text:p text:style-name="P165">OK</text:p>
          </table:table-cell>
          <table:table-cell table:style-name="Tableau5.C9" office:value-type="string">
            <text:p text:style-name="P62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 table:style-name="TableLine94350831669760">
            <table:table-cell table:style-name="Tableau2.A1" office:value-type="string">
              <text:p text:style-name="P20">Workflow rallonge négatif de la part du président (remplissage, envoi à l’expert, affectation de l’expert, réponse de l’expert, réponse du président, <text:span text:style-name="T22">le président ne peut changer la décision de l’expert,</text:span> notifications)</text:p>
            </table:table-cell>
            <table:table-cell table:style-name="Tableau2.B1" office:value-type="string">
              <text:p text:style-name="P165">OK</text:p>
            </table:table-cell>
            <table:table-cell table:style-name="Tableau2.C1" office:value-type="string">
              <text:p text:style-name="Table_20_Contents"/>
            </table:table-cell>
          </table:table-row>
        </table:table-header-rows>
        <table:table-row table:style-name="TableLine94350831684144">
          <table:table-cell table:style-name="Tableau2.A2" office:value-type="string">
            <text:p text:style-name="P125"><text:span text:style-name="T23">Pas plus de </text:span><text:span text:style-name="T22">N</text:span><text:span text:style-name="T23"> rallonges par session et par projet </text:span><text:span text:style-name="T22">(N est dans </text:span><text:span text:style-name="T31">services</text:span><text:span text:style-name="T22">.y</text:span><text:span text:style-name="T31">a</text:span><text:span text:style-name="T22">ml)</text:span></text:p>
          </table:table-cell>
          <table:table-cell table:style-name="Tableau2.B2" office:value-type="string">
            <text:p text:style-name="P165">OK</text:p>
          </table:table-cell>
          <table:table-cell table:style-name="Tableau2.C2" office:value-type="string">
            <text:p text:style-name="Table_20_Contents"/>
          </table:table-cell>
        </table:table-row>
      </table:table>
      <text:p text:style-name="P1"/>
      <text:p text:style-name="P1"/>
      <text:h text:style-name="P172" text:outline-level="2">Durant la session <text:span text:style-name="T15">21</text:span><text:span text:style-name="T16">B</text:span></text:h>
      <text:h text:style-name="Heading_20_3" text:outline-level="3">Session <text:span text:style-name="T17">21</text:span><text:span text:style-name="T19">B</text:span> en attente</text:h>
      <table:table table:name="Tableau7" table:style-name="Tableau7">
        <table:table-column table:style-name="Tableau7.A"/>
        <table:table-column table:style-name="Tableau7.B"/>
        <table:table-column table:style-name="Tableau7.C"/>
        <table:table-header-rows>
          <table:table-row table:style-name="TableLine94350831681584">
            <table:table-cell table:style-name="Tableau7.A1" office:value-type="string">
              <text:p text:style-name="P38">Test</text:p>
            </table:table-cell>
            <table:table-cell table:style-name="Tableau7.A1" office:value-type="string">
              <text:p text:style-name="P38">Résultat</text:p>
            </table:table-cell>
            <table:table-cell table:style-name="Tableau7.C1" office:value-type="string">
              <text:p text:style-name="P38">Commentaire</text:p>
            </table:table-cell>
          </table:table-row>
        </table:table-header-rows>
        <table:table-row table:style-name="TableLine94350831701680">
          <table:table-cell table:style-name="Tableau7.A2" office:value-type="string">
            <text:p text:style-name="P77">Démarrage de la session</text:p>
          </table:table-cell>
          <table:table-cell table:style-name="Tableau7.B2" office:value-type="string">
            <text:p text:style-name="P165">OK</text:p>
          </table:table-cell>
          <table:table-cell table:style-name="Tableau7.C6" office:value-type="string">
            <text:p text:style-name="P22"/>
          </table:table-cell>
        </table:table-row>
        <table:table-row table:style-name="TableLine94350831703488">
          <table:table-cell table:style-name="Tableau7.A2" office:value-type="string">
            <text:p text:style-name="P77">Modification de la session</text:p>
          </table:table-cell>
          <table:table-cell table:style-name="Tableau7.B2" office:value-type="string">
            <text:p text:style-name="P166">OK</text:p>
          </table:table-cell>
          <table:table-cell table:style-name="Tableau7.C6" office:value-type="string">
            <text:p text:style-name="P76"/>
          </table:table-cell>
        </table:table-row>
        <table:table-row table:style-name="TableLine94350831704288">
          <table:table-cell table:style-name="Tableau7.A2" office:value-type="string">
            <text:p text:style-name="P76"><text:span text:style-name="T26">Possibilité de créer un projet test →</text:span><text:span text:style-name="T24"> session </text:span><text:span text:style-name="T25">21A</text:span></text:p>
          </table:table-cell>
          <table:table-cell table:style-name="Tableau7.B2" office:value-type="string">
            <text:p text:style-name="P166">OK</text:p>
          </table:table-cell>
          <table:table-cell table:style-name="Tableau7.C6" office:value-type="string">
            <text:p text:style-name="P22"/>
          </table:table-cell>
        </table:table-row>
        <table:table-row table:style-name="TableLine94350831705216">
          <table:table-cell table:style-name="Tableau7.A2" office:value-type="string">
            <text:p text:style-name="P76"><text:span text:style-name="T26">Pas possible de créer un projet test s’il y en a déjà un en </text:span><text:span text:style-name="T42">21A</text:span></text:p>
          </table:table-cell>
          <table:table-cell table:style-name="Tableau7.B2" office:value-type="string">
            <text:p text:style-name="P166">OK</text:p>
          </table:table-cell>
          <table:table-cell table:style-name="Tableau7.C6" office:value-type="string">
            <text:p text:style-name="P22"/>
          </table:table-cell>
        </table:table-row>
        <table:table-row table:style-name="TableLine94350831706256">
          <table:table-cell table:style-name="Tableau7.A2" office:value-type="string">
            <text:p text:style-name="P77">Impossibilité de créer un projet ordinaire</text:p>
          </table:table-cell>
          <table:table-cell table:style-name="Tableau7.B2" office:value-type="string">
            <text:p text:style-name="P166">OK</text:p>
          </table:table-cell>
          <table:table-cell table:style-name="Tableau7.C6" office:value-type="string">
            <text:p text:style-name="P22"/>
          </table:table-cell>
        </table:table-row>
      </table:table>
      <text:p text:style-name="P5"/>
      <text:p text:style-name="P5"/>
      <text:h text:style-name="Heading_20_3" text:outline-level="3">Session <text:span text:style-name="T17">21</text:span><text:span text:style-name="T19">B</text:span> en édition</text:h>
      <table:table table:name="Tableau16" table:style-name="Tableau16">
        <table:table-column table:style-name="Tableau16.A"/>
        <table:table-column table:style-name="Tableau16.B"/>
        <table:table-column table:style-name="Tableau16.C"/>
        <table:table-header-rows>
          <table:table-row table:style-name="TableLine94350831708448">
            <table:table-cell table:style-name="Tableau16.A1" office:value-type="string">
              <text:p text:style-name="P42">Test</text:p>
            </table:table-cell>
            <table:table-cell table:style-name="Tableau16.A1" office:value-type="string">
              <text:p text:style-name="P42">Résultat</text:p>
            </table:table-cell>
            <table:table-cell table:style-name="Tableau16.C1" office:value-type="string">
              <text:p text:style-name="P42">Commentaire</text:p>
            </table:table-cell>
          </table:table-row>
        </table:table-header-rows>
        <table:table-row table:style-name="TableLine94350831720448">
          <table:table-cell table:style-name="Tableau16.A2" office:value-type="string">
            <text:p text:style-name="P148"><text:span text:style-name="T11">Possibilité de demander une rallonge pour la version </text:span><text:span text:style-name="T43">21A </text:span><text:span text:style-name="T11">même si une version 2</text:span><text:span text:style-name="T25">1</text:span><text:span text:style-name="T43">B</text:span><text:span text:style-name="T11"> a été demandée</text:span></text:p>
          </table:table-cell>
          <table:table-cell table:style-name="Tableau16.B2" office:value-type="string">
            <text:p text:style-name="P167">OK</text:p>
          </table:table-cell>
          <table:table-cell table:style-name="Tableau16.C2" office:value-type="string">
            <text:p text:style-name="P126"/>
          </table:table-cell>
        </table:table-row>
      </table:table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Line94350831721680">
          <table:table-cell table:style-name="Tableau10.A1" office:value-type="string">
            <text:p text:style-name="P23"><text:span text:style-name="T2">P</text:span>ossible de créer un projet</text:p>
          </table:table-cell>
          <table:table-cell table:style-name="Tableau10.B1" office:value-type="string">
            <text:p text:style-name="P166">OK</text:p>
          </table:table-cell>
          <table:table-cell table:style-name="Tableau10.C1" office:value-type="string">
            <text:p text:style-name="P23"/>
          </table:table-cell>
        </table:table-row>
        <table:table-row table:style-name="TableLine94350831743952">
          <table:table-cell table:style-name="Tableau10.A9" office:value-type="string">
            <text:p text:style-name="P58"><text:span text:style-name="T2">Pas p</text:span>ossible de créer un projet test</text:p>
          </table:table-cell>
          <table:table-cell table:style-name="Tableau10.B2" office:value-type="string">
            <text:p text:style-name="P166">OK</text:p>
          </table:table-cell>
          <table:table-cell table:style-name="Tableau10.C6" office:value-type="string">
            <text:p text:style-name="P23"/>
          </table:table-cell>
        </table:table-row>
        <table:table-row table:style-name="TableLine94350831745760">
          <table:table-cell table:style-name="Tableau10.A9" office:value-type="string">
            <text:p text:style-name="P58">Affichage des projets</text:p>
          </table:table-cell>
          <table:table-cell table:style-name="Tableau10.B2" office:value-type="string">
            <text:p text:style-name="P166">OK</text:p>
          </table:table-cell>
          <table:table-cell table:style-name="Tableau10.C6" office:value-type="string">
            <text:p text:style-name="P23"/>
          </table:table-cell>
        </table:table-row>
        <table:table-row table:style-name="TableLine94350831746560">
          <table:table-cell table:style-name="Tableau10.A9" office:value-type="string">
            <text:p text:style-name="P58">Affichage de la conso calcul <text:span text:style-name="T44">(2021)</text:span></text:p>
          </table:table-cell>
          <table:table-cell table:style-name="Tableau10.B2" office:value-type="string">
            <text:p text:style-name="P167">OK</text:p>
          </table:table-cell>
          <table:table-cell table:style-name="Tableau10.C6" office:value-type="string">
            <text:p text:style-name="P23"/>
          </table:table-cell>
        </table:table-row>
        <table:table-row table:style-name="TableLine94350831747408">
          <table:table-cell table:style-name="Tableau10.A9" office:value-type="string">
            <text:p text:style-name="P58">Affichage de la conso GPU <text:span text:style-name="T44">(2021)</text:span></text:p>
          </table:table-cell>
          <table:table-cell table:style-name="Tableau10.B2" office:value-type="string">
            <text:p text:style-name="P167">OK</text:p>
          </table:table-cell>
          <table:table-cell table:style-name="Tableau10.C6" office:value-type="string">
            <text:p text:style-name="P23"/>
          </table:table-cell>
        </table:table-row>
        <table:table-row table:style-name="TableLine94350831748368">
          <table:table-cell table:style-name="Tableau10.A9" office:value-type="string">
            <text:p text:style-name="P58">Affichage de la conso stockage</text:p>
          </table:table-cell>
          <table:table-cell table:style-name="Tableau10.B2" office:value-type="string">
            <text:p text:style-name="P167">OK</text:p>
          </table:table-cell>
          <table:table-cell table:style-name="Tableau10.C6" office:value-type="string">
            <text:p text:style-name="P23"/>
          </table:table-cell>
        </table:table-row>
        <table:table-row table:style-name="TableLine94350831749552">
          <table:table-cell table:style-name="Tableau10.A9" office:value-type="string">
            <text:p text:style-name="P79">Si nouveau projet → choix de renouveler un projet déjà existant <text:span text:style-name="T52">(hors projets test)</text:span></text:p>
          </table:table-cell>
          <table:table-cell table:style-name="Tableau10.B2" office:value-type="string">
            <text:p text:style-name="P167">OK</text:p>
          </table:table-cell>
          <table:table-cell table:style-name="Tableau10.C7" office:value-type="string">
            <text:p text:style-name="P23"/>
          </table:table-cell>
        </table:table-row>
        <table:table-row table:style-name="TableLine94350831750864">
          <table:table-cell table:style-name="Tableau10.A9" office:value-type="string">
            <text:p text:style-name="P97"><text:span text:style-name="T8">Projet en renouvellement : Poubelle</text:span> supprime la dernière version seulement</text:p>
          </table:table-cell>
          <table:table-cell table:style-name="Tableau10.B2" office:value-type="string">
            <text:p text:style-name="P167">OK</text:p>
          </table:table-cell>
          <table:table-cell table:style-name="Tableau10.C8" office:value-type="string">
            <text:p text:style-name="P23"/>
          </table:table-cell>
        </table:table-row>
        <table:table-row table:style-name="TableLine94350831752304">
          <table:table-cell table:style-name="Tableau10.A9" office:value-type="string">
            <text:p text:style-name="P99">Nouveau projet : <text:span text:style-name="T9">Poubelle</text:span> supprime le projet</text:p>
          </table:table-cell>
          <table:table-cell table:style-name="Tableau10.B2" office:value-type="string">
            <text:p text:style-name="P167">OK</text:p>
          </table:table-cell>
          <table:table-cell table:style-name="Tableau10.C9" office:value-type="string">
            <text:p text:style-name="P23"/>
          </table:table-cell>
        </table:table-row>
      </table:table>
      <text:p text:style-name="P17"/>
      <text:h text:style-name="P186" text:outline-level="3">Page projet <text:span text:style-name="T3">(en cours de renouvellement)</text:span></text:h>
      <table:table table:name="Tableau11" table:style-name="Tableau11">
        <table:table-column table:style-name="Tableau11.A"/>
        <table:table-column table:style-name="Tableau11.B"/>
        <table:table-column table:style-name="Tableau11.C"/>
        <table:table-header-rows>
          <table:table-row table:style-name="TableLine94350831754272">
            <table:table-cell table:style-name="Tableau11.A1" office:value-type="string">
              <text:p text:style-name="P39">Test</text:p>
            </table:table-cell>
            <table:table-cell table:style-name="Tableau11.A1" office:value-type="string">
              <text:p text:style-name="P39">Résultat</text:p>
            </table:table-cell>
            <table:table-cell table:style-name="Tableau11.C1" office:value-type="string">
              <text:p text:style-name="P39">Commentaire</text:p>
            </table:table-cell>
          </table:table-row>
        </table:table-header-rows>
        <table:table-row table:style-name="TableLine94350831804800">
          <table:table-cell table:style-name="Tableau11.A2" office:value-type="string">
            <text:p text:style-name="P60">Boutons actifs/inactifs (demandeur)</text:p>
          </table:table-cell>
          <table:table-cell table:style-name="Tableau11.B2" office:value-type="string">
            <text:p text:style-name="P168">OK</text:p>
          </table:table-cell>
          <table:table-cell table:style-name="Tableau11.C11" office:value-type="string">
            <text:p text:style-name="P23"/>
          </table:table-cell>
        </table:table-row>
        <table:table-row table:style-name="TableLine94350831806864">
          <table:table-cell table:style-name="Tableau11.A2" office:value-type="string">
            <text:p text:style-name="P60">Todo liste</text:p>
          </table:table-cell>
          <table:table-cell table:style-name="Tableau11.B2" office:value-type="string">
            <text:p text:style-name="P73">OK</text:p>
          </table:table-cell>
          <table:table-cell table:style-name="Tableau11.C11" office:value-type="string">
            <text:p text:style-name="P127"/>
          </table:table-cell>
        </table:table-row>
        <table:table-row table:style-name="TableLine94350831807664">
          <table:table-cell table:style-name="Tableau11.A2" office:value-type="string">
            <text:p text:style-name="P82">Champs <text:s/>à compléter</text:p>
          </table:table-cell>
          <table:table-cell table:style-name="Tableau11.B2" office:value-type="string">
            <text:p text:style-name="P168">OK</text:p>
          </table:table-cell>
          <table:table-cell table:style-name="Tableau11.C4" office:value-type="string">
            <text:p text:style-name="P23"/>
          </table:table-cell>
        </table:table-row>
        <table:table-row table:style-name="TableLine94350831809072">
          <table:table-cell table:style-name="Tableau11.A2" office:value-type="string">
            <text:p text:style-name="P60">Affichage des figures exposé (vérifier par rapport au répertoire)</text:p>
          </table:table-cell>
          <table:table-cell table:style-name="Tableau11.B2" office:value-type="string">
            <text:p text:style-name="P168">OK</text:p>
          </table:table-cell>
          <table:table-cell table:style-name="Tableau11.C11" office:value-type="string">
            <text:p text:style-name="P23"/>
          </table:table-cell>
        </table:table-row>
        <table:table-row table:style-name="TableLine94350831810112">
          <table:table-cell table:style-name="Tableau11.A2" office:value-type="string">
            <text:p text:style-name="P60">Affichage des figures justification du renouvellement (vérifier par rapport au répertoire)</text:p>
          </table:table-cell>
          <table:table-cell table:style-name="Tableau11.B2" office:value-type="string">
            <text:p text:style-name="P168">OK</text:p>
          </table:table-cell>
          <table:table-cell table:style-name="Tableau11.C11" office:value-type="string">
            <text:p text:style-name="P23"/>
          </table:table-cell>
        </table:table-row>
        <table:table-row table:style-name="TableLine94350831811296">
          <table:table-cell table:style-name="Tableau11.A2" office:value-type="string">
            <text:p text:style-name="P128">Possibilité de supprimer une figure et vérification dans le répertoire</text:p>
          </table:table-cell>
          <table:table-cell table:style-name="Tableau11.B2" office:value-type="string">
            <text:p text:style-name="P168">OK</text:p>
          </table:table-cell>
          <table:table-cell table:style-name="Tableau11.C11" office:value-type="string">
            <text:p text:style-name="P23"/>
          </table:table-cell>
        </table:table-row>
        <table:table-row table:style-name="TableLine94350831812256">
          <table:table-cell table:style-name="Tableau11.A2" office:value-type="string">
            <text:p text:style-name="P79"><text:span text:style-name="T4">Changement</text:span> de responsable</text:p>
          </table:table-cell>
          <table:table-cell table:style-name="Tableau11.B2" office:value-type="string">
            <text:p text:style-name="P168">OK</text:p>
          </table:table-cell>
          <table:table-cell table:style-name="Tableau11.C11" office:value-type="string">
            <text:p text:style-name="P23"/>
          </table:table-cell>
        </table:table-row>
        <table:table-row table:style-name="TableLine94350831813216">
          <table:table-cell table:style-name="Tableau11.A2" office:value-type="string">
            <text:p text:style-name="P94">Changement de responsable interdit sauf pour responsable actuel du projet ou administrateur</text:p>
          </table:table-cell>
          <table:table-cell table:style-name="Tableau11.B2" office:value-type="string">
            <text:p text:style-name="P168">OK</text:p>
          </table:table-cell>
          <table:table-cell table:style-name="Tableau11.C11" office:value-type="string">
            <text:p text:style-name="P23"/>
          </table:table-cell>
        </table:table-row>
        <table:table-row table:style-name="TableLine94350831814096">
          <table:table-cell table:style-name="Tableau11.A2" office:value-type="string">
            <text:p text:style-name="P90">Notification après changement de responsable</text:p>
          </table:table-cell>
          <table:table-cell table:style-name="Tableau11.B2" office:value-type="string">
            <text:p text:style-name="P73">OK</text:p>
          </table:table-cell>
          <table:table-cell table:style-name="Tableau11.C11" office:value-type="string">
            <text:p text:style-name="P23"/>
          </table:table-cell>
        </table:table-row>
        <table:table-row table:style-name="TableLine94350831815056">
          <table:table-cell table:style-name="Tableau11.A2" office:value-type="string">
            <text:p text:style-name="P86">Collaborateurs renvoie sur la page de modification du projet</text:p>
          </table:table-cell>
          <table:table-cell table:style-name="Tableau11.B2" office:value-type="string">
            <text:p text:style-name="P169">OK</text:p>
          </table:table-cell>
          <table:table-cell table:style-name="Tableau11.C11" office:value-type="string">
            <text:p text:style-name="P55"/>
          </table:table-cell>
        </table:table-row>
        <table:table-row table:style-name="TableLine94350831816016">
          <table:table-cell table:style-name="Tableau11.A2" office:value-type="string">
            <text:p text:style-name="P88">Vos données renvoie sur la page de modification du projet</text:p>
          </table:table-cell>
          <table:table-cell table:style-name="Tableau11.B2" office:value-type="string">
            <text:p text:style-name="P169">OK</text:p>
          </table:table-cell>
          <table:table-cell table:style-name="Tableau11.C12" office:value-type="string">
            <text:p text:style-name="P23"/>
          </table:table-cell>
        </table:table-row>
        <table:table-row table:style-name="TableLine94350831817456">
          <table:table-cell table:style-name="Tableau11.A2" office:value-type="string">
            <text:p text:style-name="P92">Disparition des <text:span text:style-name="T6">deux </text:span>boutons « rapport d’activité »</text:p>
          </table:table-cell>
          <table:table-cell table:style-name="Tableau11.B2" office:value-type="string">
            <text:p text:style-name="P169">OK</text:p>
          </table:table-cell>
          <table:table-cell table:style-name="Tableau11.C13" office:value-type="string">
            <text:p text:style-name="P135">Pourquoi faire disparaître le bouton </text:p>
            <text:p text:style-name="P135"><text:span text:style-name="T33">« Modèle de rapport d’activité »</text:span> ?</text:p>
          </table:table-cell>
        </table:table-row>
        <table:table-row table:style-name="TableLine94350831818896">
          <table:table-cell table:style-name="Tableau11.A2" office:value-type="string">
            <text:p text:style-name="P92">Page projets par session, apparition du projet en cours de renouvellement</text:p>
          </table:table-cell>
          <table:table-cell table:style-name="Tableau11.B2" office:value-type="string">
            <text:p text:style-name="P169">OK</text:p>
          </table:table-cell>
          <table:table-cell table:style-name="Tableau11.C14" office:value-type="string">
            <text:p text:style-name="P23"/>
          </table:table-cell>
        </table:table-row>
        <table:table-row table:style-name="TableLine94350831820336">
          <table:table-cell table:style-name="Tableau11.A2" office:value-type="string">
            <text:p text:style-name="P94">Envoi à l’expert seulement pour le responsable du projet</text:p>
          </table:table-cell>
          <table:table-cell table:style-name="Tableau11.B2" office:value-type="string">
            <text:p text:style-name="P169">OK</text:p>
          </table:table-cell>
          <table:table-cell table:style-name="Tableau11.C15" office:value-type="string">
            <text:p text:style-name="P23"/>
          </table:table-cell>
        </table:table-row>
        <table:table-row table:style-name="TableLine94350831821776">
          <table:table-cell table:style-name="Tableau11.A2" office:value-type="string">
            <text:p text:style-name="P94">Envoi à l’expert renvoie sur la page de modification du projet si les champs obligatoires ne sont pas remplis</text:p>
          </table:table-cell>
          <table:table-cell table:style-name="Tableau11.B2" office:value-type="string">
            <text:p text:style-name="P169">OK</text:p>
          </table:table-cell>
          <table:table-cell table:style-name="Tableau11.C16" office:value-type="string">
            <text:p text:style-name="P23"/>
          </table:table-cell>
        </table:table-row>
        <table:table-row table:style-name="TableLine94350831823280">
          <table:table-cell table:style-name="Tableau11.A2" office:value-type="string">
            <text:p text:style-name="P136">Affichage Dernière modif</text:p>
          </table:table-cell>
          <table:table-cell table:style-name="Tableau11.B2" office:value-type="string">
            <text:p text:style-name="P169">OK</text:p>
          </table:table-cell>
          <table:table-cell table:style-name="Tableau11.C17" office:value-type="string">
            <text:p text:style-name="P151">Si l’admin <text:s/>modifie, l’affichage dernière modif est supprimé (voir aussi page 9). C’est idiot il faut ignorer la modif par l’admin mais ne pas effacer la dernière modif par un utilisateur</text:p>
          </table:table-cell>
        </table:table-row>
      </table:table>
      <text:h text:style-name="P181" text:outline-level="3"/>
      <text:h text:style-name="P183" text:outline-level="3"><text:span text:style-name="T5">Edition</text:span> de projet <text:span text:style-name="T5">(renouvellement)</text:span></text:h>
      <text:p text:style-name="P2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Line94350831824768">
          <table:table-cell table:style-name="Tableau9.A1" office:value-type="string">
            <text:p text:style-name="P39">Test</text:p>
          </table:table-cell>
          <table:table-cell table:style-name="Tableau9.A1" office:value-type="string">
            <text:p text:style-name="P39">Résultat</text:p>
          </table:table-cell>
          <table:table-cell table:style-name="Tableau9.C1" office:value-type="string">
            <text:p text:style-name="P39">Commentaire</text:p>
          </table:table-cell>
        </table:table-row>
        <table:table-row table:style-name="TableLine94350831837360">
          <table:table-cell table:style-name="Tableau9.A2" office:value-type="string">
            <text:p text:style-name="P81">Champs réinitialisés : <text:span text:style-name="T32">nombre d’heures, justificatif, heures GENCI</text:span></text:p>
          </table:table-cell>
          <table:table-cell table:style-name="Tableau9.B2" office:value-type="string">
            <text:p text:style-name="P169">OK</text:p>
          </table:table-cell>
          <table:table-cell table:style-name="Tableau9.C2" office:value-type="string">
            <text:p text:style-name="P23"/>
          </table:table-cell>
        </table:table-row>
        <table:table-row table:style-name="TableLine94350831839088">
          <table:table-cell table:style-name="Tableau9.A2" office:value-type="string">
            <text:p text:style-name="P84">Téléversement des figures en glisser-déposer</text:p>
          </table:table-cell>
          <table:table-cell table:style-name="Tableau9.B2" office:value-type="string">
            <text:p text:style-name="P169">OK</text:p>
          </table:table-cell>
          <table:table-cell table:style-name="Tableau9.C3" office:value-type="string">
            <text:p text:style-name="P149">Problème si erreur durant le glisser-déposer (fichier trop gros…) l’erreur n’est pas affichée !</text:p>
          </table:table-cell>
        </table:table-row>
        <table:table-row table:style-name="TableLine94350831840176">
          <table:table-cell table:style-name="Tableau9.A2" office:value-type="string">
            <text:p text:style-name="P84">Téléversement classique des figures</text:p>
          </table:table-cell>
          <table:table-cell table:style-name="Tableau9.B2" office:value-type="string">
            <text:p text:style-name="P169">OK</text:p>
          </table:table-cell>
          <table:table-cell table:style-name="Tableau9.C4" office:value-type="string">
            <text:p text:style-name="P23">O<text:span text:style-name="T45">K, en plus l’erreur est affichée cette fois</text:span></text:p>
          </table:table-cell>
        </table:table-row>
        <table:table-row table:style-name="TableLine94350831841488">
          <table:table-cell table:style-name="Tableau9.A2" office:value-type="string">
            <text:p text:style-name="P149">Message disant qu’on n’a pas besoin de RA (car session B)</text:p>
          </table:table-cell>
          <table:table-cell table:style-name="Tableau9.B2" office:value-type="string">
            <text:p text:style-name="P169">OK</text:p>
          </table:table-cell>
          <table:table-cell table:style-name="Tableau9.C5" office:value-type="string">
            <text:p text:style-name="P23"/>
          </table:table-cell>
        </table:table-row>
      </table:table>
      <text:p text:style-name="P17"/>
      <text:h text:style-name="P187" text:outline-level="3">Page projet <text:span text:style-name="T3">(nouveau projet)</text:span></text:h>
      <table:table table:name="Tableau14" table:style-name="Tableau14">
        <table:table-column table:style-name="Tableau14.A"/>
        <table:table-column table:style-name="Tableau14.B"/>
        <table:table-column table:style-name="Tableau14.C"/>
        <table:table-header-rows>
          <table:table-row table:style-name="TableLine94350831843760">
            <table:table-cell table:style-name="Tableau14.A1" office:value-type="string">
              <text:p text:style-name="P40">Test</text:p>
            </table:table-cell>
            <table:table-cell table:style-name="Tableau14.A1" office:value-type="string">
              <text:p text:style-name="P40">Résultat</text:p>
            </table:table-cell>
            <table:table-cell table:style-name="Tableau14.C1" office:value-type="string">
              <text:p text:style-name="P40">Commentaire</text:p>
            </table:table-cell>
          </table:table-row>
        </table:table-header-rows>
        <table:table-row table:style-name="TableLine94350831888016">
          <table:table-cell table:style-name="Tableau14.A2" office:value-type="string">
            <text:p text:style-name="P61">Boutons actifs/inactifs (demandeur)</text:p>
          </table:table-cell>
          <table:table-cell table:style-name="Tableau14.B2" office:value-type="string">
            <text:p text:style-name="P191">OK</text:p>
          </table:table-cell>
          <table:table-cell table:style-name="Tableau14.C9" office:value-type="string">
            <text:p text:style-name="P24"/>
          </table:table-cell>
        </table:table-row>
        <table:table-row table:style-name="TableLine94350831889824">
          <table:table-cell table:style-name="Tableau14.A2" office:value-type="string">
            <text:p text:style-name="P61">Todo liste</text:p>
          </table:table-cell>
          <table:table-cell table:style-name="Tableau14.B2" office:value-type="string">
            <text:p text:style-name="P192">OK</text:p>
          </table:table-cell>
          <table:table-cell table:style-name="Tableau14.C9" office:value-type="string">
            <text:p text:style-name="P24"/>
          </table:table-cell>
        </table:table-row>
        <table:table-row table:style-name="TableLine94350831890624">
          <table:table-cell table:style-name="Tableau14.A2" office:value-type="string">
            <text:p text:style-name="P83">Champs <text:s/>à compléter</text:p>
          </table:table-cell>
          <table:table-cell table:style-name="Tableau14.B2" office:value-type="string">
            <text:p text:style-name="P191">OK</text:p>
          </table:table-cell>
          <table:table-cell table:style-name="Tableau14.C4" office:value-type="string">
            <text:p text:style-name="P24"/>
          </table:table-cell>
        </table:table-row>
        <table:table-row table:style-name="TableLine94350831892032">
          <table:table-cell table:style-name="Tableau14.A2" office:value-type="string">
            <text:p text:style-name="P61">Affichage des figures exposé (vérifier par rapport au répertoire)</text:p>
          </table:table-cell>
          <table:table-cell table:style-name="Tableau14.B2" office:value-type="string">
            <text:p text:style-name="P191">OK</text:p>
          </table:table-cell>
          <table:table-cell table:style-name="Tableau14.C5" office:value-type="string">
            <text:p text:style-name="P24"/>
          </table:table-cell>
        </table:table-row>
        <table:table-row table:style-name="TableLine94350831893552">
          <table:table-cell table:style-name="Tableau14.A2" office:value-type="string">
            <text:p text:style-name="P80"><text:span text:style-name="T4">Changement</text:span> de responsable</text:p>
          </table:table-cell>
          <table:table-cell table:style-name="Tableau14.B2" office:value-type="string">
            <text:p text:style-name="P191">OK</text:p>
          </table:table-cell>
          <table:table-cell table:style-name="Tableau14.C9" office:value-type="string">
            <text:p text:style-name="P24"/>
          </table:table-cell>
        </table:table-row>
        <table:table-row table:style-name="TableLine94350831894464">
          <table:table-cell table:style-name="Tableau14.A2" office:value-type="string">
            <text:p text:style-name="P95">Changement de responsable interdit sauf pour responsable actuel du projet ou administrateur</text:p>
          </table:table-cell>
          <table:table-cell table:style-name="Tableau14.B2" office:value-type="string">
            <text:p text:style-name="P191">OK</text:p>
          </table:table-cell>
          <table:table-cell table:style-name="Tableau14.C9" office:value-type="string">
            <text:p text:style-name="P24"/>
          </table:table-cell>
        </table:table-row>
        <table:table-row table:style-name="TableLine94350831895424">
          <table:table-cell table:style-name="Tableau14.A2" office:value-type="string">
            <text:p text:style-name="P91">Notification après changement de responsable</text:p>
          </table:table-cell>
          <table:table-cell table:style-name="Tableau14.B2" office:value-type="string">
            <text:p text:style-name="P192">OK</text:p>
          </table:table-cell>
          <table:table-cell table:style-name="Tableau14.C9" office:value-type="string">
            <text:p text:style-name="P24"/>
          </table:table-cell>
        </table:table-row>
        <table:table-row table:style-name="TableLine94350831896384">
          <table:table-cell table:style-name="Tableau14.A2" office:value-type="string">
            <text:p text:style-name="P87">Collaborateurs renvoie sur la page de modification du projet</text:p>
          </table:table-cell>
          <table:table-cell table:style-name="Tableau14.B2" office:value-type="string">
            <text:p text:style-name="P191">OK</text:p>
          </table:table-cell>
          <table:table-cell table:style-name="Tableau14.C9" office:value-type="string">
            <text:p text:style-name="P24"/>
          </table:table-cell>
        </table:table-row>
        <table:table-row table:style-name="TableLine94350831897264">
          <table:table-cell table:style-name="Tableau14.A2" office:value-type="string">
            <text:p text:style-name="P89">Vos données renvoie sur la page de modification du projet</text:p>
          </table:table-cell>
          <table:table-cell table:style-name="Tableau14.B2" office:value-type="string">
            <text:p text:style-name="P195">OK</text:p>
          </table:table-cell>
          <table:table-cell table:style-name="Tableau14.C10" office:value-type="string">
            <text:p text:style-name="P24"/>
          </table:table-cell>
        </table:table-row>
        <table:table-row table:style-name="TableLine94350831898704">
          <table:table-cell table:style-name="Tableau14.A2" office:value-type="string">
            <text:p text:style-name="P150"><text:span text:style-name="T47">Page projets par session, apparition du projet en cours de </text:span><text:span text:style-name="T46">création</text:span></text:p>
          </table:table-cell>
          <table:table-cell table:style-name="Tableau14.B2" office:value-type="string">
            <text:p text:style-name="P195">OK</text:p>
          </table:table-cell>
          <table:table-cell table:style-name="Tableau14.C11" office:value-type="string">
            <text:p text:style-name="P24"/>
          </table:table-cell>
        </table:table-row>
        <table:table-row table:style-name="TableLine94350831900144">
          <table:table-cell table:style-name="Tableau14.A2" office:value-type="string">
            <text:p text:style-name="P95">Envoi à l’expert seulement pour le responsable du projet</text:p>
          </table:table-cell>
          <table:table-cell table:style-name="Tableau14.B2" office:value-type="string">
            <text:p text:style-name="P195">OK</text:p>
          </table:table-cell>
          <table:table-cell table:style-name="Tableau14.C12" office:value-type="string">
            <text:p text:style-name="P24"/>
          </table:table-cell>
        </table:table-row>
        <table:table-row table:style-name="TableLine94350831901584">
          <table:table-cell table:style-name="Tableau14.A2" office:value-type="string">
            <text:p text:style-name="P95">Envoi à l’expert renvoie sur la page de modification du projet si les champs obligatoires ne sont pas remplis</text:p>
          </table:table-cell>
          <table:table-cell table:style-name="Tableau14.B2" office:value-type="string">
            <text:p text:style-name="P195">OK</text:p>
          </table:table-cell>
          <table:table-cell table:style-name="Tableau14.C13" office:value-type="string">
            <text:p text:style-name="P24"/>
          </table:table-cell>
        </table:table-row>
        <table:table-row table:style-name="TableLine94350831903088">
          <table:table-cell table:style-name="Tableau14.A2" office:value-type="string">
            <text:p text:style-name="P136">Affichage dernière modif</text:p>
          </table:table-cell>
          <table:table-cell table:style-name="Tableau14.B2" office:value-type="string">
            <text:p text:style-name="P195">OK</text:p>
          </table:table-cell>
          <table:table-cell table:style-name="Tableau14.C14" office:value-type="string">
            <text:p text:style-name="P24"/>
          </table:table-cell>
        </table:table-row>
      </table:table>
      <text:h text:style-name="P178" text:outline-level="3"/>
      <text:h text:style-name="P188" text:outline-level="3"><text:span text:style-name="T5">Edition</text:span> de projet <text:span text:style-name="T5">(nouveau projet)</text:span></text:h>
      <text:p text:style-name="P3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row table:style-name="TableLine94350831904640">
          <table:table-cell table:style-name="Tableau15.A1" office:value-type="string">
            <text:p text:style-name="P41">Test</text:p>
          </table:table-cell>
          <table:table-cell table:style-name="Tableau15.A1" office:value-type="string">
            <text:p text:style-name="P41">Résultat</text:p>
          </table:table-cell>
          <table:table-cell table:style-name="Tableau15.C1" office:value-type="string">
            <text:p text:style-name="P41">Commentaire</text:p>
          </table:table-cell>
        </table:table-row>
        <table:table-row table:style-name="TableLine94350831929200">
          <table:table-cell table:style-name="Tableau15.A2" office:value-type="string">
            <text:p text:style-name="P100">Champs obligatoires</text:p>
          </table:table-cell>
          <table:table-cell table:style-name="Tableau15.B2" office:value-type="string">
            <text:p text:style-name="P195">OK</text:p>
          </table:table-cell>
          <table:table-cell table:style-name="Tableau15.C2" office:value-type="string">
            <text:p text:style-name="P25"/>
          </table:table-cell>
        </table:table-row>
        <table:table-row table:style-name="TableLine94350831931136">
          <table:table-cell table:style-name="Tableau15.A2" office:value-type="string">
            <text:p text:style-name="P85">Téléversement des figures en glisser-déposer</text:p>
          </table:table-cell>
          <table:table-cell table:style-name="Tableau15.B2" office:value-type="string">
            <text:p text:style-name="P195">OK</text:p>
          </table:table-cell>
          <table:table-cell table:style-name="Tableau15.C3" office:value-type="string">
            <text:p text:style-name="P101"/>
          </table:table-cell>
        </table:table-row>
        <table:table-row table:style-name="TableLine94350831932416">
          <table:table-cell table:style-name="Tableau15.A2" office:value-type="string">
            <text:p text:style-name="P85">Téléversement classique des figures</text:p>
          </table:table-cell>
          <table:table-cell table:style-name="Tableau15.B2" office:value-type="string">
            <text:p text:style-name="P195">OK</text:p>
          </table:table-cell>
          <table:table-cell table:style-name="Tableau15.C4" office:value-type="string">
            <text:p text:style-name="P101"/>
          </table:table-cell>
        </table:table-row>
        <table:table-row table:style-name="TableLine94350831933824">
          <table:table-cell table:style-name="Tableau15.A2" office:value-type="string">
            <text:p text:style-name="P85">C<text:span text:style-name="T10">hamps GENCI</text:span></text:p>
          </table:table-cell>
          <table:table-cell table:style-name="Tableau15.B2" office:value-type="string">
            <text:p text:style-name="P195">OK</text:p>
          </table:table-cell>
          <table:table-cell table:style-name="Tableau15.C5" office:value-type="string">
            <text:p text:style-name="P101"/>
          </table:table-cell>
        </table:table-row>
        <table:table-row table:style-name="TableLine94350831935344">
          <table:table-cell table:style-name="Tableau15.A2" office:value-type="string">
            <text:p text:style-name="P102">Pas d’envoi à l’expert si incomplet</text:p>
          </table:table-cell>
          <table:table-cell table:style-name="Tableau15.B2" office:value-type="string">
            <text:p text:style-name="P195">OK</text:p>
          </table:table-cell>
          <table:table-cell table:style-name="Tableau15.C6" office:value-type="string">
            <text:p text:style-name="P101"/>
          </table:table-cell>
        </table:table-row>
        <table:table-row table:style-name="TableLine94350831936736">
          <table:table-cell table:style-name="Tableau15.A2" office:value-type="string">
            <text:p text:style-name="P102">Envoi à l’expert</text:p>
          </table:table-cell>
          <table:table-cell table:style-name="Tableau15.B2" office:value-type="string">
            <text:p text:style-name="P195">OK</text:p>
          </table:table-cell>
          <table:table-cell table:style-name="Tableau15.C7" office:value-type="string">
            <text:p text:style-name="P101"/>
          </table:table-cell>
        </table:table-row>
        <table:table-row table:style-name="TableLine94350831938176">
          <table:table-cell table:style-name="Tableau15.A2" office:value-type="string">
            <text:p text:style-name="P102">Boutons inactifs après envoi</text:p>
          </table:table-cell>
          <table:table-cell table:style-name="Tableau15.B2" office:value-type="string">
            <text:p text:style-name="P195">OK</text:p>
          </table:table-cell>
          <table:table-cell table:style-name="Tableau15.C8" office:value-type="string">
            <text:p text:style-name="P101"/>
          </table:table-cell>
        </table:table-row>
        <table:table-row table:style-name="TableLine94350831939680">
          <table:table-cell table:style-name="Tableau15.A2" office:value-type="string">
            <text:p text:style-name="P102">Notifications</text:p>
          </table:table-cell>
          <table:table-cell table:style-name="Tableau15.B2" office:value-type="string">
            <text:p text:style-name="P195">OK</text:p>
          </table:table-cell>
          <table:table-cell table:style-name="Tableau15.C9" office:value-type="string">
            <text:p text:style-name="P101"/>
          </table:table-cell>
        </table:table-row>
        <table:table-row table:style-name="TableLine94350831941104">
          <table:table-cell table:style-name="Tableau15.A2" office:value-type="string">
            <text:p text:style-name="P196"><text:span text:style-name="T54">Pas de proposition de rapport d’activité (car </text:span><text:span text:style-name="T53">session B</text:span><text:span text:style-name="T54">)</text:span></text:p>
          </table:table-cell>
          <table:table-cell table:style-name="Tableau15.B2" office:value-type="string">
            <text:p text:style-name="P195">OK</text:p>
          </table:table-cell>
          <table:table-cell table:style-name="Tableau15.C10" office:value-type="string">
            <text:p text:style-name="P101"/>
          </table:table-cell>
        </table:table-row>
      </table:table>
      <text:p text:style-name="P18"/>
      <text:h text:style-name="P187" text:outline-level="3">Page projet <text:span text:style-name="T3">(administrateur)</text:span></text:h>
      <table:table table:name="Tableau12" table:style-name="Tableau12">
        <table:table-column table:style-name="Tableau12.A"/>
        <table:table-column table:style-name="Tableau12.B"/>
        <table:table-column table:style-name="Tableau12.C"/>
        <table:table-header-rows>
          <table:table-row table:style-name="TableLine94350831943504">
            <table:table-cell table:style-name="Tableau12.A1" office:value-type="string">
              <text:p text:style-name="P40">Test</text:p>
            </table:table-cell>
            <table:table-cell table:style-name="Tableau12.A1" office:value-type="string">
              <text:p text:style-name="P40">Résultat</text:p>
            </table:table-cell>
            <table:table-cell table:style-name="Tableau12.C1" office:value-type="string">
              <text:p text:style-name="P40">Commentaire</text:p>
            </table:table-cell>
          </table:table-row>
        </table:table-header-rows>
        <table:table-row table:style-name="TableLine94350831959712">
          <table:table-cell table:style-name="Tableau12.A2" office:value-type="string">
            <text:p text:style-name="P61">Todo liste <text:span text:style-name="T7">absente</text:span></text:p>
          </table:table-cell>
          <table:table-cell table:style-name="Tableau12.B2" office:value-type="string">
            <text:p text:style-name="P193">OK</text:p>
          </table:table-cell>
          <table:table-cell table:style-name="Tableau12.C3" office:value-type="string">
            <text:p text:style-name="P24"/>
          </table:table-cell>
        </table:table-row>
        <table:table-row table:style-name="TableLine94350831961904">
          <table:table-cell table:style-name="Tableau12.A2" office:value-type="string">
            <text:p text:style-name="P83">Champs <text:s/>à compléter</text:p>
          </table:table-cell>
          <table:table-cell table:style-name="Tableau12.B2" office:value-type="string">
            <text:p text:style-name="P195">OK</text:p>
          </table:table-cell>
          <table:table-cell table:style-name="Tableau12.C3" office:value-type="string">
            <text:p text:style-name="P24"/>
          </table:table-cell>
        </table:table-row>
        <table:table-row table:style-name="TableLine94350831962704">
          <table:table-cell table:style-name="Tableau12.A2" office:value-type="string">
            <text:p text:style-name="P61">Boutons actifs/inactifs (administrateur)</text:p>
          </table:table-cell>
          <table:table-cell table:style-name="Tableau12.B2" office:value-type="string">
            <text:p text:style-name="P195">OK</text:p>
          </table:table-cell>
          <table:table-cell table:style-name="Tableau12.C4" office:value-type="string">
            <text:p text:style-name="P151">Il faudrait rendre actif le bouton « Envoyer à l’expert » pour l’administrateur !</text:p>
          </table:table-cell>
        </table:table-row>
        <table:table-row table:style-name="TableLine94350831964112">
          <table:table-cell table:style-name="Tableau12.A2" office:value-type="string">
            <text:p text:style-name="P80"><text:span text:style-name="T4">Changement</text:span> de responsable</text:p>
          </table:table-cell>
          <table:table-cell table:style-name="Tableau12.B2" office:value-type="string">
            <text:p text:style-name="P195">OK</text:p>
          </table:table-cell>
          <table:table-cell table:style-name="Tableau12.C5" office:value-type="string">
            <text:p text:style-name="P24"/>
          </table:table-cell>
        </table:table-row>
        <table:table-row table:style-name="TableLine94350831965280">
          <table:table-cell table:style-name="Tableau12.A2" office:value-type="string">
            <text:p text:style-name="P91">Notification après changement de responsable</text:p>
          </table:table-cell>
          <table:table-cell table:style-name="Tableau12.B2" office:value-type="string">
            <text:p text:style-name="P193">OK</text:p>
          </table:table-cell>
          <table:table-cell table:style-name="Tableau12.C6" office:value-type="string">
            <text:p text:style-name="P106"/>
          </table:table-cell>
        </table:table-row>
        <table:table-row table:style-name="TableLine94350831966944">
          <table:table-cell table:style-name="Tableau12.A2" office:value-type="string">
            <text:p text:style-name="P136">Pas d’affichage dernière modif</text:p>
          </table:table-cell>
          <table:table-cell table:style-name="Tableau12.B2" office:value-type="string">
            <text:p text:style-name="P195">OK</text:p>
          </table:table-cell>
          <table:table-cell table:style-name="Tableau12.C7" office:value-type="string">
            <text:p text:style-name="P195">On met le champ à zéro il serait préférable de ne pas le changer</text:p>
          </table:table-cell>
        </table:table-row>
      </table:table>
      <text:h text:style-name="P182" text:outline-level="3"/>
      <text:h text:style-name="P172" text:outline-level="2">Page projets par session <text:s/>(administrateur)</text:h>
      <table:table table:name="Tableau13" table:style-name="Tableau13">
        <table:table-column table:style-name="Tableau13.A"/>
        <table:table-column table:style-name="Tableau13.B"/>
        <table:table-column table:style-name="Tableau13.C"/>
        <table:table-header-rows>
          <table:table-row table:style-name="TableLine94350831968320">
            <table:table-cell table:style-name="Tableau13.A1" office:value-type="string">
              <text:p text:style-name="P40">Test</text:p>
            </table:table-cell>
            <table:table-cell table:style-name="Tableau13.A1" office:value-type="string">
              <text:p text:style-name="P40">Résultat</text:p>
            </table:table-cell>
            <table:table-cell table:style-name="Tableau13.C1" office:value-type="string">
              <text:p text:style-name="P40">Commentaire</text:p>
            </table:table-cell>
          </table:table-row>
        </table:table-header-rows>
        <table:table-row table:style-name="TableLine94350831991408">
          <table:table-cell table:style-name="Tableau13.A2" office:value-type="string">
            <text:p text:style-name="P96">Présence des projets en renouvellement</text:p>
          </table:table-cell>
          <table:table-cell table:style-name="Tableau13.B2" office:value-type="string">
            <text:p text:style-name="P195">OK</text:p>
          </table:table-cell>
          <table:table-cell table:style-name="Tableau13.C6" office:value-type="string">
            <text:p text:style-name="P151"/>
          </table:table-cell>
        </table:table-row>
        <table:table-row table:style-name="TableLine94350831993344">
          <table:table-cell table:style-name="Tableau13.A2" office:value-type="string">
            <text:p text:style-name="P98">Présence des nouveaux projets marqués N</text:p>
          </table:table-cell>
          <table:table-cell table:style-name="Tableau13.B2" office:value-type="string">
            <text:p text:style-name="P193">OK</text:p>
          </table:table-cell>
          <table:table-cell table:style-name="Tableau13.C6" office:value-type="string">
            <text:p text:style-name="P24"/>
          </table:table-cell>
        </table:table-row>
        <table:table-row table:style-name="TableLine94350831994144">
          <table:table-cell table:style-name="Tableau13.A2" office:value-type="string">
            <text:p text:style-name="P98">Touche Avance rapide (envoi forcé à l’expert)</text:p>
          </table:table-cell>
          <table:table-cell table:style-name="Tableau13.B2" office:value-type="string">
            <text:p text:style-name="P195">OK</text:p>
          </table:table-cell>
          <table:table-cell table:style-name="Tableau13.C4" office:value-type="string">
            <text:p text:style-name="P24"/>
          </table:table-cell>
        </table:table-row>
        <table:table-row table:style-name="TableLine94350831995472">
          <table:table-cell table:style-name="Tableau13.A2" office:value-type="string">
            <text:p text:style-name="P61">Touche retour en arrière</text:p>
          </table:table-cell>
          <table:table-cell table:style-name="Tableau13.B2" office:value-type="string">
            <text:p text:style-name="P195">OK</text:p>
          </table:table-cell>
          <table:table-cell table:style-name="Tableau13.C5" office:value-type="string">
            <text:p text:style-name="P24"/>
          </table:table-cell>
        </table:table-row>
        <table:table-row table:style-name="TableLine94350831996912">
          <table:table-cell table:style-name="Tableau13.A2" office:value-type="string">
            <text:p text:style-name="P80"><text:span text:style-name="T4">Poubelle su</text:span>r un nouveau projet = <text:span text:style-name="T7">suppression du projet</text:span></text:p>
          </table:table-cell>
          <table:table-cell table:style-name="Tableau13.B2" office:value-type="string">
            <text:p text:style-name="P195">OK</text:p>
          </table:table-cell>
          <table:table-cell table:style-name="Tableau13.C6" office:value-type="string">
            <text:p text:style-name="P24"/>
          </table:table-cell>
        </table:table-row>
        <table:table-row table:style-name="TableLine94350831998096">
          <table:table-cell table:style-name="Tableau13.A2" office:value-type="string">
            <text:p text:style-name="P98">Poubelle sur un projet en renouvellement = suppression de la dernière version</text:p>
          </table:table-cell>
          <table:table-cell table:style-name="Tableau13.B2" office:value-type="string">
            <text:p text:style-name="P195">OK</text:p>
          </table:table-cell>
          <table:table-cell table:style-name="Tableau13.C7" office:value-type="string">
            <text:p text:style-name="P24"/>
          </table:table-cell>
        </table:table-row>
        <table:table-row table:style-name="TableLine94350831999536">
          <table:table-cell table:style-name="Tableau13.A2" office:value-type="string">
            <text:p text:style-name="P105">Conso = Consommations de 202<text:span text:style-name="T48">1</text:span></text:p>
          </table:table-cell>
          <table:table-cell table:style-name="Tableau13.B2" office:value-type="string">
            <text:p text:style-name="P195">OK</text:p>
          </table:table-cell>
          <table:table-cell table:style-name="Tableau13.C8" office:value-type="string">
            <text:p text:style-name="P24"/>
          </table:table-cell>
        </table:table-row>
      </table:table>
      <text:p text:style-name="P8"/>
      <text:p text:style-name="P8"/>
      <text:h text:style-name="P177" text:outline-level="3"/>
      <text:h text:style-name="P189" text:outline-level="3">Page <text:span text:style-name="T27">Experts</text:span></text:h>
      <text:p text:style-name="P7"/>
      <table:table table:name="Tableau19" table:style-name="Tableau19">
        <table:table-column table:style-name="Tableau19.A"/>
        <table:table-column table:style-name="Tableau19.B"/>
        <table:table-column table:style-name="Tableau19.C"/>
        <table:table-header-rows>
          <table:table-row table:style-name="TableLine94350832002016">
            <table:table-cell table:style-name="Tableau19.A1" office:value-type="string">
              <text:p text:style-name="P46">Test</text:p>
            </table:table-cell>
            <table:table-cell table:style-name="Tableau19.A1" office:value-type="string">
              <text:p text:style-name="P46">Résultat</text:p>
            </table:table-cell>
            <table:table-cell table:style-name="Tableau19.C1" office:value-type="string">
              <text:p text:style-name="P46">Commentaire</text:p>
            </table:table-cell>
          </table:table-row>
        </table:table-header-rows>
        <table:table-row table:style-name="TableLine94350832009840">
          <table:table-cell table:style-name="Tableau19.A2" office:value-type="string">
            <text:p text:style-name="P110">Experts voient les projets de leurs thématiques mais ne peuvent pas éditer l’expertise</text:p>
            <text:p text:style-name="P129">Projets en gris pâle</text:p>
          </table:table-cell>
          <table:table-cell table:style-name="Tableau19.B2" office:value-type="string">
            <text:p text:style-name="P195">OK</text:p>
          </table:table-cell>
          <table:table-cell table:style-name="Tableau19.C2" office:value-type="string">
            <text:p text:style-name="P30"/>
          </table:table-cell>
        </table:table-row>
      </table:table>
      <text:p text:style-name="Text_20_body"/>
      <text:h text:style-name="Heading_20_3" text:outline-level="3">Affecter les experts</text:h>
      <table:table table:name="Tableau24" table:style-name="Tableau24">
        <table:table-column table:style-name="Tableau24.A"/>
        <table:table-column table:style-name="Tableau24.B"/>
        <table:table-column table:style-name="Tableau24.C"/>
        <table:table-header-rows>
          <table:table-row table:style-name="TableLine94350832012320">
            <table:table-cell table:style-name="Tableau24.A1" office:value-type="string">
              <text:p text:style-name="P46">Test</text:p>
            </table:table-cell>
            <table:table-cell table:style-name="Tableau24.A1" office:value-type="string">
              <text:p text:style-name="P46">Résultat</text:p>
            </table:table-cell>
            <table:table-cell table:style-name="Tableau24.C1" office:value-type="string">
              <text:p text:style-name="P46">Commentaire</text:p>
            </table:table-cell>
          </table:table-row>
        </table:table-header-rows>
        <table:table-row table:style-name="TableLine94350832030736">
          <table:table-cell table:style-name="Tableau24.A2" office:value-type="string">
            <text:p text:style-name="P104">Projet non terminé = Pas possible <text:span text:style-name="T27">d’affecter un expert</text:span></text:p>
          </table:table-cell>
          <table:table-cell table:style-name="Tableau24.B2" office:value-type="string">
            <text:p text:style-name="P197">OK</text:p>
          </table:table-cell>
          <table:table-cell table:style-name="Tableau24.C2" office:value-type="string">
            <text:p text:style-name="P30"/>
          </table:table-cell>
        </table:table-row>
        <table:table-row table:style-name="TableLine94350832032928">
          <table:table-cell table:style-name="Tableau24.A2" office:value-type="string">
            <text:p text:style-name="P119">Chargement initial = Pas de boutons pour affecter les experts</text:p>
          </table:table-cell>
          <table:table-cell table:style-name="Tableau24.B2" office:value-type="string">
            <text:p text:style-name="P197">OK</text:p>
          </table:table-cell>
          <table:table-cell table:style-name="Tableau24.C3" office:value-type="string">
            <text:p text:style-name="P30"/>
          </table:table-cell>
        </table:table-row>
        <table:table-row table:style-name="TableLine94350832034208">
          <table:table-cell table:style-name="Tableau24.A2" office:value-type="string">
            <text:p text:style-name="P119">Sélection d’au moins un expert = Les boutons <text:span text:style-name="T12">de validation générale </text:span>apparaissent</text:p>
          </table:table-cell>
          <table:table-cell table:style-name="Tableau24.B2" office:value-type="string">
            <text:p text:style-name="P197">OK</text:p>
          </table:table-cell>
          <table:table-cell table:style-name="Tableau24.C4" office:value-type="string">
            <text:p text:style-name="P30"/>
          </table:table-cell>
        </table:table-row>
        <table:table-row table:style-name="TableLine94350832035616">
          <table:table-cell table:style-name="Tableau24.A2" office:value-type="string">
            <text:p text:style-name="P107">Renouvellement expert affecté automatiquement à l’expert de la version précédente</text:p>
          </table:table-cell>
          <table:table-cell table:style-name="Tableau24.B2" office:value-type="string">
            <text:p text:style-name="P197">OK</text:p>
          </table:table-cell>
          <table:table-cell table:style-name="Tableau24.C5" office:value-type="string">
            <text:p text:style-name="P152"/>
          </table:table-cell>
        </table:table-row>
        <table:table-row table:style-name="TableLine94350832037136">
          <table:table-cell table:style-name="Tableau24.A2" office:value-type="string">
            <text:p text:style-name="P130">Bouton « inverser la sélection »</text:p>
          </table:table-cell>
          <table:table-cell table:style-name="Tableau24.B2" office:value-type="string">
            <text:p text:style-name="P197">OK</text:p>
          </table:table-cell>
          <table:table-cell table:style-name="Tableau24.C6" office:value-type="string">
            <text:p text:style-name="P30"/>
          </table:table-cell>
        </table:table-row>
      </table:table>
      <text:p text:style-name="P10"/>
      <text:h text:style-name="P190" text:outline-level="3">Session <text:span text:style-name="T18">21</text:span><text:span text:style-name="T19">B</text:span> en <text:span text:style-name="T11">édition expertise</text:span></text:h>
      <table:table table:name="Tableau17" table:style-name="Tableau17">
        <table:table-column table:style-name="Tableau17.A"/>
        <table:table-column table:style-name="Tableau17.B"/>
        <table:table-column table:style-name="Tableau17.C"/>
        <table:table-header-rows>
          <table:table-row table:style-name="TableLine94350832040608">
            <table:table-cell table:style-name="Tableau17.A1" office:value-type="string">
              <text:p text:style-name="P42">Test</text:p>
            </table:table-cell>
            <table:table-cell table:style-name="Tableau17.A1" office:value-type="string">
              <text:p text:style-name="P42">Résultat</text:p>
            </table:table-cell>
            <table:table-cell table:style-name="Tableau17.C1" office:value-type="string">
              <text:p text:style-name="P42">Commentaire</text:p>
            </table:table-cell>
          </table:table-row>
        </table:table-header-rows>
        <table:table-row table:style-name="TableLine94350832054672">
          <table:table-cell table:style-name="Tableau17.A2" office:value-type="string">
            <text:p text:style-name="P78">Possibilité de créer un projet test</text:p>
          </table:table-cell>
          <table:table-cell table:style-name="Tableau17.B2" office:value-type="string">
            <text:p text:style-name="P198">OK</text:p>
          </table:table-cell>
          <table:table-cell table:style-name="Tableau17.C2" office:value-type="string">
            <text:p text:style-name="P26"/>
          </table:table-cell>
        </table:table-row>
        <table:table-row table:style-name="TableLine94350832056480">
          <table:table-cell table:style-name="Tableau17.A2" office:value-type="string">
            <text:p text:style-name="P78">Impossibilité de créer un projet ordinaire</text:p>
          </table:table-cell>
          <table:table-cell table:style-name="Tableau17.B2" office:value-type="string">
            <text:p text:style-name="P198">OK</text:p>
          </table:table-cell>
          <table:table-cell table:style-name="Tableau17.C3" office:value-type="string">
            <text:p text:style-name="P26"/>
          </table:table-cell>
        </table:table-row>
        <table:table-row table:style-name="TableLine94350832057760">
          <table:table-cell table:style-name="Tableau17.A2" office:value-type="string">
            <text:p text:style-name="P103">Projet non terminé = Pas possible de l’envoyer en expertise</text:p>
          </table:table-cell>
          <table:table-cell table:style-name="Tableau17.B2" office:value-type="string">
            <text:p text:style-name="P198">OK</text:p>
          </table:table-cell>
          <table:table-cell table:style-name="Tableau17.C4" office:value-type="string">
            <text:p text:style-name="P26"/>
          </table:table-cell>
        </table:table-row>
        <table:table-row table:style-name="TableLine94350832059168">
          <table:table-cell table:style-name="Tableau17.A2" office:value-type="string">
            <text:p text:style-name="P105">Page projets par session : pas de boutons avant-arrière</text:p>
          </table:table-cell>
          <table:table-cell table:style-name="Tableau17.B2" office:value-type="string">
            <text:p text:style-name="P194">OK</text:p>
          </table:table-cell>
          <table:table-cell table:style-name="Tableau17.C5" office:value-type="string">
            <text:p text:style-name="P26"/>
          </table:table-cell>
        </table:table-row>
      </table:table>
      <text:p text:style-name="P6"/>
      <text:p text:style-name="P6"/>
      <text:h text:style-name="Heading_20_3" text:outline-level="3">Page affecter les experts</text:h>
      <table:table table:name="Tableau18" table:style-name="Tableau18">
        <table:table-column table:style-name="Tableau18.A"/>
        <table:table-column table:style-name="Tableau18.B"/>
        <table:table-column table:style-name="Tableau18.C"/>
        <table:table-header-rows>
          <table:table-row table:style-name="TableLine94350832061312">
            <table:table-cell table:style-name="Tableau18.A1" office:value-type="string">
              <text:p text:style-name="P43">Test</text:p>
            </table:table-cell>
            <table:table-cell table:style-name="Tableau18.A1" office:value-type="string">
              <text:p text:style-name="P43">Résultat</text:p>
            </table:table-cell>
            <table:table-cell table:style-name="Tableau18.C1" office:value-type="string">
              <text:p text:style-name="P43">Commentaire</text:p>
            </table:table-cell>
          </table:table-row>
        </table:table-header-rows>
        <table:table-row table:style-name="TableLine94350832067712">
          <table:table-cell table:style-name="Tableau18.A2" office:value-type="string">
            <text:p text:style-name="P111">Comportement de la page inchangé par rapport à l’état de session précédent</text:p>
          </table:table-cell>
          <table:table-cell table:style-name="Tableau18.B2" office:value-type="string">
            <text:p text:style-name="P198">OK</text:p>
          </table:table-cell>
          <table:table-cell table:style-name="Tableau18.C2" office:value-type="string">
            <text:p text:style-name="P27"/>
          </table:table-cell>
        </table:table-row>
      </table:table>
      <text:p text:style-name="Text_20_body"/>
      <text:h text:style-name="Heading_20_3" text:outline-level="3">Page liste d’expertises</text:h>
      <table:table table:name="Tableau23" table:style-name="Tableau23">
        <table:table-column table:style-name="Tableau23.A"/>
        <table:table-column table:style-name="Tableau23.B"/>
        <table:table-column table:style-name="Tableau23.C"/>
        <table:table-header-rows>
          <table:table-row table:style-name="TableLine94350832070384">
            <table:table-cell table:style-name="Tableau23.A1" office:value-type="string">
              <text:p text:style-name="P43">Test</text:p>
            </table:table-cell>
            <table:table-cell table:style-name="Tableau23.A1" office:value-type="string">
              <text:p text:style-name="P43">Résultat</text:p>
            </table:table-cell>
            <table:table-cell table:style-name="Tableau23.C1" office:value-type="string">
              <text:p text:style-name="P43">Commentaire</text:p>
            </table:table-cell>
          </table:table-row>
        </table:table-header-rows>
        <table:table-row table:style-name="TableLine94350832083504">
          <table:table-cell table:style-name="Tableau23.A2" office:value-type="string">
            <text:p text:style-name="P108">Experts voient les projets de leurs thématiques, peuvent éditer l’expertise, <text:span text:style-name="T13">mais ne peuvent pas l’envoyer</text:span></text:p>
          </table:table-cell>
          <table:table-cell table:style-name="Tableau23.B2" office:value-type="string">
            <text:p text:style-name="P198">OK</text:p>
          </table:table-cell>
          <table:table-cell table:style-name="Tableau23.C4" office:value-type="string">
            <text:p text:style-name="P27"/>
          </table:table-cell>
        </table:table-row>
        <table:table-row table:style-name="TableLine94350832083504">
          <table:table-cell table:style-name="Tableau23.A2" office:value-type="string">
            <text:p text:style-name="P198">Experts peuvent proposer Accès/Refus, un nombre d’heures, entrer un commentaire interne et externe, et des heures pour l’été</text:p>
          </table:table-cell>
          <table:table-cell table:style-name="Tableau23.B2" office:value-type="string">
            <text:p text:style-name="P198">OK</text:p>
          </table:table-cell>
          <table:table-cell table:style-name="Tableau23.C4" office:value-type="string">
            <text:p text:style-name="P27"/>
          </table:table-cell>
        </table:table-row>
        <table:table-row table:style-name="TableLine94350832085696">
          <table:table-cell table:style-name="Tableau23.A2" office:value-type="string">
            <text:p text:style-name="P118">Signalisation graphique pour séparer les projets que je dois expertiser et les autres projets de ma thématique</text:p>
          </table:table-cell>
          <table:table-cell table:style-name="Tableau23.B2" office:value-type="string">
            <text:p text:style-name="P198">OK</text:p>
          </table:table-cell>
          <table:table-cell table:style-name="Tableau23.C4" office:value-type="string">
            <text:p text:style-name="P30"/>
          </table:table-cell>
        </table:table-row>
        <table:table-row table:style-name="TableLine94350832086496">
          <table:table-cell table:style-name="Tableau23.A2" office:value-type="string">
            <text:p text:style-name="P114">Demandeurs ne voient pas le commentaire de l’expert, même externe</text:p>
          </table:table-cell>
          <table:table-cell table:style-name="Tableau23.B2" office:value-type="string">
            <text:p text:style-name="P198">OK</text:p>
          </table:table-cell>
          <table:table-cell table:style-name="Tableau23.C5" office:value-type="string">
            <text:p text:style-name="P27"/>
          </table:table-cell>
        </table:table-row>
      </table:table>
      <text:p text:style-name="Text_20_body"/>
      <text:h text:style-name="Heading_20_3" text:outline-level="3"><text:soft-page-break/>Commentaire de session</text:h>
      <table:table table:name="Tableau25" table:style-name="Tableau25">
        <table:table-column table:style-name="Tableau25.A"/>
        <table:table-column table:style-name="Tableau25.B"/>
        <table:table-column table:style-name="Tableau25.C"/>
        <table:table-header-rows>
          <table:table-row table:style-name="TableLine94350832088176">
            <table:table-cell table:style-name="Tableau25.A1" office:value-type="string">
              <text:p text:style-name="P43">Test</text:p>
            </table:table-cell>
            <table:table-cell table:style-name="Tableau25.A1" office:value-type="string">
              <text:p text:style-name="P43">Résultat</text:p>
            </table:table-cell>
            <table:table-cell table:style-name="Tableau25.C1" office:value-type="string">
              <text:p text:style-name="P43">Commentaire</text:p>
            </table:table-cell>
          </table:table-row>
        </table:table-header-rows>
        <table:table-row table:style-name="TableLine94350832095872">
          <table:table-cell table:style-name="Tableau25.A2" office:value-type="string">
            <text:p text:style-name="P11">Pas possible de changer l’état de la session tant que le commentaire de session n’est pas rentré</text:p>
          </table:table-cell>
          <table:table-cell table:style-name="Tableau25.B2" office:value-type="string">
            <text:p text:style-name="P198">OK</text:p>
          </table:table-cell>
          <table:table-cell table:style-name="Tableau25.C2" office:value-type="string">
            <text:p text:style-name="P27"/>
          </table:table-cell>
        </table:table-row>
      </table:table>
      <text:p text:style-name="P11"/>
      <text:h text:style-name="P173" text:outline-level="2"><text:span text:style-name="T29">Session 2</text:span><text:span text:style-name="T28">1</text:span><text:span text:style-name="T36">B</text:span><text:span text:style-name="T29"> en attente</text:span></text:h>
      <table:table table:name="Tableau20" table:style-name="Tableau20">
        <table:table-column table:style-name="Tableau20.A"/>
        <table:table-column table:style-name="Tableau20.B"/>
        <table:table-column table:style-name="Tableau20.C"/>
        <table:table-header-rows>
          <table:table-row table:style-name="TableLine94350832102272">
            <table:table-cell table:style-name="Tableau20.A1" office:value-type="string">
              <text:p text:style-name="P44">Test</text:p>
            </table:table-cell>
            <table:table-cell table:style-name="Tableau20.A1" office:value-type="string">
              <text:p text:style-name="P44">Résultat</text:p>
            </table:table-cell>
            <table:table-cell table:style-name="Tableau20.C1" office:value-type="string">
              <text:p text:style-name="P44">Commentaire</text:p>
            </table:table-cell>
          </table:table-row>
        </table:table-header-rows>
        <table:table-row table:style-name="TableLine94350832122192">
          <table:table-cell table:style-name="Tableau20.A2" office:value-type="string">
            <text:p text:style-name="P112">Comportement de la page <text:span text:style-name="T14">affectation des experts inchangée </text:span>par rapport à l’état de session précédent</text:p>
          </table:table-cell>
          <table:table-cell table:style-name="Tableau20.B2" office:value-type="string">
            <text:p text:style-name="P200">OK</text:p>
          </table:table-cell>
          <table:table-cell table:style-name="Tableau20.C2" office:value-type="string">
            <text:p text:style-name="P28"/>
          </table:table-cell>
        </table:table-row>
        <table:table-row table:style-name="TableLine94350832124000">
          <table:table-cell table:style-name="Tableau20.A2" office:value-type="string">
            <text:p text:style-name="P109">Experts voient les projets de leurs thématiques, peuvent <text:s/>éditer l’expertise, <text:span text:style-name="T14">et peuvent l’envoyer</text:span></text:p>
          </table:table-cell>
          <table:table-cell table:style-name="Tableau20.B2" office:value-type="string">
            <text:p text:style-name="P200">OK</text:p>
          </table:table-cell>
          <table:table-cell table:style-name="Tableau20.C3" office:value-type="string">
            <text:p text:style-name="P28"/>
          </table:table-cell>
        </table:table-row>
        <table:table-row table:style-name="TableLine94350832125152">
          <table:table-cell table:style-name="Tableau20.A2" office:value-type="string">
            <text:p text:style-name="P115">Demandeurs <text:s/>voient le commentaire de l’expert, <text:s/>externe</text:p>
          </table:table-cell>
          <table:table-cell table:style-name="Tableau20.B2" office:value-type="string">
            <text:p text:style-name="P200">OK</text:p>
          </table:table-cell>
          <table:table-cell table:style-name="Tableau20.C6" office:value-type="string">
            <text:p text:style-name="P28"/>
          </table:table-cell>
        </table:table-row>
        <table:table-row table:style-name="TableLine94350832126432">
          <table:table-cell table:style-name="Tableau20.A2" office:value-type="string">
            <text:p text:style-name="P131">Admins voient les deux commentaires de l’expert</text:p>
          </table:table-cell>
          <table:table-cell table:style-name="Tableau20.B2" office:value-type="string">
            <text:p text:style-name="P200">OK</text:p>
          </table:table-cell>
          <table:table-cell table:style-name="Tableau20.C6" office:value-type="string">
            <text:p text:style-name="P28"/>
          </table:table-cell>
        </table:table-row>
        <table:table-row table:style-name="TableLine94350832127472">
          <table:table-cell table:style-name="Tableau20.A2" office:value-type="string">
            <text:p text:style-name="P116">Notifications envoyées </text:p>
          </table:table-cell>
          <table:table-cell table:style-name="Tableau20.B2" office:value-type="string">
            <text:p text:style-name="P200">OK</text:p>
          </table:table-cell>
          <table:table-cell table:style-name="Tableau20.C6" office:value-type="string">
            <text:p text:style-name="P28"/>
          </table:table-cell>
        </table:table-row>
        <table:table-row table:style-name="TableLine94350832128384">
          <table:table-cell table:style-name="Tableau20.A2" office:value-type="string">
            <text:p text:style-name="P132">Ecran expertises = fonctionnement des touches « Précédente » et « Suivante »</text:p>
          </table:table-cell>
          <table:table-cell table:style-name="Tableau20.B2" office:value-type="string">
            <text:p text:style-name="P200">OK</text:p>
          </table:table-cell>
          <table:table-cell table:style-name="Tableau20.C7" office:value-type="string">
            <text:p text:style-name="P28"/>
          </table:table-cell>
        </table:table-row>
      </table:table>
      <text:p text:style-name="P9"/>
      <text:p text:style-name="P9"/>
      <text:h text:style-name="Heading_20_3" text:outline-level="3">Session 2<text:span text:style-name="T28">1</text:span><text:span text:style-name="T36">B</text:span> active</text:h>
      <table:table table:name="Tableau21" table:style-name="Tableau21">
        <table:table-column table:style-name="Tableau21.A"/>
        <table:table-column table:style-name="Tableau21.B"/>
        <table:table-column table:style-name="Tableau21.C"/>
        <table:table-header-rows>
          <table:table-row table:style-name="TableLine94350832131184">
            <table:table-cell table:style-name="Tableau21.A1" office:value-type="string">
              <text:p text:style-name="P45">Test</text:p>
            </table:table-cell>
            <table:table-cell table:style-name="Tableau21.A1" office:value-type="string">
              <text:p text:style-name="P45">Résultat</text:p>
            </table:table-cell>
            <table:table-cell table:style-name="Tableau21.C1" office:value-type="string">
              <text:p text:style-name="P45">Commentaire</text:p>
            </table:table-cell>
          </table:table-row>
        </table:table-header-rows>
        <table:table-row table:style-name="TableLine94350832142320">
          <table:table-cell table:style-name="Tableau21.A2" office:value-type="string">
            <text:p text:style-name="P113">Comportement de la page <text:span text:style-name="T14">affectation des experts </text:span></text:p>
            <text:p text:style-name="P113"><text:span text:style-name="T14">inchangée </text:span>par rapport à l’état de session précédent</text:p>
          </table:table-cell>
          <table:table-cell table:style-name="Tableau21.B2" office:value-type="string">
            <text:p text:style-name="P200">OK</text:p>
          </table:table-cell>
          <table:table-cell table:style-name="Tableau21.C2" office:value-type="string">
            <text:p text:style-name="P29"/>
          </table:table-cell>
        </table:table-row>
        <table:table-row table:style-name="TableLine94350832144384">
          <table:table-cell table:style-name="Tableau21.A2" office:value-type="string">
            <text:p text:style-name="P117">Les versions passent en état ACTIF</text:p>
          </table:table-cell>
          <table:table-cell table:style-name="Tableau21.B2" office:value-type="string">
            <text:p text:style-name="P200">OK</text:p>
          </table:table-cell>
          <table:table-cell table:style-name="Tableau21.C3" office:value-type="string">
            <text:p text:style-name="P29"/>
          </table:table-cell>
        </table:table-row>
        <table:table-row table:style-name="TableLine94350832145664">
          <table:table-cell table:style-name="Tableau21.A2" office:value-type="string">
            <text:p text:style-name="P133">Les projets non encore expertisés peuvent être expertisés et la version passe en état ACTIF</text:p>
          </table:table-cell>
          <table:table-cell table:style-name="Tableau21.B2" office:value-type="string">
            <text:p text:style-name="P200">OK</text:p>
          </table:table-cell>
          <table:table-cell table:style-name="Tableau21.C4" office:value-type="string">
            <text:p text:style-name="P29"/>
          </table:table-cell>
        </table:table-row>
      </table:table>
      <text:p text:style-name="P12"/>
      <text:h text:style-name="P174" text:outline-level="2">Rallonges</text:h>
      <table:table table:name="Tableau26" table:style-name="Tableau26">
        <table:table-column table:style-name="Tableau26.A"/>
        <table:table-column table:style-name="Tableau26.B"/>
        <table:table-column table:style-name="Tableau26.C"/>
        <table:table-header-rows>
          <table:table-row table:style-name="TableLine94350832147824">
            <table:table-cell table:style-name="Tableau26.A1" office:value-type="string">
              <text:p text:style-name="P48">Test</text:p>
            </table:table-cell>
            <table:table-cell table:style-name="Tableau26.A1" office:value-type="string">
              <text:p text:style-name="P48">Résultat</text:p>
            </table:table-cell>
            <table:table-cell table:style-name="Tableau26.C1" office:value-type="string">
              <text:p text:style-name="P48">Commentaire</text:p>
            </table:table-cell>
          </table:table-row>
        </table:table-header-rows>
        <table:table-row table:style-name="TableLine94350832192976">
          <table:table-cell table:style-name="Tableau26.A2" office:value-type="string">
            <text:p text:style-name="P137">Pas de bouton rallonge pour utilisateurs</text:p>
          </table:table-cell>
          <table:table-cell table:style-name="Tableau26.B2" office:value-type="string">
            <text:p text:style-name="P201">OK</text:p>
          </table:table-cell>
          <table:table-cell table:style-name="Tableau26.C2" office:value-type="string">
            <text:p text:style-name="P32"/>
          </table:table-cell>
        </table:table-row>
        <table:table-row table:style-name="TableLine94350832194912">
          <table:table-cell table:style-name="Tableau26.A2" office:value-type="string">
            <text:p text:style-name="P137">Administrateur peut créer une rallonge</text:p>
          </table:table-cell>
          <table:table-cell table:style-name="Tableau26.B2" office:value-type="string">
            <text:p text:style-name="P201">OK</text:p>
          </table:table-cell>
          <table:table-cell table:style-name="Tableau26.C4" office:value-type="string">
            <text:p text:style-name="P32"/>
          </table:table-cell>
        </table:table-row>
        <table:table-row table:style-name="TableLine94350832196192">
          <table:table-cell table:style-name="Tableau26.A2" office:value-type="string">
            <text:p text:style-name="P137">notification</text:p>
          </table:table-cell>
          <table:table-cell table:style-name="Tableau26.B2" office:value-type="string">
            <text:p text:style-name="P201">OK</text:p>
          </table:table-cell>
          <table:table-cell table:style-name="Tableau26.C4" office:value-type="string">
            <text:p text:style-name="P32"/>
          </table:table-cell>
        </table:table-row>
        <table:table-row table:style-name="TableLine94350832197120">
          <table:table-cell table:style-name="Tableau26.A2" office:value-type="string">
            <text:p text:style-name="P137">L’utilisateur remplit et envoie la rallonge</text:p>
          </table:table-cell>
          <table:table-cell table:style-name="Tableau26.B2" office:value-type="string">
            <text:p text:style-name="P202">OK</text:p>
          </table:table-cell>
          <table:table-cell table:style-name="Tableau26.C12" office:value-type="string">
            <text:p text:style-name="P32"/>
          </table:table-cell>
        </table:table-row>
        <table:table-row table:style-name="TableLine94350832198640">
          <table:table-cell table:style-name="Tableau26.A2" office:value-type="string">
            <text:p text:style-name="P137">notification</text:p>
          </table:table-cell>
          <table:table-cell table:style-name="Tableau26.B2" office:value-type="string">
            <text:p text:style-name="P202">OK</text:p>
          </table:table-cell>
          <table:table-cell table:style-name="Tableau26.C12" office:value-type="string">
            <text:p text:style-name="P32"/>
          </table:table-cell>
        </table:table-row>
        <table:table-row table:style-name="TableLine94350832199824">
          <table:table-cell table:style-name="Tableau26.A2" office:value-type="string">
            <text:p text:style-name="P137">Le président affecte un expert</text:p>
          </table:table-cell>
          <table:table-cell table:style-name="Tableau26.B2" office:value-type="string">
            <text:p text:style-name="P202">OK</text:p>
          </table:table-cell>
          <table:table-cell table:style-name="Tableau26.C12" office:value-type="string">
            <text:p text:style-name="P32"/>
          </table:table-cell>
        </table:table-row>
        <table:table-row table:style-name="TableLine94350832200784">
          <table:table-cell table:style-name="Tableau26.A2" office:value-type="string">
            <text:p text:style-name="P137">notification</text:p>
          </table:table-cell>
          <table:table-cell table:style-name="Tableau26.B2" office:value-type="string">
            <text:p text:style-name="P202">OK</text:p>
          </table:table-cell>
          <table:table-cell table:style-name="Tableau26.C12" office:value-type="string">
            <text:p text:style-name="P32"/>
          </table:table-cell>
        </table:table-row>
        <table:table-row table:style-name="TableLine94350832201744">
          <table:table-cell table:style-name="Tableau26.A2" office:value-type="string">
            <text:p text:style-name="P138"><text:span text:style-name="T34">L’expert envoie son expertise (OK)</text:span><text:span text:style-name="T14"> </text:span></text:p>
          </table:table-cell>
          <table:table-cell table:style-name="Tableau26.B2" office:value-type="string">
            <text:p text:style-name="P202">OK</text:p>
          </table:table-cell>
          <table:table-cell table:style-name="Tableau26.C12" office:value-type="string">
            <text:p text:style-name="P32"/>
          </table:table-cell>
        </table:table-row>
        <table:table-row table:style-name="TableLine94350832202624">
          <table:table-cell table:style-name="Tableau26.A2" office:value-type="string">
            <text:p text:style-name="P137">notification</text:p>
          </table:table-cell>
          <table:table-cell table:style-name="Tableau26.B2" office:value-type="string">
            <text:p text:style-name="P202">OK</text:p>
          </table:table-cell>
          <table:table-cell table:style-name="Tableau26.C12" office:value-type="string">
            <text:p text:style-name="P32"/>
          </table:table-cell>
        </table:table-row>
        <table:table-row table:style-name="TableLine94350832203584">
          <table:table-cell table:style-name="Tableau26.A2" office:value-type="string">
            <text:p text:style-name="P139">L’expert envoie son expertise (refus)</text:p>
          </table:table-cell>
          <table:table-cell table:style-name="Tableau26.B2" office:value-type="string">
            <text:p text:style-name="P203">OK</text:p>
          </table:table-cell>
          <table:table-cell table:style-name="Tableau26.C12" office:value-type="string">
            <text:p text:style-name="P32"/>
          </table:table-cell>
        </table:table-row>
        <table:table-row table:style-name="TableLine94350832204544">
          <table:table-cell table:style-name="Tableau26.A2" office:value-type="string">
            <text:p text:style-name="P139">notification</text:p>
          </table:table-cell>
          <table:table-cell table:style-name="Tableau26.B2" office:value-type="string">
            <text:p text:style-name="P203">OK</text:p>
          </table:table-cell>
          <table:table-cell table:style-name="Tableau26.C12" office:value-type="string">
            <text:p text:style-name="P32"/>
          </table:table-cell>
        </table:table-row>
        <table:table-row table:style-name="TableLine94350832205504">
          <table:table-cell table:style-name="Tableau26.A2" office:value-type="string">
            <text:p text:style-name="P137">Le président peut changer le nombre d’heures, pas la réponse</text:p>
          </table:table-cell>
          <table:table-cell table:style-name="Tableau26.B2" office:value-type="string">
            <text:p text:style-name="P202">OK</text:p>
          </table:table-cell>
          <table:table-cell table:style-name="Tableau26.C13" office:value-type="string">
            <text:p text:style-name="P32"/>
          </table:table-cell>
        </table:table-row>
        <table:table-row table:style-name="TableLine94350832206944">
          <table:table-cell table:style-name="Tableau26.A2" office:value-type="string">
            <text:p text:style-name="P137">Le président envoie la réponse</text:p>
          </table:table-cell>
          <table:table-cell table:style-name="Tableau26.B2" office:value-type="string">
            <text:p text:style-name="P202">OK</text:p>
          </table:table-cell>
          <table:table-cell table:style-name="Tableau26.C14" office:value-type="string">
            <text:p text:style-name="P32"/>
          </table:table-cell>
        </table:table-row>
        <table:table-row table:style-name="TableLine94350832208384">
          <table:table-cell table:style-name="Tableau26.A2" office:value-type="string">
            <text:p text:style-name="P137">notification</text:p>
          </table:table-cell>
          <table:table-cell table:style-name="Tableau26.B2" office:value-type="string">
            <text:p text:style-name="P202">OK</text:p>
          </table:table-cell>
          <table:table-cell table:style-name="Tableau26.C15" office:value-type="string">
            <text:p text:style-name="P32"/>
          </table:table-cell>
        </table:table-row>
        <table:table-row table:style-name="TableLine94350832209824">
          <table:table-cell table:style-name="Tableau26.A2" office:value-type="string">
            <text:p text:style-name="P139">La rallonge est visible avec le projet, les deux commentaires sont visibles pour l’admin</text:p>
          </table:table-cell>
          <table:table-cell table:style-name="Tableau26.B2" office:value-type="string">
            <text:p text:style-name="P202">OK</text:p>
          </table:table-cell>
          <table:table-cell table:style-name="Tableau26.C16" office:value-type="string">
            <text:p text:style-name="P32"/>
          </table:table-cell>
        </table:table-row>
        <table:table-row table:style-name="TableLine94350832211328">
          <table:table-cell table:style-name="Tableau26.A2" office:value-type="string">
            <text:p text:style-name="P139">La rallonge est visible avec le projet, seul un commentaire est visible pour le responsable</text:p>
          </table:table-cell>
          <table:table-cell table:style-name="Tableau26.B2" office:value-type="string">
            <text:p text:style-name="P202">OK</text:p>
          </table:table-cell>
          <table:table-cell table:style-name="Tableau26.C17" office:value-type="string">
            <text:p text:style-name="P32"/>
          </table:table-cell>
        </table:table-row>
      </table:table>
      <text:p text:style-name="P13"/>
      <text:h text:style-name="P175" text:outline-level="2">Projets tests</text:h>
      <table:table table:name="Tableau27" table:style-name="Tableau27">
        <table:table-column table:style-name="Tableau27.A"/>
        <table:table-column table:style-name="Tableau27.B"/>
        <table:table-column table:style-name="Tableau27.C"/>
        <table:table-header-rows>
          <table:table-row table:style-name="TableLine94350832152976">
            <table:table-cell table:style-name="Tableau27.A1" office:value-type="string">
              <text:p text:style-name="P49">Test</text:p>
            </table:table-cell>
            <table:table-cell table:style-name="Tableau27.A1" office:value-type="string">
              <text:p text:style-name="P49">Résultat</text:p>
            </table:table-cell>
            <table:table-cell table:style-name="Tableau27.C1" office:value-type="string">
              <text:p text:style-name="P49">Commentaire</text:p>
            </table:table-cell>
          </table:table-row>
        </table:table-header-rows>
        <table:table-row table:style-name="TableLine94350832221312">
          <table:table-cell table:style-name="Tableau27.A2" office:value-type="string">
            <text:p text:style-name="P100">Champs obligatoires</text:p>
          </table:table-cell>
          <table:table-cell table:style-name="Tableau27.B2" office:value-type="string">
            <text:p text:style-name="P204">OK</text:p>
          </table:table-cell>
          <table:table-cell table:style-name="Tableau27.C2" office:value-type="string">
            <text:p text:style-name="P33"/>
          </table:table-cell>
        </table:table-row>
        <table:table-row table:style-name="TableLine94350832222784">
          <table:table-cell table:style-name="Tableau27.A2" office:value-type="string">
            <text:p text:style-name="P102">Pas d’envoi à l’expert si incomplet</text:p>
          </table:table-cell>
          <table:table-cell table:style-name="Tableau27.B2" office:value-type="string">
            <text:p text:style-name="P204">OK</text:p>
          </table:table-cell>
          <table:table-cell table:style-name="Tableau27.C3" office:value-type="string">
            <text:p text:style-name="P33"/>
          </table:table-cell>
        </table:table-row>
        <table:table-row table:style-name="TableLine94350832223872">
          <table:table-cell table:style-name="Tableau27.A2" office:value-type="string">
            <text:p text:style-name="P102">Envoi à l’expert</text:p>
          </table:table-cell>
          <table:table-cell table:style-name="Tableau27.B2" office:value-type="string">
            <text:p text:style-name="P204">OK</text:p>
          </table:table-cell>
          <table:table-cell table:style-name="Tableau27.C4" office:value-type="string">
            <text:p text:style-name="P33"/>
          </table:table-cell>
        </table:table-row>
      </table:table>
      <text:p text:style-name="P14"/>
      <text:p text:style-name="P14"/>
      <text:p text:style-name="P14"/>
      <text:h text:style-name="Heading_20_2" text:outline-level="2"><text:span text:style-name="T35">Expertise</text:span> des projets tests</text:h>
      <table:table table:name="Tableau28" table:style-name="Tableau28">
        <table:table-column table:style-name="Tableau28.A"/>
        <table:table-column table:style-name="Tableau28.B"/>
        <table:table-column table:style-name="Tableau28.C"/>
        <table:table-header-rows>
          <table:table-row table:style-name="TableLine94350832226400">
            <table:table-cell table:style-name="Tableau28.A1" office:value-type="string">
              <text:p text:style-name="P49">Test</text:p>
            </table:table-cell>
            <table:table-cell table:style-name="Tableau28.A1" office:value-type="string">
              <text:p text:style-name="P49">Résultat</text:p>
            </table:table-cell>
            <table:table-cell table:style-name="Tableau28.C1" office:value-type="string">
              <text:p text:style-name="P49">Commentaire</text:p>
            </table:table-cell>
          </table:table-row>
        </table:table-header-rows>
        <table:table-row table:style-name="TableLine94350832250560">
          <table:table-cell table:style-name="Tableau28.A2" office:value-type="string">
            <text:p text:style-name="P139">Affectation des experts</text:p>
          </table:table-cell>
          <table:table-cell table:style-name="Tableau28.B2" office:value-type="string">
            <text:p text:style-name="P204">OK</text:p>
          </table:table-cell>
          <table:table-cell table:style-name="Tableau28.C2" office:value-type="string">
            <text:p text:style-name="P33"/>
          </table:table-cell>
        </table:table-row>
        <table:table-row table:style-name="TableLine94350832252752">
          <table:table-cell table:style-name="Tableau28.A2" office:value-type="string">
            <text:p text:style-name="P139">Expertise</text:p>
          </table:table-cell>
          <table:table-cell table:style-name="Tableau28.B2" office:value-type="string">
            <text:p text:style-name="P204">OK</text:p>
          </table:table-cell>
          <table:table-cell table:style-name="Tableau28.C3" office:value-type="string">
            <text:p text:style-name="P33"/>
          </table:table-cell>
        </table:table-row>
        <table:table-row table:style-name="TableLine94350832254032">
          <table:table-cell table:style-name="Tableau28.A2" office:value-type="string">
            <text:p text:style-name="P139">Retour de l’expertise</text:p>
          </table:table-cell>
          <table:table-cell table:style-name="Tableau28.B2" office:value-type="string">
            <text:p text:style-name="P204">OK</text:p>
          </table:table-cell>
          <table:table-cell table:style-name="Tableau28.C5" office:value-type="string">
            <text:p text:style-name="P33"/>
          </table:table-cell>
        </table:table-row>
        <table:table-row table:style-name="TableLine94350832255440">
          <table:table-cell table:style-name="Tableau28.A2" office:value-type="string">
            <text:p text:style-name="P115">Demandeurs <text:s/>voient le commentaire de l’expert, <text:s/>externe</text:p>
          </table:table-cell>
          <table:table-cell table:style-name="Tableau28.B2" office:value-type="string">
            <text:p text:style-name="P204">OK</text:p>
          </table:table-cell>
          <table:table-cell table:style-name="Tableau28.C5" office:value-type="string">
            <text:p text:style-name="P28"/>
          </table:table-cell>
        </table:table-row>
        <table:table-row table:style-name="TableLine94350832256480">
          <table:table-cell table:style-name="Tableau28.A2" office:value-type="string">
            <text:p text:style-name="P131">Admins voient les deux commentaires de l’expert</text:p>
          </table:table-cell>
          <table:table-cell table:style-name="Tableau28.B2" office:value-type="string">
            <text:p text:style-name="P204">OK</text:p>
          </table:table-cell>
          <table:table-cell table:style-name="Tableau28.C6" office:value-type="string">
            <text:p text:style-name="P28"/>
          </table:table-cell>
        </table:table-row>
      </table:table>
      <text:p text:style-name="P14"/>
      <text:h text:style-name="P176" text:outline-level="2">Fonctionnalité « mot de passe »</text:h>
      <table:table table:name="Tableau29" table:style-name="Tableau29">
        <table:table-column table:style-name="Tableau29.A"/>
        <table:table-column table:style-name="Tableau29.B"/>
        <table:table-column table:style-name="Tableau29.C"/>
        <table:table-header-rows>
          <table:table-row table:style-name="TableLine94350832258144">
            <table:table-cell table:style-name="Tableau29.A1" office:value-type="string">
              <text:p text:style-name="P50">Test</text:p>
            </table:table-cell>
            <table:table-cell table:style-name="Tableau29.A1" office:value-type="string">
              <text:p text:style-name="P50">Résultat</text:p>
            </table:table-cell>
            <table:table-cell table:style-name="Tableau29.C1" office:value-type="string">
              <text:p text:style-name="P50">Commentaire</text:p>
            </table:table-cell>
          </table:table-row>
        </table:table-header-rows>
        <table:table-row table:style-name="TableLine94350832272576">
          <table:table-cell table:style-name="Tableau29.A2" office:value-type="string">
            <text:p text:style-name="P140">Ajout du mot de passe </text:p>
          </table:table-cell>
          <table:table-cell table:style-name="Tableau29.B2" office:value-type="string">
            <text:p text:style-name="P153"/>
          </table:table-cell>
          <table:table-cell table:style-name="Tableau29.C2" office:value-type="string">
            <text:p text:style-name="P34"/>
          </table:table-cell>
        </table:table-row>
        <table:table-row table:style-name="TableLine94350832274768">
          <table:table-cell table:style-name="Tableau29.A2" office:value-type="string">
            <text:p text:style-name="P140">Vérifier la date</text:p>
          </table:table-cell>
          <table:table-cell table:style-name="Tableau29.B2" office:value-type="string">
            <text:p text:style-name="P153"/>
          </table:table-cell>
          <table:table-cell table:style-name="Tableau29.C3" office:value-type="string">
            <text:p text:style-name="P34"/>
          </table:table-cell>
        </table:table-row>
        <table:table-row table:style-name="TableLine94350832276048">
          <table:table-cell table:style-name="Tableau29.A2" office:value-type="string">
            <text:p text:style-name="P140">L’utilisateur récupère son mot de passe</text:p>
          </table:table-cell>
          <table:table-cell table:style-name="Tableau29.B2" office:value-type="string">
            <text:p text:style-name="P153"/>
          </table:table-cell>
          <table:table-cell table:style-name="Tableau29.C4" office:value-type="string">
            <text:p text:style-name="P34"/>
          </table:table-cell>
        </table:table-row>
        <table:table-row table:style-name="TableLine94350832277456">
          <table:table-cell table:style-name="Tableau29.A2" office:value-type="string">
            <text:p text:style-name="P140">Changer la date et vérifier que le mot de passe disparaît au bout de N jours</text:p>
          </table:table-cell>
          <table:table-cell table:style-name="Tableau29.B2" office:value-type="string">
            <text:p text:style-name="P153"/>
          </table:table-cell>
          <table:table-cell table:style-name="Tableau29.C5" office:value-type="string">
            <text:p text:style-name="P34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3T14:19:39.982324769</meta:creation-date>
    <dc:date>2021-04-23T13:53:30.098523258</dc:date>
    <meta:editing-duration>P1DT13H2M22S</meta:editing-duration>
    <meta:editing-cycles>102</meta:editing-cycles>
    <meta:generator>LibreOffice/6.4.7.2$Linux_X86_64 LibreOffice_project/40$Build-2</meta:generator>
    <dc:creator>Emmanuel Courcelle</dc:creator>
    <meta:document-statistic meta:table-count="30" meta:image-count="0" meta:object-count="0" meta:page-count="19" meta:paragraph-count="499" meta:word-count="1957" meta:character-count="11991" meta:non-whitespace-character-count="10513"/>
  </office:meta>
</office:document-meta>
</file>